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" svg:font-family="'Lucida Sans'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officeooo:paragraph-rsid="00a59a60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Footer">
      <style:text-properties officeooo:paragraph-rsid="004274bc"/>
    </style:style>
    <style:style style:name="P7" style:family="paragraph" style:parent-style-name="Footer">
      <style:text-properties officeooo:paragraph-rsid="00c384cf"/>
    </style:style>
    <style:style style:name="P8" style:family="paragraph" style:parent-style-name="Footer">
      <style:text-properties officeooo:rsid="011350d1" officeooo:paragraph-rsid="011350d1"/>
    </style:style>
    <style:style style:name="P9" style:family="paragraph" style:parent-style-name="Footer">
      <style:text-properties officeooo:rsid="001f8a2d" officeooo:paragraph-rsid="00bd36bc"/>
    </style:style>
    <style:style style:name="P10" style:family="paragraph" style:parent-style-name="Footer">
      <style:text-properties officeooo:rsid="001f8a2d" officeooo:paragraph-rsid="002b33ed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paragraph-properties fo:text-align="start" style:justify-single-word="false"/>
      <style:text-properties officeooo:paragraph-rsid="00d4df5c"/>
    </style:style>
    <style:style style:name="P46" style:family="paragraph" style:parent-style-name="Footer">
      <style:text-properties officeooo:rsid="0242edd8" officeooo:paragraph-rsid="0242edd8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paragraph-rsid="010f7046"/>
    </style:style>
    <style:style style:name="P49" style:family="paragraph" style:parent-style-name="Footer">
      <style:text-properties officeooo:paragraph-rsid="01120261"/>
    </style:style>
    <style:style style:name="P50" style:family="paragraph" style:parent-style-name="Footer">
      <style:paragraph-properties fo:text-align="end" style:justify-single-word="false"/>
      <style:text-properties officeooo:paragraph-rsid="00d4df5c"/>
    </style:style>
    <style:style style:name="P51" style:family="paragraph" style:parent-style-name="Footer">
      <style:text-properties officeooo:paragraph-rsid="00d4df5c"/>
    </style:style>
    <style:style style:name="P52" style:family="paragraph" style:parent-style-name="Footer">
      <style:text-properties officeooo:paragraph-rsid="00863005"/>
    </style:style>
    <style:style style:name="P53" style:family="paragraph" style:parent-style-name="Footer">
      <style:text-properties officeooo:paragraph-rsid="002aa84d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d8520c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Header">
      <style:paragraph-properties fo:text-align="center" style:justify-single-word="false"/>
      <style:text-properties officeooo:paragraph-rsid="00c10aa6"/>
    </style:style>
    <style:style style:name="P67" style:family="paragraph" style:parent-style-name="Header">
      <style:paragraph-properties fo:text-align="center" style:justify-single-word="false"/>
      <style:text-properties officeooo:paragraph-rsid="00ab054e"/>
    </style:style>
    <style:style style:name="P6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start" style:justify-single-word="false"/>
      <style:text-properties officeooo:paragraph-rsid="0211dd7e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a56131"/>
    </style:style>
    <style:style style:name="P81" style:family="paragraph" style:parent-style-name="_5f_Header_20_G_20_page_20_impaire_20__28_D_29_">
      <style:text-properties officeooo:paragraph-rsid="0145170f"/>
    </style:style>
    <style:style style:name="P82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88" style:family="paragraph" style:parent-style-name="_5f_Header_20_G_20_page_20_paire_20__28_G_29_">
      <style:text-properties officeooo:paragraph-rsid="00eb2abc"/>
    </style:style>
    <style:style style:name="P89" style:family="paragraph" style:parent-style-name="_5f_Header_20_G_20_page_20_paire_20__28_G_29_">
      <style:text-properties officeooo:paragraph-rsid="0334a5be"/>
    </style:style>
    <style:style style:name="P90" style:family="paragraph" style:parent-style-name="_5f_Header_20_G_20_page_20_paire_20__28_G_29_">
      <style:paragraph-properties fo:text-align="start" style:justify-single-word="false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104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1495e71" fo:background-color="transparent"/>
    </style:style>
    <style:style style:name="P105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153027b" fo:background-color="transparent"/>
    </style:style>
    <style:style style:name="P106" style:family="paragraph" style:parent-style-name="_5f_Paragraphe_5f_Réponse_5f_Pointillés_5f_Grisés">
      <style:text-properties officeooo:paragraph-rsid="0153027b"/>
    </style:style>
    <style:style style:name="P107" style:family="paragraph" style:parent-style-name="_5f_Footer_20_page_20_impaire_20__28_D_29_"/>
    <style:style style:name="P108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paire_20__28_G_29_"/>
    <style:style style:name="P111" style:family="paragraph" style:parent-style-name="_5f_Footer_20_page_20_paire_20__28_G_29_">
      <style:text-properties fo:font-size="9pt" style:font-size-asian="9pt" style:font-size-complex="9pt"/>
    </style:style>
    <style:style style:name="P112" style:family="paragraph" style:parent-style-name="_5f_Paragraphe_5f_Bullet" style:list-style-name=""/>
    <style:style style:name="P113" style:family="paragraph" style:parent-style-name="_5f_Paragraphe_5f_Bullet" style:list-style-name="">
      <style:text-properties officeooo:paragraph-rsid="01479f63"/>
    </style:style>
    <style:style style:name="P114" style:family="paragraph" style:parent-style-name="_5f_Paragraphe_5f_Réponse_5f_Elève" style:list-style-name="_5f_Numérotation_20_des_20_exercices">
      <style:text-properties officeooo:paragraph-rsid="014e296f"/>
    </style:style>
    <style:style style:name="P115" style:family="paragraph" style:parent-style-name="_5f_Paragraphe_5f_Réponse_5f_Elève" style:list-style-name="_5f_Numérotation_20_des_20_exercices">
      <style:text-properties officeooo:paragraph-rsid="0153027b"/>
    </style:style>
    <style:style style:name="P11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7" style:family="paragraph" style:parent-style-name="_5f_Paragraphe_5f_Réponse_5f_Elève">
      <style:text-properties officeooo:paragraph-rsid="01495e71"/>
    </style:style>
    <style:style style:name="P118" style:family="paragraph" style:parent-style-name="_5f_Paragraphe_5f_Réponse_5f_Elève">
      <style:text-properties officeooo:paragraph-rsid="0150b21e"/>
    </style:style>
    <style:style style:name="P119" style:family="paragraph" style:parent-style-name="_5f_Paragraphe_5f_Réponse_5f_Elève" style:list-style-name="">
      <style:text-properties officeooo:paragraph-rsid="0153027b"/>
    </style:style>
    <style:style style:name="P120" style:family="paragraph" style:parent-style-name="_5f_Paragraphe_5f_Réponse_5f_Pointillés_5f_Grisés" style:list-style-name="_5f_Numérotation_20_des_20_exercices">
      <style:text-properties fo:color="#b3b3b3" loext:opacity="100%" style:font-name="Bitstream Vera Sans2" fo:font-size="10pt" fo:font-style="normal" officeooo:paragraph-rsid="01546b0c" fo:background-color="transparent"/>
    </style:style>
    <style:style style:name="P121" style:family="paragraph" style:parent-style-name="_5f_Paragraphe_5f_Réponse_5f_Pointillés_5f_Grisés">
      <style:text-properties officeooo:paragraph-rsid="015860b5"/>
    </style:style>
    <style:style style:name="P122" style:family="paragraph" style:parent-style-name="_5f_Paragraphe_5f_Réponse_5f_Pointillés_5f_Grisés">
      <style:text-properties officeooo:paragraph-rsid="0153027b"/>
    </style:style>
    <style:style style:name="P123" style:family="paragraph" style:parent-style-name="_5f_Paragraphe_5f_avec_5f_Num_5f_Question" style:list-style-name="_5f_Numérotation_20_des_20_exercices"/>
    <style:style style:name="P124" style:family="paragraph" style:parent-style-name="_5f_Paragraphe_5f_avec_5f_Num_5f_Question" style:list-style-name="_5f_Numérotation_20_des_20_exercices">
      <style:text-properties officeooo:paragraph-rsid="0154454c"/>
    </style:style>
    <style:style style:name="P125" style:family="paragraph" style:parent-style-name="_5f_Paragraphe_5f_avec_5f_Num_5f_Question" style:list-style-name=""/>
    <style:style style:name="P126" style:family="paragraph" style:parent-style-name="_5f_Paragraphe_5f_avec_5f_Num_5f_Question" style:list-style-name="_5f_Numérotation_20_des_20_exercices">
      <style:paragraph-properties fo:margin-top="0.099cm" fo:margin-bottom="0.099cm" style:contextual-spacing="false"/>
    </style:style>
    <style:style style:name="P127" style:family="paragraph" style:parent-style-name="_5f_Premier_5f_Titre_5f_Exercices_5f_avec_5f_Num_20_Exo_5f_Avec_5f_Titre" style:master-page-name="_34__5f_1_5f_SERIE_5f_G_5f_GAUCHE_5f_ET_5f_DROITE_5f_2COL">
      <style:paragraph-properties style:page-number="242" fo:break-before="auto" fo:break-after="auto"/>
    </style:style>
    <style:style style:name="P128" style:family="paragraph" style:parent-style-name="_5f_Premier_5f_Titre_5f_Exercices_5f_avec_5f_Num_5f_Exo_5f_sans_5f_Titre" style:list-style-name="_5f_Numérotation_20_des_20_exercices">
      <style:text-properties officeooo:paragraph-rsid="0154454c"/>
    </style:style>
    <style:style style:name="P129" style:family="paragraph" style:parent-style-name="_5f_Premier_5f_Titre_5f_Exercices_5f_avec_5f_Num_5f_Exo_5f_sans_5f_Titre" style:list-style-name="_5f_Numérotation_20_des_20_exercices">
      <style:text-properties officeooo:paragraph-rsid="015860b5"/>
    </style:style>
    <style:style style:name="P130" style:family="paragraph" style:parent-style-name="_5f_Titre_5f_Exercices_5f_avec_5f_Titre" style:list-style-name="_5f_Numérotation_20_des_20_exercices">
      <style:text-properties officeooo:paragraph-rsid="015860b5"/>
    </style:style>
    <style:style style:name="P131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2" style:family="paragraph">
      <style:paragraph-properties fo:margin-left="0cm" fo:margin-right="0cm" fo:margin-top="0cm" fo:margin-bottom="0cm" fo:line-height="100%" fo:text-indent="0cm"/>
      <style:text-properties style:font-name="Bitstream Vera Sans6" fo:font-size="10pt" fo:font-style="normal" style:font-size-asian="10pt" style:font-style-asian="normal" style:font-size-complex="10pt" style:font-style-complex="normal"/>
    </style:style>
    <style:style style:name="P13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text-align="center"/>
    </style:style>
    <style:style style:name="P1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7e12c"/>
    </style:style>
    <style:style style:name="P1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0" style:family="paragraph">
      <loext:graphic-properties draw:fill="solid" draw:fill-color="#d3802c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2" style:family="paragraph">
      <style:paragraph-properties fo:margin-left="0cm" fo:margin-right="0cm" fo:margin-top="0cm" fo:margin-bottom="0cm" fo:line-height="100%" fo:text-indent="0cm" style:writing-mode="lr-tb"/>
    </style:style>
    <style:style style:name="P14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AR PL KaitiM GB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ff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58" style:family="paragraph">
      <loext:graphic-properties draw:fill="solid" draw:fill-color="#7fb241"/>
    </style:style>
    <style:style style:name="P1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style:paragraph-properties fo:margin-left="0cm" fo:margin-right="0cm" fo:margin-top="0cm" fo:margin-bottom="0cm" fo:line-height="100%" fo:text-indent="0cm"/>
    </style:style>
    <style:style style:name="P1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left="0cm" fo:margin-right="0cm" fo:margin-top="0cm" fo:margin-bottom="0cm" fo:line-height="100%" fo:text-indent="0cm">
        <style:tab-stops>
          <style:tab-stop style:position="0cm"/>
        </style:tab-stops>
      </style:paragraph-properties>
    </style:style>
    <style:style style:name="P1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0cm"/>
        </style:tab-stops>
      </style:paragraph-properties>
      <style:text-properties fo:font-variant="normal" fo:text-transform="none" fo:color="#ff33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00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3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00cc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000000" draw:opacity="9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1ca2b8"/>
    </style:style>
    <style:style style:name="P18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d62e4e"/>
    </style:style>
    <style:style style:name="P18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1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5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9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9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9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97" style:family="paragraph">
      <style:paragraph-properties fo:margin-left="0cm" fo:margin-right="0cm" fo:margin-top="0cm" fo:margin-bottom="0cm" fo:line-height="100%" fo:text-align="center" fo:text-indent="0cm"/>
    </style:style>
    <style:style style:name="P19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081cm"/>
          <style:tab-stop style:position="0.161cm"/>
        </style:tab-stops>
      </style:paragraph-properties>
    </style:style>
    <style:style style:name="P20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142cm"/>
          <style:tab-stop style:position="0.284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96b4e2"/>
    </style:style>
    <style:style style:name="T148" style:family="text">
      <style:text-properties officeooo:rsid="008d016c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0a59a60"/>
    </style:style>
    <style:style style:name="T16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6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officeooo:rsid="0334a5be"/>
    </style:style>
    <style:style style:name="T173" style:family="text">
      <style:text-properties officeooo:rsid="0315af39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language="zxx" fo:country="none" style:language-asian="zxx" style:country-asian="none"/>
    </style:style>
    <style:style style:name="T180" style:family="text">
      <style:text-properties officeooo:rsid="01479f63"/>
    </style:style>
    <style:style style:name="T181" style:family="text">
      <style:text-properties fo:color="#b3b3b3" loext:opacity="100%" style:font-name="Bitstream Vera Sans2" fo:font-size="10pt" fo:language="fr" fo:country="FR" fo:font-style="normal" officeooo:rsid="01479f63" style:letter-kerning="true" fo:background-color="transparent" loext:char-shading-value="0" style:font-name-asian="Bitstream Vera Sans7" style:font-size-asian="10pt" style:language-asian="zh" style:country-asian="CN" style:font-name-complex="Bitstream Vera Sans7" style:language-complex="hi" style:country-complex="IN"/>
    </style:style>
    <style:style style:name="T182" style:family="text">
      <style:text-properties fo:color="#b3b3b3" loext:opacity="100%" style:font-name="Bitstream Vera Sans2" fo:font-size="10pt" fo:font-style="normal" fo:background-color="transparent" loext:char-shading-value="0"/>
    </style:style>
    <style:style style:name="T183" style:family="text">
      <style:text-properties fo:language="fr" fo:country="FR" officeooo:rsid="01479f63" style:letter-kerning="true" style:font-name-asian="Bitstream Vera Sans7" style:font-size-asian="10pt" style:language-asian="zh" style:country-asian="CN" style:font-name-complex="Bitstream Vera Sans7" style:language-complex="hi" style:country-complex="IN"/>
    </style:style>
    <style:style style:name="T184" style:family="text">
      <style:text-properties officeooo:rsid="01495e71"/>
    </style:style>
    <style:style style:name="T185" style:family="text">
      <style:text-properties officeooo:rsid="014e296f"/>
    </style:style>
    <style:style style:name="T186" style:family="text">
      <style:text-properties fo:color="#000000" loext:opacity="100%" style:font-name="Bitstream Vera Sans" fo:font-size="10pt" officeooo:rsid="0150b21e"/>
    </style:style>
    <style:style style:name="T187" style:family="text">
      <style:text-properties officeooo:rsid="0150b21e"/>
    </style:style>
    <style:style style:name="T188" style:family="text">
      <style:text-properties officeooo:rsid="0149a563"/>
    </style:style>
    <style:style style:name="T189" style:family="text">
      <style:text-properties style:font-name="Bitstream Vera Sans" fo:font-size="10pt" officeooo:rsid="01546b0c"/>
    </style:style>
    <style:style style:name="T190" style:family="text">
      <style:text-properties officeooo:rsid="014e5009"/>
    </style:style>
    <style:style style:name="T191" style:family="text">
      <style:text-properties officeooo:rsid="015448d6"/>
    </style:style>
    <style:style style:name="T192" style:family="text">
      <style:text-properties officeooo:rsid="01546b0c"/>
    </style:style>
    <style:style style:name="T193" style:family="text">
      <style:text-properties fo:font-style="normal" officeooo:rsid="01479f63"/>
    </style:style>
    <style:style style:name="T194" style:family="text">
      <style:text-properties fo:font-style="normal" officeooo:rsid="0155f23d"/>
    </style:style>
    <style:style style:name="T195" style:family="text">
      <style:text-properties fo:font-style="normal" officeooo:rsid="01493ea1"/>
    </style:style>
    <style:style style:name="T196" style:family="text">
      <style:text-properties fo:font-style="normal" officeooo:rsid="0153027b"/>
    </style:style>
    <style:style style:name="T197" style:family="text">
      <style:text-properties fo:font-style="normal" officeooo:rsid="01546b0c"/>
    </style:style>
    <style:style style:name="T198" style:family="text">
      <style:text-properties fo:font-style="normal" officeooo:rsid="015860b5"/>
    </style:style>
    <style:style style:name="T199" style:family="text">
      <style:text-properties officeooo:rsid="0156aec3"/>
    </style:style>
    <style:style style:name="T200" style:family="text">
      <style:text-properties style:use-window-font-color="true" loext:opacity="0%"/>
    </style:style>
    <style:style style:name="T201" style:family="text">
      <style:text-properties fo:color="#e8c32a" loext:opacity="100%"/>
    </style:style>
    <style:style style:name="T202" style:family="text">
      <style:text-properties officeooo:rsid="01575161"/>
    </style:style>
    <style:style style:name="T203" style:family="text">
      <style:text-properties officeooo:rsid="015860b5"/>
    </style:style>
    <style:style style:name="T204" style:family="text"/>
    <style:style style:name="T205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AR PL KaitiM GB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9211e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3333" loext:opacity="10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talant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ff3333" loext:opacity="100%" style:text-outline="false" style:text-line-through-style="none" style:text-line-through-type="none" style:text-position="-8% 58%" style:font-name="Atalante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talant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ff333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Bitstream Ver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ff0000" loext:opacity="100%" style:text-outline="false" style:text-line-through-style="none" style:text-line-through-type="none" style:font-name="Bitstream Vera Sans3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223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25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26" style:family="text">
      <style:text-properties style:use-window-font-color="true" loext:opacity="0%" style:text-outline="false" style:text-line-through-style="none" style:text-line-through-type="none" style:text-position="-33% 58%" style:font-name="Bitstream Vera Sans3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2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_5f_Frame_20_G">
      <style:graphic-properties style:vertical-pos="middle" style:vertical-rel="baseline" style:horizontal-pos="from-left" style:horizontal-rel="page-content" fo:background-color="transparent" draw:fill="none" draw:fill-color="#ffffff"/>
    </style:style>
    <style:style style:name="fr2" style:family="graphic" style:parent-style-name="_5f_Frame_20_G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e_20_corrigée">
      <style:graphic-properties style:vertical-pos="from-top" style:horizontal-pos="from-left" style:horizontal-rel="page-content" draw:ole-draw-aspect="1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391" svg:stroke-width="0.019cm" svg:stroke-color="#000000" draw:marker-start="" draw:marker-start-width="0.33cm" draw:marker-start-center="false" draw:marker-end="" draw:marker-end-width="0.33cm" draw:marker-end-center="false" draw:fill="none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1392" svg:stroke-width="0.019cm" svg:stroke-color="#000000" draw:marker-start="" draw:marker-start-width="0.33cm" draw:marker-start-center="false" draw:marker-end="" draw:marker-end-width="0.33cm" draw:marker-end-center="false" draw:fill="none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1393" svg:stroke-width="0.019cm" svg:stroke-color="#000000" draw:marker-start="" draw:marker-start-width="0.33cm" draw:marker-start-center="false" draw:marker-end="" draw:marker-end-width="0.33cm" draw:marker-end-center="false" draw:fill="none" draw:fill-color="#c0c0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ed_20__28_var_29__20_139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vertical-align="middle" draw:auto-grow-width="true" fo:min-height="0.372cm" fo:min-width="0.189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139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vertical-align="middle" draw:auto-grow-width="true" fo:min-height="0.372cm" fo:min-width="0.189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139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vertical-align="middle" draw:auto-grow-width="true" fo:min-height="0.372cm" fo:min-width="0.215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3802c" style:repeat="repeat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style:repeat="repeat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_20_5973" svg:stroke-width="0.049cm" svg:stroke-color="#000000" draw:marker-start="" draw:marker-start-width="0.379cm" draw:marker-start-center="false" draw:marker-end="" draw:marker-end-width="0.37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_20_5974" svg:stroke-width="0.049cm" svg:stroke-color="#000000" draw:marker-start="" draw:marker-start-width="0.379cm" draw:marker-start-center="false" draw:marker-end="" draw:marker-end-width="0.37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774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1cm" draw:marker-start-center="false" draw:marker-end="" draw:marker-end-width="0.31cm" draw:marker-end-center="false" draw:fill="solid" draw:fill-color="#ffffff" draw:textarea-horizontal-align="justify" fo:min-height="0.75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_20_5973" svg:stroke-width="0.049cm" svg:stroke-color="#ffff00" draw:marker-start="" draw:marker-start-width="0.379cm" draw:marker-start-center="false" draw:marker-end="" draw:marker-end-width="0.37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_20_5974" svg:stroke-width="0.049cm" svg:stroke-color="#ffff00" draw:marker-start="" draw:marker-start-width="0.379cm" draw:marker-start-center="false" draw:marker-end="" draw:marker-end-width="0.37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dash" draw:stroke-dash="Fine_20_Dashed" svg:stroke-width="0.035cm" svg:stroke-color="#00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Fine_20_Dashed" svg:stroke-width="0.035cm" svg:stroke-color="#00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Fine_20_Dashed" svg:stroke-width="0.035cm" svg:stroke-color="#00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true" fo:min-height="0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5cm" svg:stroke-color="#00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5973" svg:stroke-width="0.049cm" svg:stroke-color="#ff3333" draw:marker-start="" draw:marker-start-width="0.379cm" draw:marker-start-center="false" draw:marker-end="" draw:marker-end-width="0.379cm" draw:marker-end-center="false" svg:stroke-opacity="100%" draw:stroke-linejoin="round" draw:fill="solid" draw:fill-color="#ff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_20_5974" svg:stroke-width="0.049cm" svg:stroke-color="#ff3333" draw:marker-start="" draw:marker-start-width="0.379cm" draw:marker-start-center="false" draw:marker-end="" draw:marker-end-width="0.379cm" draw:marker-end-center="false" svg:stroke-opacity="100%" draw:stroke-linejoin="round" draw:fill="solid" draw:fill-color="#ffff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52cm" fo:padding-bottom="0.152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776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ed_20__28_var_29__20_71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2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2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2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2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2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207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208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209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210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211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212" svg:stroke-width="0.019cm" svg:stroke-color="#000000" draw:marker-start="" draw:marker-start-width="0.199cm" draw:marker-start-center="false" draw:marker-end="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Dashed_20__28_var_29__20_721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721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721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721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721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draw:stroke-dash="Dashed_20__28_var_29__20_721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draw:stroke-dash="Dashed_20__28_var_29__20_721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solid" draw:stroke-dash="Dashed_20__28_var_29__20_7196" svg:stroke-width="0.03cm" svg:stroke-color="#0000ff" draw:marker-start="" draw:marker-start-width="0.365cm" draw:marker-start-center="false" draw:marker-end="" draw:marker-end-width="0.36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7197" svg:stroke-width="0.03cm" svg:stroke-color="#0000ff" draw:marker-start="" draw:marker-start-width="0.365cm" draw:marker-start-center="false" draw:marker-end="" draw:marker-end-width="0.36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7198" svg:stroke-width="0.03cm" svg:stroke-color="#0000ff" draw:marker-start="" draw:marker-start-width="0.365cm" draw:marker-start-center="false" draw:marker-end="" draw:marker-end-width="0.36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7199" svg:stroke-width="0.035cm" svg:stroke-color="#ff9900" draw:marker-start="" draw:marker-start-width="0.372cm" draw:marker-start-center="false" draw:marker-end="" draw:marker-end-width="0.37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3cm" fo:padding-bottom="0.143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7200" svg:stroke-width="0.035cm" svg:stroke-color="#ff9900" draw:marker-start="" draw:marker-start-width="0.372cm" draw:marker-start-center="false" draw:marker-end="" draw:marker-end-width="0.37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3cm" fo:padding-bottom="0.143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7201" svg:stroke-width="0.035cm" svg:stroke-color="#ff9900" draw:marker-start="" draw:marker-start-width="0.372cm" draw:marker-start-center="false" draw:marker-end="" draw:marker-end-width="0.37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3cm" fo:padding-bottom="0.143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7196" svg:stroke-width="0.03cm" svg:stroke-color="#ff3333" draw:marker-start="" draw:marker-start-width="0.365cm" draw:marker-start-center="false" draw:marker-end="" draw:marker-end-width="0.36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7197" svg:stroke-width="0.03cm" svg:stroke-color="#ff3333" draw:marker-start="" draw:marker-start-width="0.365cm" draw:marker-start-center="false" draw:marker-end="" draw:marker-end-width="0.36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7198" svg:stroke-width="0.03cm" svg:stroke-color="#ff3333" draw:marker-start="" draw:marker-start-width="0.365cm" draw:marker-start-center="false" draw:marker-end="" draw:marker-end-width="0.36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7196" svg:stroke-width="0.03cm" svg:stroke-color="#00cc33" draw:marker-start="" draw:marker-start-width="0.365cm" draw:marker-start-center="false" draw:marker-end="" draw:marker-end-width="0.36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7197" svg:stroke-width="0.03cm" svg:stroke-color="#00cc33" draw:marker-start="" draw:marker-start-width="0.365cm" draw:marker-start-center="false" draw:marker-end="" draw:marker-end-width="0.36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7198" svg:stroke-width="0.03cm" svg:stroke-color="#00cc33" draw:marker-start="" draw:marker-start-width="0.365cm" draw:marker-start-center="false" draw:marker-end="" draw:marker-end-width="0.36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1cm" fo:padding-bottom="0.141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dash" draw:stroke-dash="Fine_20_Dashe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svg:stroke-opacity="100%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svg:stroke-opacity="100%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dash" draw:stroke-dash="Fine_20_Dashed" svg:stroke-width="0.028cm" svg:stroke-color="#ff33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Dash_20_59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_20_59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13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15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6" style:family="graphic">
      <style:graphic-properties draw:stroke="solid" draw:stroke-dash="Dash_20_5973" svg:stroke-width="0.028cm" svg:stroke-color="#ff3333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_20_5974" svg:stroke-width="0.028cm" svg:stroke-color="#ff3333" draw:marker-start="" draw:marker-start-width="0.342cm" draw:marker-start-center="false" draw:marker-end="" draw:marker-end-width="0.34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solid" draw:stroke-dash="Dashed_20__28_var_29__20_72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72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none" draw:stroke-dash="Dashed_20__28_var_29__20_727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draw:stroke="solid" draw:stroke-dash="Dashed_20__28_var_29__20_72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72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none" draw:stroke-dash="Dashed_20__28_var_29__20_727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solid" draw:stroke-dash="Dashed_20__28_var_29__20_72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72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none" draw:stroke-dash="Dashed_20__28_var_29__20_727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66cm" fo:min-width="0.9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87cm" fo:min-width="1.6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92cm" fo:min-width="3.7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.03cm" svg:stroke-color="#ff0000" draw:marker-start="" draw:marker-start-width="0.295cm" draw:marker-start-center="false" draw:marker-end="" draw:marker-end-width="0.29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none" draw:stroke-dash="Dashed_20__28_var_29__20_57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9" style:family="graphic">
      <style:graphic-properties draw:stroke="none" draw:stroke-dash="Dashed_20__28_var_29__20_57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0" style:family="graphic">
      <style:graphic-properties draw:stroke="none" draw:stroke-dash="Dashed_20__28_var_29__20_57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7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1" style:family="graphic">
      <style:graphic-properties draw:stroke="none" draw:stroke-dash="Dashed_20__28_var_29__20_57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2" style:family="graphic">
      <style:graphic-properties draw:stroke="none" draw:stroke-dash="Dashed_20__28_var_29__20_57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3" style:family="graphic">
      <style:graphic-properties draw:stroke="none" draw:stroke-dash="Dashed_20__28_var_29__20_57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4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4" style:family="graphic">
      <style:graphic-properties draw:stroke="none" draw:stroke-dash="Dashed_20__28_var_29__20_57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4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5" style:family="graphic">
      <style:graphic-properties draw:stroke="none" draw:stroke-dash="Dashed_20__28_var_29__20_57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6" style:family="graphic">
      <style:graphic-properties draw:stroke="none" draw:stroke-dash="Dashed_20__28_var_29__20_57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7" style:family="graphic">
      <style:graphic-properties draw:stroke="none" draw:stroke-dash="Dashed_20__28_var_29__20_57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26cm" fo:min-width="0.2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dash" draw:stroke-dash="Fine_20_Dashed" svg:stroke-width="0.028cm" svg:stroke-color="#3465a4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opacity="9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draw:stroke-dash="Dashed_20__28_var_29__20_70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ed_20__28_var_29__20_70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none" draw:stroke-dash="Dashed_20__28_var_29__20_70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5" style:family="graphic">
      <style:graphic-properties draw:stroke="solid" draw:stroke-dash="Dashed_20__28_var_29__20_70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71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none" draw:stroke-dash="Dashed_20__28_var_29__20_71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8" style:family="graphic">
      <style:graphic-properties draw:stroke="solid" draw:stroke-dash="Dashed_20__28_var_29__20_71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71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none" draw:stroke-dash="Dashed_20__28_var_29__20_71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1" style:family="graphic">
      <style:graphic-properties draw:stroke="solid" draw:stroke-dash="Dashed_20__28_var_29__20_71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71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none" draw:stroke-dash="Dashed_20__28_var_29__20_71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4" style:family="graphic">
      <style:graphic-properties draw:stroke="solid" draw:stroke-dash="Dashed_20__28_var_29__20_71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71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none" draw:stroke-dash="Dashed_20__28_var_29__20_72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7" style:family="graphic">
      <style:graphic-properties draw:stroke="solid" draw:stroke-dash="Dashed_20__28_var_29__20_72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72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none" draw:stroke-dash="Dashed_20__28_var_29__20_72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solid" draw:stroke-dash="Dashed_20__28_var_29__20_72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72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none" draw:stroke-dash="Dashed_20__28_var_29__20_72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1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3" style:family="graphic">
      <style:graphic-properties draw:stroke="solid" draw:stroke-dash="Dashed_20__28_var_29__20_72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72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none" draw:stroke-dash="Dashed_20__28_var_29__20_72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22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6" style:family="graphic">
      <style:graphic-properties draw:stroke="solid" draw:stroke-dash="Dashed_20__28_var_29__20_73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73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none" draw:stroke-dash="Dashed_20__28_var_29__20_73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9" style:family="graphic">
      <style:graphic-properties draw:stroke="solid" draw:stroke-dash="Dashed_20__28_var_29__20_73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73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none" draw:stroke-dash="Dashed_20__28_var_29__20_73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25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2" style:family="graphic">
      <style:graphic-properties draw:stroke="solid" draw:stroke-dash="Dashed_20__28_var_29__20_73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73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none" draw:stroke-dash="Dashed_20__28_var_29__20_73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2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5" style:family="graphic">
      <style:graphic-properties draw:stroke="solid" svg:stroke-width="0.035cm" svg:stroke-color="#00cc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ed_20__28_var_29__20_6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25cm" fo:min-width="0.28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8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89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0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89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1" style:family="graphic">
      <style:graphic-properties draw:stroke="solid" svg:stroke-width="0.035cm" svg:stroke-color="#00cc33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.035cm" svg:stroke-color="#0000ff" draw:marker-start="" draw:marker-start-width="0.213cm" draw:marker-start-center="false" draw:marker-end="" draw:marker-end-width="0.213cm" draw:marker-end-center="false" draw:fill="solid" draw:fill-color="#0000f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.035cm" svg:stroke-color="#ff3333" draw:marker-start="" draw:marker-start-width="0.213cm" draw:marker-start-center="false" draw:marker-end="" draw:marker-end-width="0.213cm" draw:marker-end-center="false" draw:fill="solid" draw:fill-color="#0000f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53cm" svg:stroke-color="#000000" draw:marker-start="" draw:marker-start-width="0.24cm" draw:marker-start-center="false" draw:marker-end="" draw:marker-end-width="0.24cm" draw:marker-end-center="false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.03cm" svg:stroke-color="#3333ff" draw:marker-start="" draw:marker-start-width="0.335cm" draw:marker-start-center="false" draw:marker-end="" draw:marker-end-width="0.33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6" style:family="graphic">
      <style:graphic-properties draw:stroke="none" draw:stroke-dash="Dashed_20__28_var_29__20_719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3cm" fo:min-width="0.4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7" style:family="graphic">
      <style:graphic-properties draw:stroke="none" draw:stroke-dash="Dashed_20__28_var_29__20_719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3cm" fo:min-width="0.5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8" style:family="graphic">
      <style:graphic-properties draw:stroke="none" draw:stroke-dash="Dashed_20__28_var_29__20_719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3cm" fo:min-width="0.4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9" style:family="graphic">
      <style:graphic-properties draw:stroke="none" draw:stroke-dash="Dashed_20__28_var_29__20_719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923cm" fo:min-width="0.47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0" style:family="graphic">
      <style:graphic-properties draw:stroke="solid" svg:stroke-width="0.028cm" svg:stroke-color="#00cc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90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svg:stroke-width="0.019cm" svg:stroke-color="#008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.019cm" svg:stroke-color="#800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2" style:family="graphic">
      <style:graphic-properties draw:stroke="solid" draw:stroke-dash="Dashed_20__28_var_29__20_906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3" style:family="graphic">
      <style:graphic-properties draw:stroke="solid" draw:stroke-dash="Dashed_20__28_var_29__20_907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4" style:family="graphic">
      <style:graphic-properties draw:stroke="solid" draw:stroke-dash="Dashed_20__28_var_29__20_908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5" style:family="graphic">
      <style:graphic-properties draw:stroke="none" draw:stroke-dash="Dashed_20__28_var_29__20_90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206" style:family="graphic">
      <style:graphic-properties draw:stroke="none" draw:stroke-dash="Dashed_20__28_var_29__20_91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207" style:family="graphic">
      <style:graphic-properties draw:stroke="none" draw:stroke-dash="Dashed_20__28_var_29__20_91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08" style:family="graphic">
      <style:graphic-properties draw:stroke="none" draw:stroke-dash="Dashed_20__28_var_29__20_91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209" style:family="graphic">
      <style:graphic-properties draw:stroke="solid" draw:stroke-dash="Dashed_20__28_var_29__20_913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0" style:family="graphic">
      <style:graphic-properties draw:stroke="solid" draw:stroke-dash="Dashed_20__28_var_29__20_914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1" style:family="graphic">
      <style:graphic-properties draw:stroke="solid" draw:stroke-dash="Dashed_20__28_var_29__20_915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2" style:family="graphic">
      <style:graphic-properties draw:stroke="solid" draw:stroke-dash="Dashed_20__28_var_29__20_916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917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918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5" style:family="graphic">
      <style:graphic-properties draw:stroke="none" draw:stroke-dash="Dashed_20__28_var_29__20_91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216" style:family="graphic">
      <style:graphic-properties draw:stroke="none" draw:stroke-dash="Dashed_20__28_var_29__20_92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217" style:family="graphic">
      <style:graphic-properties draw:stroke="none" draw:stroke-dash="Dashed_20__28_var_29__20_92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218" style:family="graphic">
      <style:graphic-properties draw:stroke="none" draw:stroke-dash="Dashed_20__28_var_29__20_92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19" style:family="graphic">
      <style:graphic-properties draw:stroke="none" draw:stroke-dash="Dashed_20__28_var_29__20_923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220" style:family="graphic">
      <style:graphic-properties draw:stroke="solid" draw:stroke-dash="Dashed_20__28_var_29__20_924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925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2" style:family="graphic">
      <style:graphic-properties draw:stroke="none" draw:stroke-dash="Dashed_20__28_var_29__20_926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23" style:family="graphic">
      <style:graphic-properties draw:stroke="solid" draw:stroke-dash="Dashed_20__28_var_29__20_927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4" style:family="graphic">
      <style:graphic-properties draw:stroke="none" draw:stroke-dash="Dashed_20__28_var_29__20_928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25" style:family="graphic">
      <style:graphic-properties draw:stroke="none" draw:stroke-dash="Dashed_20__28_var_29__20_92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height="false" draw:auto-grow-width="false" draw:fit-to-size="true" style:shrink-to-fit="false" fo:min-height="0.437cm" draw:shadow="hidden" draw:shadow-offset-x="0.3cm" draw:shadow-offset-y="0.3cm" draw:shadow-color="#808080" style:run-through="foreground"/>
    </style:style>
    <style:style style:name="gr226" style:family="graphic">
      <style:graphic-properties draw:stroke="none" draw:stroke-dash="Dashed_20__28_var_29__20_93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27" style:family="graphic">
      <style:graphic-properties draw:stroke="none" draw:stroke-dash="Dashed_20__28_var_29__20_93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28" style:family="graphic">
      <style:graphic-properties draw:stroke="none" draw:stroke-dash="Dashed_20__28_var_29__20_93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543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29" style:family="graphic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0" style:family="graphic">
      <style:graphic-properties draw:stroke="solid" svg:stroke-width="0.03cm" svg:stroke-color="#1ca2b8" draw:marker-start="" draw:marker-start-width="0.236cm" draw:marker-start-center="false" draw:marker-end="" draw:marker-end-width="0.236cm" draw:marker-end-center="false" draw:stroke-linejoin="round" draw:fill="none" draw:fill-color="#ffffff" draw:textarea-horizontal-align="left" draw:textarea-vertical-align="top" draw:auto-grow-height="false" fo:min-height="1.171cm" fo:min-width="4.078cm" fo:padding-top="0.231cm" fo:padding-bottom="0.231cm" fo:padding-left="0.443cm" fo:padding-right="0.443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draw:auto-grow-width="false" fo:padding-top="0.009cm" fo:padding-bottom="0.009cm" fo:padding-left="0.009cm" fo:padding-right="0.00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32" style:family="graphic">
      <style:graphic-properties draw:stroke="solid" svg:stroke-width="0.03cm" svg:stroke-color="#1ca2b8" draw:marker-start="" draw:marker-start-width="0.236cm" draw:marker-start-center="false" draw:marker-end="" draw:marker-end-width="0.236cm" draw:marker-end-center="false" draw:stroke-linejoin="round" draw:fill="none" draw:fill-color="#ffffff" draw:textarea-horizontal-align="left" draw:textarea-vertical-align="top" draw:auto-grow-height="false" fo:min-height="1.836cm" fo:min-width="2.406cm" fo:padding-top="0.231cm" fo:padding-bottom="0.231cm" fo:padding-left="0.443cm" fo:padding-right="0.443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24" draw:name="Shape9_3" draw:style-name="gr185" draw:text-style-name="P136" svg:x1="8.472cm" svg:y1="1.374cm" svg:x2="21.982cm" svg:y2="1.374cm">
        <text:p/>
      </draw:line>
      <draw:line text:anchor-type="page" text:anchor-page-number="3" draw:z-index="23" draw:name="Shape9_0" draw:style-name="gr185" draw:text-style-name="P136" svg:x1="8.472cm" svg:y1="1.374cm" svg:x2="21.982cm" svg:y2="1.374cm">
        <text:p/>
      </draw:line>
      <draw:line text:anchor-type="page" text:anchor-page-number="2" draw:z-index="22" draw:name="Shape9_2" draw:style-name="gr185" draw:text-style-name="P136" svg:x1="8.472cm" svg:y1="1.374cm" svg:x2="21.982cm" svg:y2="1.374cm">
        <text:p/>
      </draw:line>
      <draw:line text:anchor-type="page" text:anchor-page-number="1" draw:z-index="21" draw:name="Shape9_5" draw:style-name="gr185" draw:text-style-name="P136" svg:x1="8.472cm" svg:y1="1.374cm" svg:x2="21.982cm" svg:y2="1.374cm">
        <text:p/>
      </draw:line>
      <draw:frame text:anchor-type="page" text:anchor-page-number="4" draw:z-index="20" draw:name="Shape2_2" draw:style-name="gr186" draw:text-style-name="P188" svg:width="3.918cm" svg:height="1.031cm" draw:transform="rotate (0.0876155284501153) translate (0.137583333333333cm 0.342194444444444cm)">
        <draw:text-box>
          <text:p text:style-name="P136"><text:span text:style-name="T222">Fiche supplémentaire</text:span></text:p>
        </draw:text-box>
      </draw:frame>
      <draw:frame text:anchor-type="page" text:anchor-page-number="3" draw:z-index="19" draw:name="Shape2_1" draw:style-name="gr186" draw:text-style-name="P188" svg:width="3.918cm" svg:height="1.031cm" draw:transform="rotate (0.0876155284501153) translate (0.137583333333333cm 0.342194444444444cm)">
        <draw:text-box>
          <text:p text:style-name="P136"><text:span text:style-name="T222">Fiche supplémentaire</text:span></text:p>
        </draw:text-box>
      </draw:frame>
      <draw:frame text:anchor-type="page" text:anchor-page-number="2" draw:z-index="18" draw:name="Shape2_0" draw:style-name="gr186" draw:text-style-name="P188" svg:width="3.918cm" svg:height="1.031cm" draw:transform="rotate (0.0876155284501153) translate (0.137583333333333cm 0.342194444444444cm)">
        <draw:text-box>
          <text:p text:style-name="P136"><text:span text:style-name="T222">Fiche supplémentaire</text:span></text:p>
        </draw:text-box>
      </draw:frame>
      <draw:frame text:anchor-type="page" text:anchor-page-number="1" draw:z-index="17" draw:name="Shape2_4" draw:style-name="gr186" draw:text-style-name="P188" svg:width="3.918cm" svg:height="1.031cm" draw:transform="rotate (0.0876155284501153) translate (0.137583333333333cm 0.342194444444444cm)">
        <draw:text-box>
          <text:p text:style-name="P136"><text:span text:style-name="T222">Fiche supplémentaire</text:span></text:p>
        </draw:text-box>
      </draw:frame>
      <draw:frame text:anchor-type="page" text:anchor-page-number="4" draw:z-index="15" draw:name="Shape8_11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1</text:span></text:p>
        </draw:text-box>
      </draw:frame>
      <draw:path text:anchor-type="page" text:anchor-page-number="4" draw:z-index="14" draw:name="Shape7_7" draw:style-name="gr201" draw:text-style-name="P18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12" draw:name="Shape8_8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1</text:span></text:p>
        </draw:text-box>
      </draw:frame>
      <draw:path text:anchor-type="page" text:anchor-page-number="4" draw:z-index="11" draw:name="Shape7_5" draw:style-name="gr201" draw:text-style-name="P185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9" draw:name="Shape8_1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1</text:span></text:p>
        </draw:text-box>
      </draw:frame>
      <draw:frame text:anchor-type="page" text:anchor-page-number="3" draw:z-index="8" draw:name="Shape8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1</text:span></text:p>
        </draw:text-box>
      </draw:frame>
      <draw:frame text:anchor-type="page" text:anchor-page-number="1" draw:z-index="7" draw:name="Shape8_0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1</text:span></text:p>
        </draw:text-box>
      </draw:frame>
      <draw:path text:anchor-type="page" text:anchor-page-number="2" draw:z-index="6" draw:name="Shape7_2" draw:style-name="gr201" draw:text-style-name="P18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5" draw:name="Shape8_2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3</text:span></text:p>
        </draw:text-box>
      </draw:frame>
      <draw:path text:anchor-type="page" text:anchor-page-number="1" draw:z-index="4" draw:name="Shape7_1" draw:style-name="gr201" draw:text-style-name="P185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3" draw:name="Shape7_0" draw:style-name="gr201" draw:text-style-name="P185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2" draw:name="Shape7" draw:style-name="gr201" draw:text-style-name="P185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1" draw:name="Shape7_33" draw:style-name="gr201" draw:text-style-name="P185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0" draw:name="Shape8_16" draw:style-name="gr200" draw:text-style-name="P157" svg:width="2.703cm" svg:height="0.715cm" draw:transform="rotate (0.0872664625997165) translate (1.32644444444444cm 1.21884722222222cm)">
        <draw:text-box>
          <text:p text:style-name="P136"><text:span text:style-name="T210">Série 4</text:span></text:p>
        </draw:text-box>
      </draw:frame>
      <text:list xml:id="list3979504759" text:style-name="_5f_Numérotation_20_des_20_exercices">
        <text:list-item text:start-value="1">
          <text:h text:style-name="P127" text:outline-level="1" text:restart-numbering="true" text:start-value="1"><text:span text:style-name="_5f_Caractères_5f_gras">Vocabulaire</text:span></text:h>
          <text:list>
            <text:list-item>
              <text:p text:style-name="P123"><text:span text:style-name="_5f_Caractères">Complète les pointillés avec les mots :</text:span></text:p>
            </text:list-item>
          </text:list>
        </text:list-item>
      </text:list>
      <text:h text:style-name="_5f_Paragraphe" text:outline-level="1"><draw:g text:anchor-type="paragraph" draw:z-index="10" draw:name="Shape8_3" draw:style-name="gr229"><draw:custom-shape draw:style-name="gr230" draw:text-style-name="P199" svg:width="4.964cm" svg:height="1.634cm" svg:x="4.074cm" svg:y="0.293cm"><text:p/><draw:enhanced-geometry svg:viewBox="0 0 3493 1623" draw:mirror-horizontal="false" draw:mirror-vertical="false" draw:type="non-primitive" draw:enhanced-path="M 0 1623 L 1225 0 3493 1209 0 1623 Z N"/></draw:custom-shape><draw:frame draw:style-name="gr231" draw:text-style-name="P201" svg:width="0.285cm" svg:height="0.354cm" svg:x="5.676cm" svg:y="-0.058cm"><draw:text-box><text:p text:style-name="P200"><text:span text:style-name="T227">O</text:span></text:p></draw:text-box></draw:frame><draw:frame draw:style-name="gr231" draw:text-style-name="P201" svg:width="0.283cm" svg:height="0.354cm" svg:x="9.05cm" svg:y="1.26cm"><draw:text-box><text:p text:style-name="P200"><text:span text:style-name="T227">J</text:span></text:p></draw:text-box></draw:frame><draw:frame draw:style-name="gr231" draw:text-style-name="P201" svg:width="0.283cm" svg:height="0.352cm" svg:x="3.792cm" svg:y="1.709cm"><draw:text-box><text:p text:style-name="P200"><text:span text:style-name="T227">I</text:span></text:p></draw:text-box></draw:frame><draw:custom-shape draw:style-name="gr232" draw:text-style-name="P199" svg:width="3.292cm" svg:height="2.299cm" svg:x="5.18cm" svg:y="0.293cm"><text:p/><draw:enhanced-geometry svg:viewBox="0 0 2979 3194" draw:mirror-horizontal="false" draw:mirror-vertical="false" draw:type="non-primitive" draw:enhanced-path="M 0 397 L 894 3194 2979 0 0 397 Z N"/></draw:custom-shape><draw:frame draw:style-name="gr231" draw:text-style-name="P201" svg:width="0.283cm" svg:height="0.352cm" svg:x="6.059cm" svg:y="2.591cm"><draw:text-box><text:p text:style-name="P200"><text:span text:style-name="T227">A</text:span></text:p></draw:text-box></draw:frame><draw:frame draw:style-name="gr231" draw:text-style-name="P201" svg:width="0.283cm" svg:height="0.352cm" svg:x="8.526cm" svg:y="0.044cm"><draw:text-box><text:p text:style-name="P200"><text:span text:style-name="T227">C</text:span></text:p></draw:text-box></draw:frame><draw:frame draw:style-name="gr231" draw:text-style-name="P201" svg:width="0.283cm" svg:height="0.354cm" svg:x="4.898cm" svg:y="0.293cm"><draw:text-box><text:p text:style-name="P200"><text:span text:style-name="T227">B</text:span></text:p></draw:text-box></draw:frame></draw:g><text:span text:style-name="_5f_Caractères"><draw:frame draw:style-name="fr2" draw:name="Cadre1" text:anchor-type="as-char" svg:width="1.448cm" draw:z-index="80"><draw:text-box fo:min-height="0.64cm"><text:p text:style-name="P87">côté </text:p></draw:text-box></draw:frame></text:span><text:span text:style-name="_5f_Caractères"><draw:frame draw:style-name="fr2" draw:name="Cadre7" text:anchor-type="as-char" svg:width="2.11cm" draw:z-index="81"><draw:text-box fo:min-height="0.64cm"><text:p text:style-name="P87">sommet</text:p></draw:text-box></draw:frame></text:span><text:span text:style-name="_5f_Caractères"><text:s text:c="2"/></text:span><text:span text:style-name="_5f_Caractères"><draw:frame draw:style-name="fr1" draw:name="Cadre8" text:anchor-type="as-char" svg:width="1.93cm" draw:z-index="25"><draw:text-box fo:min-height="0.64cm"><text:p text:style-name="P87">opposé</text:p></draw:text-box></draw:frame></text:span><text:span text:style-name="_5f_Caractères"><text:s/></text:span></text:h>
      <text:h text:style-name="P112" text:outline-level="1"><text:span text:style-name="_5f_Caractères">I, O et J sont les trois </text:span><text:span text:style-name="_5f_Caractères_5f_correction"><text:span text:style-name="T193">sommets</text:span></text:span><text:span text:style-name="_5f_pointillés_20_gris"><text:span text:style-name="T181"> </text:span></text:span><text:span text:style-name="_5f_pointillés_20_gris"><text:span text:style-name="T179"><text:s/></text:span></text:span><text:span text:style-name="_5f_Caractères"><text:span text:style-name="T179">du triangle OIJ.</text:span></text:span></text:h>
      <text:h text:style-name="P112" text:outline-level="1"><text:span text:style-name="_5f_Caractères"><text:span text:style-name="T179">[IO], [OJ] et [IJ] </text:span></text:span><text:span text:style-name="_5f_Caractères">sont les trois </text:span><text:span text:style-name="_5f_Caractères_5f_correction"><text:span text:style-name="T180">c</text:span></text:span><text:span text:style-name="_5f_Caractères_5f_correction"><text:span text:style-name="T193">ôtés</text:span></text:span><text:span text:style-name="_5f_pointillés_20_gris"><text:span text:style-name="T179"> </text:span></text:span><text:span text:style-name="_5f_Caractères"><text:span text:style-name="T179">du triangle OIJ.</text:span></text:span></text:h>
      <text:h text:style-name="P112" text:outline-level="1"><text:span text:style-name="_5f_Caractères">O est le </text:span><text:span text:style-name="_5f_Caractères_5f_correction"><text:span text:style-name="T193">sommet</text:span></text:span><text:span text:style-name="_5f_Caractères_5f_correction">  </text:span><text:span text:style-name="_5f_Caractères_5f_correction"><text:span text:style-name="T193">opposé</text:span></text:span><text:span text:style-name="_5f_pointillés_20_gris"><text:span text:style-name="T183"> </text:span></text:span><text:span text:style-name="_5f_Caractères">au côté [IJ].</text:span></text:h>
      <text:h text:style-name="P113" text:outline-level="1"><text:span text:style-name="_5f_Caractères"><text:span text:style-name="T179">[OI] est le </text:span></text:span><text:span text:style-name="_5f_Caractères_5f_correction"><text:span text:style-name="T193">côté   opposé </text:span></text:span><text:span text:style-name="_5f_pointillés_20_gris"><text:span text:style-name="T181"><text:s/></text:span></text:span><text:span text:style-name="_5f_Caractères"><text:span text:style-name="T179">au sommet J.</text:span></text:span></text:h>
      <text:list xml:id="list160534572557709" text:continue-numbering="true" text:style-name="_5f_Numérotation_20_des_20_exercices">
        <text:list-item>
          <text:list>
            <text:list-item>
              <text:p text:style-name="P123"><text:span text:style-name="_5f_Caractères">Complète les pointillés par les points et seg­ments qui conviennent.</text:span></text:p>
            </text:list-item>
          </text:list>
        </text:list-item>
      </text:list>
      <text:h text:style-name="P112" text:outline-level="1"><text:span text:style-name="_5f_Caractères_5f_correction"><text:span text:style-name="T193">A, B</text:span></text:span><text:span text:style-name="_5f_pointillés_20_gris"> </text:span><text:span text:style-name="_5f_Caractères">et </text:span><text:span text:style-name="_5f_Caractères_5f_correction"><text:span text:style-name="T193">C</text:span></text:span><text:span text:style-name="_5f_pointillés_20_gris"> </text:span><text:span text:style-name="_5f_Caractères">sont les trois sommets </text:span><text:span text:style-name="_5f_Caractères"><text:span text:style-name="T179">du triangle ABC.</text:span></text:span></text:h>
      <text:h text:style-name="P113" text:outline-level="1"><text:span text:style-name="_5f_Caractères_5f_correction"><text:span text:style-name="T193">[AB] , [BC]</text:span></text:span><text:span text:style-name="_5f_pointillés_20_gris"><text:span text:style-name="T181"> </text:span></text:span><text:span text:style-name="_5f_Caractères">et </text:span><text:span text:style-name="_5f_Caractères_5f_correction"><text:span text:style-name="T193">[AC] </text:span></text:span><text:span text:style-name="_5f_Caractères">sont les trois côtés </text:span><text:span text:style-name="_5f_Caractères"><text:span text:style-name="T179">du triangle ABC.</text:span></text:span></text:h>
      <text:h text:style-name="P112" text:outline-level="1"><text:span text:style-name="_5f_Caractères_5f_correction"><text:span text:style-name="T193">C </text:span></text:span><text:span text:style-name="_5f_Caractères">est le sommet opposé au côté [AB].</text:span></text:h>
      <text:h text:style-name="P113" text:outline-level="1"><text:span text:style-name="_5f_Caractères_5f_correction"><text:span text:style-name="T193">[BC] </text:span></text:span><text:span text:style-name="_5f_Caractères">est le côté opposé au sommet A.</text:span></text:h>
      <text:list xml:id="list160534290235930" text:continue-numbering="true" text:style-name="_5f_Numérotation_20_des_20_exercices">
        <text:list-item>
          <text:h text:style-name="_5f_Titre_5f_Exercices_5f_avec_5f_Titre" text:outline-level="1"><text:span text:style-name="_5f_Caractères_5f_gras">Noms de quadrilatères</text:span></text:h>
        </text:list-item>
      </text:list>
      <text:h text:style-name="_5f_Paragraphe" text:outline-level="1"><draw:g text:anchor-type="paragraph" draw:z-index="97" draw:name="Forme1" draw:style-name="gr17"><draw:polygon draw:style-name="gr175" draw:text-style-name="P177" svg:width="3.459cm" svg:height="2.701cm" svg:x="4.817cm" svg:y="0.914cm" svg:viewBox="0 0 3460 2702" draw:points="696,0 0,2702 3460,2702 3211,510"><text:p/></draw:polygon><draw:frame draw:style-name="gr176" draw:text-style-name="P178" svg:width="0.466cm" svg:height="0.923cm" svg:x="5.28cm" svg:y="0.478cm"><draw:text-box><text:p text:style-name="P142"><text:span text:style-name="T220">A</text:span></text:p></draw:text-box></draw:frame><draw:frame draw:style-name="gr177" draw:text-style-name="P178" svg:width="0.526cm" svg:height="0.923cm" svg:x="8.386cm" svg:y="3.614cm"><draw:text-box><text:p text:style-name="P142"><text:span text:style-name="T220">D</text:span></text:p></draw:text-box></draw:frame><draw:frame draw:style-name="gr178" draw:text-style-name="P178" svg:width="0.482cm" svg:height="0.923cm" svg:x="4.41cm" svg:y="3.526cm"><draw:text-box><text:p text:style-name="P142"><text:span text:style-name="T220">C</text:span></text:p></draw:text-box></draw:frame><draw:frame draw:style-name="gr179" draw:text-style-name="P178" svg:width="0.472cm" svg:height="0.923cm" svg:x="8.035cm" svg:y="0.938cm"><draw:text-box><text:p text:style-name="P142"><text:span text:style-name="T220">B</text:span></text:p></draw:text-box></draw:frame><draw:line draw:style-name="gr180" draw:text-style-name="P148" svg:x1="5.498cm" svg:y1="0.921cm" svg:x2="8.287cm" svg:y2="3.655cm"><text:p/></draw:line><draw:line draw:style-name="gr180" draw:text-style-name="P148" svg:x1="4.803cm" svg:y1="3.578cm" svg:x2="8.011cm" svg:y2="1.428cm"><text:p/></draw:line></draw:g><text:span text:style-name="_5f_Caractères">Écris tous les noms possibles qui per</text:span><text:span text:style-name="_5f_Caractères"><text:span text:style-name="T184">m</text:span></text:span><text:span text:style-name="_5f_Caractères">ettent de désigner ce quadrilatère.</text:span></text:h>
      <text:p text:style-name="P104"><text:span text:style-name="_5f_Caractères_5f_correction"><text:span text:style-name="T180">ABDC BDCA DCAB CABD</text:span></text:span></text:p>
      <text:p text:style-name="P104"><text:span text:style-name="_5f_Caractères_5f_correction"><text:span text:style-name="T180">ACDB CDBA DBAC BACD</text:span>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60534258432480" text:continue-numbering="true" text:style-name="_5f_Numérotation_20_des_20_exercices">
        <text:list-item>
          <text:list>
            <text:list-item>
              <text:p text:style-name="P117"><text:span text:style-name="_5f_Caractères">Combien de noms possibles peuvent être don­nés à un quadrilatère ?</text:span></text:p>
              <text:p text:style-name="P117"><text:span text:style-name="_5f_Caractères_5f_correction"><text:span text:style-name="T193"><text:s/>8 noms </text:span></text:span><text:span text:style-name="_5f_Caractères_5f_correction"><text:span text:style-name="T194">sont possibles pour un quadrilatère</text:span></text:span><text:span text:style-name="_5f_Caractères_5f_correction"><text:span text:style-name="T193">.</text:span></text:span></text:p>
            </text:list-item>
            <text:list-item>
              <text:p text:style-name="P123"><text:span text:style-name="_5f_Caractères">Sur la figure ci-dessus, trace les côtés en bleu et les diagonales en vert.</text:span></text:p>
            </text:list-item>
          </text:list>
        </text:list-item>
        <text:list-item>
          <text:h text:style-name="_5f_Titre_5f_Exercices_5f_avec_5f_Titre" text:outline-level="1"><draw:g text:anchor-type="paragraph" draw:z-index="98" draw:name="Forme2" draw:style-name="gr17"><draw:g draw:name="Shape7_3" draw:style-name="gr20"><draw:frame draw:style-name="gr167" draw:text-style-name="P178" svg:width="0.285cm" svg:height="0.426cm" svg:x="6.412cm" svg:y="2.226cm"><draw:text-box><text:p text:style-name="P142"><text:span text:style-name="T220">O</text:span></text:p></draw:text-box></draw:frame><draw:frame draw:style-name="gr168" draw:text-style-name="P179" svg:width="0.253cm" svg:height="0.489cm" svg:x="4.758cm" svg:y="1.762cm"><draw:text-box><text:p text:style-name="P142"><text:span text:style-name="T221">t</text:span></text:p></draw:text-box></draw:frame><draw:line draw:style-name="gr169" draw:text-style-name="P184" svg:x1="5.484cm" svg:y1="3.861cm" svg:x2="8.484cm" svg:y2="1.136cm"><text:p/></draw:line><draw:line draw:style-name="gr169" draw:text-style-name="P184" svg:x1="6.731cm" svg:y1="3.972cm" svg:x2="6.731cm" svg:y2="0.972cm"><text:p/></draw:line><draw:line draw:style-name="gr169" draw:text-style-name="P184" svg:x1="8.733cm" svg:y1="3.256cm" svg:x2="4.732cm" svg:y2="2.189cm"><text:p/></draw:line><draw:frame draw:style-name="gr168" draw:text-style-name="P179" svg:width="0.253cm" svg:height="0.489cm" svg:x="6.788cm" svg:y="0.823cm"><draw:text-box><text:p text:style-name="P142"><text:span text:style-name="T221">x</text:span></text:p></draw:text-box></draw:frame><draw:frame draw:style-name="gr168" draw:text-style-name="P179" svg:width="0.253cm" svg:height="0.489cm" svg:x="8.148cm" svg:y="0.804cm"><draw:text-box><text:p text:style-name="P142"><text:span text:style-name="T221">y</text:span></text:p></draw:text-box></draw:frame><draw:frame draw:style-name="gr170" draw:text-style-name="P179" svg:width="0.288cm" svg:height="0.489cm" svg:x="8.501cm" svg:y="2.751cm"><draw:text-box><text:p text:style-name="P142"><text:span text:style-name="T221">w</text:span></text:p></draw:text-box></draw:frame><draw:frame draw:style-name="gr168" draw:text-style-name="P179" svg:width="0.253cm" svg:height="0.489cm" svg:x="6.469cm" svg:y="3.573cm"><draw:text-box><text:p text:style-name="P142"><text:span text:style-name="T221">u</text:span></text:p></draw:text-box></draw:frame><draw:frame draw:style-name="gr168" draw:text-style-name="P179" svg:width="0.253cm" svg:height="0.489cm" svg:x="5.287cm" svg:y="3.43cm"><draw:text-box><text:p text:style-name="P142"><text:span text:style-name="T221">z</text:span></text:p></draw:text-box></draw:frame></draw:g><draw:g draw:style-name="gr20"><draw:ellipse draw:style-name="gr171" draw:text-style-name="P165" svg:width="1.264cm" svg:height="1.246cm" draw:transform="skewX (-0.00558505360638186) rotate (0.186750229963393) translate (6.12775cm 1.651cm)" draw:kind="arc" draw:start-angle="0" draw:end-angle="90"><text:p/></draw:ellipse></draw:g><draw:g draw:style-name="gr20"><draw:ellipse draw:style-name="gr172" draw:text-style-name="P181" svg:width="1.878cm" svg:height="1.849cm" draw:transform="skewX (-0.00575958653158121) rotate (-1.25820785776271) translate (7.03086111111111cm 1.28234722222222cm)" draw:kind="arc" draw:start-angle="0" draw:end-angle="90"><text:p/></draw:ellipse></draw:g><draw:g draw:style-name="gr20"><draw:ellipse draw:style-name="gr173" draw:text-style-name="P181" svg:width="1.878cm" svg:height="1.851cm" draw:transform="skewX (-0.00663225115757845) rotate (1.88338479582708) translate (6.45406944444444cm 4.12926388888889cm)" draw:kind="arc" draw:start-angle="1.53" draw:end-angle="90.06"><text:p/></draw:ellipse></draw:g><draw:g draw:style-name="gr20"><draw:ellipse draw:style-name="gr174" draw:text-style-name="P165" svg:width="2.117cm" svg:height="2.717cm" draw:transform="skewX (0.016929693744345) rotate (-0.37262779530079) translate (6.34823611111111cm 0.973666666666667cm)" draw:kind="arc" draw:start-angle="0" draw:end-angle="120"><text:p/></draw:ellipse></draw:g></draw:g><text:span text:style-name="_5f_Caractères_5f_gras">Des angles à identifier</text:span></text:h>
        </text:list-item>
      </text:list>
      <text:h text:style-name="_5f_Paragraphe" text:outline-level="1"><text:span text:style-name="_5f_Caractères">Sur cette figure, marque :</text:span></text:h>
      <text:h text:style-name="P112" text:outline-level="1"><text:span text:style-name="_5f_Caractères">en vert, l'angle</text:span><text:span text:style-name="_5f_Caractères"><draw:frame draw:style-name="fr7" draw:name="Objet4" text:anchor-type="as-char" svg:y="-0.381cm" svg:width="0.908cm" svg:height="0.466cm" draw:z-index="2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>en bleu, l'angle</text:span><text:span text:style-name="_5f_Caractères"><draw:frame draw:style-name="fr7" draw:name="Objet5" text:anchor-type="as-char" svg:y="-0.381cm" svg:width="0.896cm" svg:height="0.466cm" draw:z-index="2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>en rouge, l'angle</text:span><text:span text:style-name="_5f_Caractères"><draw:frame draw:style-name="fr7" draw:name="Objet6" text:anchor-type="as-char" svg:y="-0.381cm" svg:width="0.871cm" svg:height="0.466cm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>en noir, l'angle</text:span><text:span text:style-name="_5f_pointillés_20_gris"><draw:frame draw:style-name="fr7" draw:name="Objet7" text:anchor-type="as-char" svg:y="-0.381cm" svg:width="0.958cm" svg:height="0.466cm" draw:z-index="2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/></text:h>
      <text:h text:style-name="P112" text:outline-level="1"><text:span text:style-name="_5f_Caractères"/></text:h>
      <text:h text:style-name="P112" text:outline-level="1"><text:span text:style-name="_5f_Caractères"/></text:h>
      <text:list xml:id="list160534521449424" text:continue-numbering="true" text:style-name="_5f_Numérotation_20_des_20_exercices">
        <text:list-item>
          <text:h text:style-name="_5f_Titre_5f_Exercices_5f_sans_5f_Titre" text:outline-level="1"><text:span text:style-name="_5f_Caractères">Sur la figure ci-dessous, trace :</text:span></text:h>
        </text:list-item>
      </text:list>
      <text:h text:style-name="P112" text:outline-level="1"><text:span text:style-name="_5f_Caractères">en vert, le quadrilatère ILKH.</text:span></text:h>
      <text:h text:style-name="P112" text:outline-level="1"><text:span text:style-name="_5f_Caractères">en bleu, le quadrilatère dont les diagonales sont [AC] et [BE].</text:span></text:h>
      <text:h text:style-name="P112" text:outline-level="1"><text:span text:style-name="_5f_Caractères">en rouge, le quadrilatère dont le côté opposé à [FG] est [EH].</text:span></text:h>
      <text:h text:style-name="_5f_Paragraphe" text:outline-level="1"><draw:g text:anchor-type="paragraph" draw:z-index="99" draw:name="Forme3" draw:style-name="gr17"><draw:g draw:name="Shape10" draw:style-name="gr20"><draw:line draw:style-name="gr132" draw:text-style-name="P183" svg:x1="1.292cm" svg:y1="0.556cm" svg:x2="1.455cm" svg:y2="0.713cm"><text:p/></draw:line><draw:line draw:style-name="gr133" draw:text-style-name="P183" svg:x1="1.455cm" svg:y1="0.556cm" svg:x2="1.292cm" svg:y2="0.713cm"><text:p/></draw:line><draw:frame draw:style-name="gr134" draw:text-style-name="P178" svg:width="0.257cm" svg:height="0.452cm" svg:x="0.982cm" svg:y="0.201cm"><draw:text-box><text:p text:style-name="P142"><text:span text:style-name="T220">A</text:span></text:p></draw:text-box></draw:frame><draw:line draw:style-name="gr135" draw:text-style-name="P183" svg:x1="0.199cm" svg:y1="1.699cm" svg:x2="0.364cm" svg:y2="1.854cm"><text:p/></draw:line><draw:line draw:style-name="gr136" draw:text-style-name="P183" svg:x1="0.364cm" svg:y1="1.699cm" svg:x2="0.199cm" svg:y2="1.854cm"><text:p/></draw:line><draw:frame draw:style-name="gr137" draw:text-style-name="P178" svg:width="0.258cm" svg:height="0.449cm" svg:x="0cm" svg:y="1.298cm"><draw:text-box><text:p text:style-name="P142"><text:span text:style-name="T220">B</text:span></text:p></draw:text-box></draw:frame><draw:line draw:style-name="gr138" draw:text-style-name="P183" svg:x1="8.404cm" svg:y1="0.921cm" svg:x2="8.569cm" svg:y2="1.072cm"><text:p/></draw:line><draw:line draw:style-name="gr139" draw:text-style-name="P183" svg:x1="8.569cm" svg:y1="0.921cm" svg:x2="8.404cm" svg:y2="1.072cm"><text:p/></draw:line><draw:frame draw:style-name="gr140" draw:text-style-name="P178" svg:width="0.207cm" svg:height="0.449cm" svg:x="8.156cm" svg:y="0.541cm"><draw:text-box><text:p text:style-name="P142"><text:span text:style-name="T220">L</text:span></text:p></draw:text-box></draw:frame><draw:line draw:style-name="gr141" draw:text-style-name="P183" svg:x1="6.491cm" svg:y1="2.472cm" svg:x2="6.654cm" svg:y2="2.627cm"><text:p/></draw:line><draw:line draw:style-name="gr142" draw:text-style-name="P183" svg:x1="6.654cm" svg:y1="2.472cm" svg:x2="6.491cm" svg:y2="2.627cm"><text:p/></draw:line><draw:frame draw:style-name="gr143" draw:text-style-name="P178" svg:width="0.278cm" svg:height="0.452cm" svg:x="6.542cm" svg:y="2.072cm"><draw:text-box><text:p text:style-name="P142"><text:span text:style-name="T220">H</text:span></text:p></draw:text-box></draw:frame><draw:line draw:style-name="gr144" draw:text-style-name="P183" svg:x1="2.388cm" svg:y1="2.212cm" svg:x2="2.553cm" svg:y2="2.369cm"><text:p/></draw:line><draw:line draw:style-name="gr145" draw:text-style-name="P183" svg:x1="2.553cm" svg:y1="2.212cm" svg:x2="2.388cm" svg:y2="2.369cm"><text:p/></draw:line><draw:frame draw:style-name="gr146" draw:text-style-name="P178" svg:width="0.288cm" svg:height="0.451cm" svg:x="2.078cm" svg:y="1.901cm"><draw:text-box><text:p text:style-name="P142"><text:span text:style-name="T220">D</text:span></text:p></draw:text-box></draw:frame><draw:line draw:style-name="gr147" draw:text-style-name="P183" svg:x1="8.133cm" svg:y1="2.212cm" svg:x2="8.298cm" svg:y2="2.369cm"><text:p/></draw:line><draw:line draw:style-name="gr148" draw:text-style-name="P183" svg:x1="8.298cm" svg:y1="2.212cm" svg:x2="8.133cm" svg:y2="2.369cm"><text:p/></draw:line><draw:frame draw:style-name="gr149" draw:text-style-name="P178" svg:width="0.251cm" svg:height="0.452cm" svg:x="8.02cm" svg:y="1.838cm"><draw:text-box><text:p text:style-name="P142"><text:span text:style-name="T220">K</text:span></text:p></draw:text-box></draw:frame><draw:line draw:style-name="gr150" draw:text-style-name="P183" svg:x1="6.491cm" svg:y1="0.817cm" svg:x2="6.654cm" svg:y2="0.974cm"><text:p/></draw:line><draw:line draw:style-name="gr151" draw:text-style-name="P183" svg:x1="6.654cm" svg:y1="0.817cm" svg:x2="6.491cm" svg:y2="0.974cm"><text:p/></draw:line><draw:frame draw:style-name="gr152" draw:text-style-name="P178" svg:width="0.114cm" svg:height="0.452cm" svg:x="6.306cm" svg:y="0.483cm"><draw:text-box><text:p text:style-name="P142"><text:span text:style-name="T220">I</text:span></text:p></draw:text-box></draw:frame><draw:line draw:style-name="gr153" draw:text-style-name="P183" svg:x1="3.21cm" svg:y1="0.921cm" svg:x2="3.373cm" svg:y2="1.072cm"><text:p/></draw:line><draw:line draw:style-name="gr154" draw:text-style-name="P183" svg:x1="3.373cm" svg:y1="0.921cm" svg:x2="3.21cm" svg:y2="1.072cm"><text:p/></draw:line><draw:frame draw:style-name="gr155" draw:text-style-name="P178" svg:width="0.23cm" svg:height="0.451cm" svg:x="2.972cm" svg:y="0.587cm"><draw:text-box><text:p text:style-name="P142"><text:span text:style-name="T220">F</text:span></text:p></draw:text-box></draw:frame><draw:line draw:style-name="gr156" draw:text-style-name="P183" svg:x1="5.122cm" svg:y1="1.436cm" svg:x2="5.287cm" svg:y2="1.593cm"><text:p/></draw:line><draw:line draw:style-name="gr157" draw:text-style-name="P183" svg:x1="5.287cm" svg:y1="1.436cm" svg:x2="5.122cm" svg:y2="1.593cm"><text:p/></draw:line><draw:frame draw:style-name="gr158" draw:text-style-name="P178" svg:width="0.302cm" svg:height="0.452cm" svg:x="4.798cm" svg:y="1.464cm"><draw:text-box><text:p text:style-name="P142"><text:span text:style-name="T220">G</text:span></text:p></draw:text-box></draw:frame><draw:line draw:style-name="gr159" draw:text-style-name="P183" svg:x1="0.745cm" svg:y1="2.628cm" svg:x2="0.91cm" svg:y2="2.783cm"><text:p/></draw:line><draw:line draw:style-name="gr160" draw:text-style-name="P183" svg:x1="0.91cm" svg:y1="2.628cm" svg:x2="0.745cm" svg:y2="2.783cm"><text:p/></draw:line><draw:frame draw:style-name="gr161" draw:text-style-name="P178" svg:width="0.26cm" svg:height="0.452cm" svg:x="0.474cm" svg:y="2.378cm"><draw:text-box><text:p text:style-name="P142"><text:span text:style-name="T220">C</text:span></text:p></draw:text-box></draw:frame><draw:line draw:style-name="gr162" draw:text-style-name="P183" svg:x1="3.21cm" svg:y1="1.699cm" svg:x2="3.373cm" svg:y2="1.854cm"><text:p/></draw:line><draw:line draw:style-name="gr163" draw:text-style-name="P183" svg:x1="3.373cm" svg:y1="1.699cm" svg:x2="3.21cm" svg:y2="1.854cm"><text:p/></draw:line><draw:frame draw:style-name="gr164" draw:text-style-name="P178" svg:width="0.235cm" svg:height="0.452cm" svg:x="2.933cm" svg:y="1.349cm"><draw:text-box><text:p text:style-name="P142"><text:span text:style-name="T220">E</text:span></text:p></draw:text-box></draw:frame></draw:g><draw:polygon draw:style-name="gr165" draw:text-style-name="P148" svg:width="1.923cm" svg:height="1.643cm" svg:x="6.555cm" svg:y="0.899cm" svg:viewBox="0 0 1924 1644" draw:points="0,0 1924,113 1676,1395 8,1644"><text:p/></draw:polygon><draw:polygon draw:style-name="gr35" draw:text-style-name="P148" svg:width="3.014cm" svg:height="2.067cm" svg:x="0.269cm" svg:y="0.667cm" svg:viewBox="0 0 3015 2068" draw:points="1099,0 3015,1114 546,2068 0,1114"><text:p/></draw:polygon><draw:polygon draw:style-name="gr166" draw:text-style-name="P148" svg:width="3.319cm" svg:height="1.537cm" svg:x="3.276cm" svg:y="1.004cm" svg:viewBox="0 0 3320 1538" draw:points="25,0 1965,520 3320,1538 0,769"><text:p/></draw:polygon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534468291341" text:continue-numbering="true" text:style-name="_5f_Numérotation_20_des_20_exercices">
        <text:list-item>
          <text:h text:style-name="_5f_Titre_5f_Exercices_5f_avec_5f_Titre" text:outline-level="1"><text:span text:style-name="_5f_Caractères_5f_gras">Des angles à identifier (bis)</text:span></text:h>
          <text:list>
            <text:list-item>
              <text:p text:style-name="P123"><draw:g text:anchor-type="paragraph" draw:z-index="100" draw:name="Forme4" draw:style-name="gr17"><draw:g draw:name="Shape8_5" draw:style-name="gr20"><draw:polyline draw:style-name="gr117" draw:text-style-name="P177" svg:width="3.578cm" svg:height="3.718cm" svg:x="5.146cm" svg:y="0.723cm" svg:viewBox="0 0 3579 3719" draw:points="0,0 3579,1811 221,3719"><text:p/></draw:polyline><draw:polyline draw:style-name="gr117" draw:text-style-name="P177" svg:width="1.858cm" svg:height="4.34cm" svg:x="6.015cm" svg:y="0.392cm" svg:viewBox="0 0 1859 4341" draw:points="0,0 1071,4341 1859,21 1859,21"><text:p/></draw:polyline><draw:frame draw:style-name="gr118" draw:text-style-name="P178" svg:width="0.269cm" svg:height="0.435cm" svg:x="7.352cm" svg:y="3.357cm"><draw:text-box><text:p text:style-name="P142"><text:span text:style-name="T220">R</text:span></text:p></draw:text-box></draw:frame><draw:frame draw:style-name="gr119" draw:text-style-name="P178" svg:width="0.269cm" svg:height="0.466cm" svg:x="6.399cm" svg:y="3.285cm"><draw:text-box><text:p text:style-name="P142"><text:span text:style-name="T220">K</text:span></text:p></draw:text-box></draw:frame><draw:frame draw:style-name="gr120" draw:text-style-name="P178" svg:width="0.272cm" svg:height="0.435cm" svg:x="7.699cm" svg:y="1.575cm"><draw:text-box><text:p text:style-name="P142"><text:span text:style-name="T220">H</text:span></text:p></draw:text-box></draw:frame><draw:frame draw:style-name="gr121" draw:text-style-name="P178" svg:width="0.269cm" svg:height="0.435cm" svg:x="5.919cm" svg:y="1.274cm"><draw:text-box><text:p text:style-name="P142"><text:span text:style-name="T220">F</text:span></text:p></draw:text-box></draw:frame><draw:frame draw:style-name="gr122" draw:text-style-name="P178" svg:width="0.29cm" svg:height="0.435cm" svg:x="6.978cm" svg:y="4.837cm"><draw:text-box><text:p text:style-name="P142"><text:span text:style-name="T220">G</text:span></text:p></draw:text-box></draw:frame><draw:frame draw:style-name="gr123" draw:text-style-name="P178" svg:width="0.271cm" svg:height="0.435cm" svg:x="8.784cm" svg:y="2.357cm"><draw:text-box><text:p text:style-name="P142"><text:span text:style-name="T220">E</text:span></text:p></draw:text-box></draw:frame><draw:frame draw:style-name="gr124" draw:text-style-name="P179" svg:width="0.244cm" svg:height="0.489cm" svg:x="7.927cm" svg:y="0.311cm"><draw:text-box><text:p text:style-name="P142"><text:span text:style-name="T221">x</text:span></text:p></draw:text-box></draw:frame><draw:frame draw:style-name="gr125" draw:text-style-name="P179" svg:width="0.269cm" svg:height="0.489cm" svg:x="5.267cm" svg:y="3.971cm"><draw:text-box><text:p text:style-name="P142"><text:span text:style-name="T221">z</text:span></text:p></draw:text-box></draw:frame><draw:frame draw:style-name="gr126" draw:text-style-name="P179" svg:width="0.271cm" svg:height="0.489cm" svg:x="5.078cm" svg:y="0.752cm"><draw:text-box><text:p text:style-name="P142"><text:span text:style-name="T221">t</text:span></text:p></draw:text-box></draw:frame><draw:frame draw:style-name="gr127" draw:text-style-name="P179" svg:width="0.267cm" svg:height="0.526cm" svg:x="5.761cm" svg:y="0.3cm"><draw:text-box><text:p text:style-name="P142"><text:span text:style-name="T221">y</text:span></text:p></draw:text-box></draw:frame></draw:g><draw:path draw:style-name="gr128" draw:text-style-name="P180" svg:width="0.585cm" svg:height="0.664cm" svg:x="7.321cm" svg:y="2.658cm" svg:viewBox="0 0 586 665" svg:d="M145 15c433-104 441 353 441 353l-586 297z"><text:p/></draw:path><draw:path draw:style-name="gr129" draw:text-style-name="P181" svg:width="0.295cm" svg:height="0.707cm" svg:x="6.911cm" svg:y="4.049cm" svg:viewBox="0 0 296 708" svg:d="M0 34c272-88 296 25 296 25l-104 649z"><text:p/></draw:path><draw:path draw:style-name="gr84" draw:text-style-name="P167" svg:width="0.648cm" svg:height="0.849cm" svg:x="6.087cm" svg:y="0.693cm" svg:viewBox="0 0 649 850" svg:d="M0 0c417 96 649 850 649 850l-489-280z"><text:p/></draw:path><draw:line draw:style-name="gr130" draw:text-style-name="P148" svg:x1="7.569cm" svg:y1="1.967cm" svg:x2="6.807cm" svg:y2="3.635cm"><text:p/></draw:line><draw:path draw:style-name="gr131" draw:text-style-name="P182" svg:width="0.555cm" svg:height="0.833cm" svg:x="7.022cm" svg:y="1.679cm" svg:viewBox="0 0 556 834" svg:d="M27 0c-136 473 280 834 280 834l249-538z"><text:p/></draw:path></draw:g><text:span text:style-name="_5f_Caractères">Sur cette figure, marque :</text:span></text:p>
            </text:list-item>
          </text:list>
        </text:list-item>
      </text:list>
      <text:h text:style-name="P112" text:outline-level="1"><text:span text:style-name="_5f_Caractères">en vert, l'angle </text:span><text:span text:style-name="_5f_Caractères"><draw:frame draw:style-name="fr7" draw:name="Objet1" text:anchor-type="as-char" svg:y="-0.377cm" svg:width="0.958cm" svg:height="0.467cm" draw:z-index="3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>en bleu, l'angle</text:span><text:span text:style-name="_5f_Caractères"><draw:frame draw:style-name="fr7" draw:name="Objet30" text:anchor-type="as-char" svg:y="-0.381cm" svg:width="0.947cm" svg:height="0.473cm" draw:z-index="3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>en rouge, l'angle </text:span><text:span text:style-name="_5f_Caractères"><draw:frame draw:style-name="fr7" draw:name="Objet31" text:anchor-type="as-char" svg:y="-0.377cm" svg:width="0.926cm" svg:height="0.467cm" draw:z-index="3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.</text:span></text:h>
      <text:h text:style-name="P112" text:outline-level="1"><text:span text:style-name="_5f_Caractères">en noir, l'angle</text:span><text:span text:style-name="_5f_Caractères"><draw:frame draw:style-name="fr7" draw:name="Objet32" text:anchor-type="as-char" svg:y="-0.377cm" svg:width="0.912cm" svg:height="0.467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.</text:span></text:h>
      <text:list xml:id="list160535183979365" text:continue-numbering="true" text:style-name="_5f_Numérotation_20_des_20_exercices">
        <text:list-item>
          <text:list>
            <text:list-item>
              <text:p text:style-name="P123"><text:span text:style-name="_5f_Caractères">Trouve toutes les autres <text:line-break/>façons de nommer</text:span></text:p>
            </text:list-item>
          </text:list>
        </text:list-item>
      </text:list>
      <text:h text:style-name="P112" text:outline-level="1"><text:span text:style-name="_5f_Caractères">l'angle </text:span><text:span text:style-name="_5f_Caractères"><draw:frame draw:style-name="fr7" draw:name="Objet11" text:anchor-type="as-char" svg:y="-0.377cm" svg:width="1.027cm" svg:height="0.467cm" draw:z-index="3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:</text:span></text:h>
      <text:p text:style-name="_5f_Paragraphe_5f_Réponse_5f_Pointillés_5f_Grisés"><text:span text:style-name="_5f_pointillés_20_gris"><draw:frame draw:style-name="fr8" draw:name="Objet2" text:anchor-type="as-char" svg:y="-0.282cm" svg:width="1.173cm" svg:height="0.566cm" draw:z-index="39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12" text:anchor-type="as-char" svg:y="-0.367cm" svg:width="1.203cm" svg:height="0.566cm" draw:z-index="40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13" text:anchor-type="as-char" svg:y="-0.367cm" svg:width="1.245cm" svg:height="0.566cm" draw:z-index="40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h text:style-name="P112" text:outline-level="1"><text:span text:style-name="_5f_Caractères">l'angle </text:span><text:span text:style-name="_5f_Caractères"><draw:frame draw:style-name="fr7" draw:name="Objet3" text:anchor-type="as-char" svg:y="-0.377cm" svg:width="0.986cm" svg:height="0.467cm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:</text:span></text:h>
      <text:p text:style-name="_5f_Paragraphe_5f_Réponse_5f_Pointillés_5f_Grisés"><text:span text:style-name="_5f_pointillés_20_gris"><draw:frame draw:style-name="fr8" draw:name="Objet8" text:anchor-type="as-char" svg:y="-0.377cm" svg:width="1.196cm" svg:height="0.566cm" draw:z-index="38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9" text:anchor-type="as-char" svg:y="-0.377cm" svg:width="1.109cm" svg:height="0.566cm" draw:z-index="39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10" text:anchor-type="as-char" svg:y="-0.376cm" svg:width="1.291cm" svg:height="0.557cm" draw:z-index="39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14" text:anchor-type="as-char" svg:y="-0.377cm" svg:width="1.27cm" svg:height="0.566cm" draw:z-index="39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15" text:anchor-type="as-char" svg:y="-0.427cm" svg:width="1.18cm" svg:height="0.566cm" draw:z-index="39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8" draw:name="Objet16" text:anchor-type="as-char" svg:y="-0.425cm" svg:width="1.222cm" svg:height="0.557cm" draw:z-index="39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h text:style-name="_5f_Paragraphe" text:outline-level="1"><text:span text:style-name="_5f_pointillés_20_gris"/></text:h>
      <text:list xml:id="list160534527597162" text:continue-numbering="true" text:style-name="_5f_Numérotation_20_des_20_exercices">
        <text:list-item>
          <text:h text:style-name="P130" text:outline-level="1"><draw:g text:anchor-type="paragraph" draw:z-index="404" draw:name="Forme1_0" draw:style-name="gr1"><draw:line draw:style-name="gr2" draw:text-style-name="P131" svg:x1="6.44cm" svg:y1="1.113cm" svg:x2="6.69cm" svg:y2="2.113cm"><text:p/></draw:line><draw:line draw:style-name="gr3" draw:text-style-name="P131" svg:x1="8.94cm" svg:y1="0.988cm" svg:x2="5.94cm" svg:y2="2.488cm"><text:p/></draw:line><draw:line draw:style-name="gr4" draw:text-style-name="P131" svg:x1="6.44cm" svg:y1="1.113cm" svg:x2="9.19cm" svg:y2="1.505cm"><text:p/></draw:line><draw:frame draw:style-name="gr5" draw:text-style-name="P133" svg:width="0.325cm" svg:height="0.473cm" svg:x="6.276cm" svg:y="0.69cm"><draw:text-box><text:p text:style-name="P132"><text:span text:style-name="T205">E</text:span></text:p></draw:text-box></draw:frame><draw:frame draw:style-name="gr6" draw:text-style-name="P133" svg:width="0.306cm" svg:height="0.473cm" svg:x="8.079cm" svg:y="1.378cm"><draw:text-box><text:p text:style-name="P132"><text:span text:style-name="T205">F</text:span></text:p></draw:text-box></draw:frame><draw:frame draw:style-name="gr7" draw:text-style-name="P133" svg:width="0.376cm" svg:height="0.473cm" svg:x="6.576cm" svg:y="2.113cm"><draw:text-box><text:p text:style-name="P132"><text:span text:style-name="T205">G</text:span></text:p></draw:text-box></draw:frame></draw:g><text:span text:style-name="_5f_pointillés_20_gris"><text:span text:style-name="T201">Figure téléphonée</text:span></text:span></text:h>
          <text:h text:style-name="P129" text:outline-level="1">Marie doit décrire par téléphone la figure ci-contre à sa meilleure amie qui était absente au cours de mathématiques.</text:h>
          <text:h text:style-name="P129" text:outline-level="1"><text:span text:style-name="T202">C</text:span>ompléter son énoncé de constructio<text:span text:style-name="T202">n :</text:span></text:h>
          <text:h text:style-name="P129" text:outline-level="1">« Placer trois points E, F et G. Tracer ensuite</text:h>
        </text:list-item>
      </text:list>
      <text:p text:style-name="P121"><text:span text:style-name="_5f_Caractères_5f_correction"><text:span text:style-name="T198">le segment [EG], la droite (GF), et la demi-droite [EF).</text:span></text:span><text:span text:style-name="T200"> »</text:span></text:p>
      <text:list xml:id="list160535882920127" text:continue-numbering="true" text:style-name="_5f_Numérotation_20_des_20_exercices">
        <text:list-header>
          <text:h text:style-name="P129" text:outline-level="1"><text:span text:style-name="_5f_pointillés_20_gris"/></text:h>
        </text:list-header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60534686358298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Figures cachées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Sur la figure ci-dessus, effectue les tracés demandés.</text:span></text:h>
      <text:list xml:id="list160534879771859" text:continue-numbering="true" text:style-name="_5f_Numérotation_20_des_20_exercices">
        <text:list-item>
          <text:list>
            <text:list-item>
              <text:p text:style-name="P126"><text:span text:style-name="_5f_Caractères">Trace en bleu le cercle de centre A et de rayon 2 cm.</text:span></text:p>
            </text:list-item>
            <text:list-item>
              <text:p text:style-name="P126"><text:span text:style-name="_5f_Caractères">Trace en rouge le cercle de rayon [BK] et de centre K.</text:span></text:p>
            </text:list-item>
            <text:list-item>
              <text:p text:style-name="P126"><text:span text:style-name="_5f_Caractères">Trace en jaune le cercle de centre L et de diamètre 4 cm.</text:span></text:p>
            </text:list-item>
            <text:list-item>
              <text:p text:style-name="P126"><text:span text:style-name="_5f_Caractères">Trace en noir le cercle de diamètre [NT].</text:span></text:p>
            </text:list-item>
            <text:list-item>
              <text:p text:style-name="P126"><text:span text:style-name="_5f_Caractères">Trace en vert le cercle de centre Y et de rayon [KB].</text:span></text:p>
            </text:list-item>
          </text:list>
        </text:list-item>
        <text:list-item>
          <text:h text:style-name="_5f_Titre_5f_Exercices_5f_sans_5f_Titre" text:outline-level="1"><text:span text:style-name="_5f_Caractères">Complète par Vrai (V) ou Faux (F).</text:span></text:h>
        </text:list-item>
      </text:list>
      <text:h text:style-name="_5f_Paragraphe" text:outline-level="1"><draw:g text:anchor-type="paragraph" draw:z-index="13" draw:name="Shape9" draw:style-name="gr17"><draw:g draw:style-name="gr20"><draw:ellipse draw:style-name="gr202" draw:text-style-name="P193" svg:width="3.259cm" svg:height="3.241cm" svg:x="1.401cm" svg:y="2.06cm"><text:p/></draw:ellipse><draw:ellipse draw:style-name="gr203" draw:text-style-name="P193" svg:width="1.468cm" svg:height="1.458cm" svg:x="3.189cm" svg:y="1.33cm"><text:p/></draw:ellipse><draw:ellipse draw:style-name="gr204" draw:text-style-name="P193" svg:width="4.07cm" svg:height="4.056cm" svg:x="4.165cm" svg:y="1.409cm"><text:p/></draw:ellipse><draw:frame draw:style-name="gr205" draw:text-style-name="P194" svg:width="0.004cm" svg:height="0.503cm" svg:x="7.666cm" svg:y="1.085cm"><draw:text-box><text:p/></draw:text-box></draw:frame><draw:frame draw:style-name="gr206" draw:text-style-name="P194" svg:width="0.004cm" svg:height="0.503cm" svg:x="7.666cm" svg:y="1.33cm"><draw:text-box><text:p/></draw:text-box></draw:frame><draw:frame draw:style-name="gr207" draw:text-style-name="P195" svg:width="0.216cm" svg:height="0.414cm" svg:x="2.921cm" svg:y="1.663cm"><draw:text-box><text:p text:style-name="P160"><text:span text:style-name="T224">A</text:span></text:p></draw:text-box></draw:frame><draw:frame draw:style-name="gr208" draw:text-style-name="P195" svg:width="0.246cm" svg:height="0.414cm" svg:x="4.74cm" svg:y="2.048cm"><draw:text-box><text:p text:style-name="P160"><text:span text:style-name="T224">B</text:span></text:p></draw:text-box></draw:frame><draw:g draw:style-name="gr20"><draw:line draw:style-name="gr209" draw:text-style-name="P196" svg:x1="2.925cm" svg:y1="3.588cm" svg:x2="3.117cm" svg:y2="3.771cm"><text:p/></draw:line><draw:line draw:style-name="gr210" draw:text-style-name="P196" svg:x1="3.117cm" svg:y1="3.588cm" svg:x2="2.925cm" svg:y2="3.771cm"><text:p/></draw:line></draw:g><draw:g draw:style-name="gr20"><draw:line draw:style-name="gr211" draw:text-style-name="P196" svg:x1="3.824cm" svg:y1="1.961cm" svg:x2="4.016cm" svg:y2="2.152cm"><text:p/></draw:line><draw:line draw:style-name="gr212" draw:text-style-name="P196" svg:x1="4.016cm" svg:y1="1.961cm" svg:x2="3.824cm" svg:y2="2.152cm"><text:p/></draw:line></draw:g><draw:g draw:style-name="gr20"><draw:line draw:style-name="gr213" draw:text-style-name="P196" svg:x1="6.1cm" svg:y1="3.341cm" svg:x2="6.291cm" svg:y2="3.533cm"><text:p/></draw:line><draw:line draw:style-name="gr214" draw:text-style-name="P196" svg:x1="6.291cm" svg:y1="3.341cm" svg:x2="6.1cm" svg:y2="3.533cm"><text:p/></draw:line></draw:g><draw:frame draw:style-name="gr215" draw:text-style-name="P195" svg:width="0.251cm" svg:height="0.414cm" svg:x="4.44cm" svg:y="2.547cm"><draw:text-box><text:p text:style-name="P160"><text:span text:style-name="T224">C</text:span></text:p></draw:text-box></draw:frame><draw:frame draw:style-name="gr216" draw:text-style-name="P195" svg:width="0.276cm" svg:height="0.414cm" svg:x="4.062cm" svg:y="4.297cm"><draw:text-box><text:p text:style-name="P160"><text:span text:style-name="T224">D</text:span></text:p></draw:text-box></draw:frame><draw:frame draw:style-name="gr217" draw:text-style-name="P195" svg:width="0.309cm" svg:height="0.414cm" svg:x="2.544cm" svg:y="3.484cm"><draw:text-box><text:p text:style-name="P160"><text:span text:style-name="T224">M</text:span></text:p></draw:text-box></draw:frame><draw:frame draw:style-name="gr218" draw:text-style-name="P195" svg:width="0.269cm" svg:height="0.414cm" svg:x="4.068cm" svg:y="1.863cm"><draw:text-box><text:p text:style-name="P160"><text:span text:style-name="T224">N</text:span></text:p></draw:text-box></draw:frame><draw:frame draw:style-name="gr219" draw:text-style-name="P195" svg:width="0.283cm" svg:height="0.414cm" svg:x="6.348cm" svg:y="3.247cm"><draw:text-box><text:p text:style-name="P160"><text:span text:style-name="T224">O</text:span></text:p></draw:text-box></draw:frame><draw:ellipse draw:style-name="gr220" draw:text-style-name="P193" svg:width="3.259cm" svg:height="3.241cm" svg:x="1.401cm" svg:y="2.06cm"><text:p/></draw:ellipse><draw:line draw:style-name="gr221" draw:text-style-name="P193" svg:x1="6.579cm" svg:y1="1.33cm" svg:x2="6.498cm" svg:y2="1.57cm"><text:p/></draw:line><draw:frame draw:style-name="gr222" draw:text-style-name="P195" svg:width="0.228cm" svg:height="0.414cm" svg:x="6.588cm" svg:y="0.947cm"><draw:text-box><text:p text:style-name="P160"><text:span text:style-name="T224">E</text:span></text:p></draw:text-box></draw:frame><draw:line draw:style-name="gr223" draw:text-style-name="P193" svg:x1="1.304cm" svg:y1="3.783cm" svg:x2="1.509cm" svg:y2="3.776cm"><text:p/></draw:line><draw:frame draw:style-name="gr224" draw:text-style-name="P195" svg:width="0.207cm" svg:height="0.414cm" svg:x="1.094cm" svg:y="3.559cm"><draw:text-box><text:p text:style-name="P160"><text:span text:style-name="T224">F</text:span></text:p></draw:text-box></draw:frame><draw:frame draw:style-name="gr225" draw:text-style-name="P194" svg:width="0.525cm" svg:height="0.775cm" svg:x="1.279cm" svg:y="2.076cm"><draw:text-box><text:p/></draw:text-box></draw:frame><draw:frame draw:style-name="gr226" draw:text-style-name="P198" svg:width="0.83cm" svg:height="0.544cm" svg:x="1.025cm" svg:y="2.175cm"><draw:text-box><text:p text:style-name="P197"><text:span text:style-name="T224">(</text:span><text:span text:style-name="T225">c</text:span><text:span text:style-name="T226">1</text:span><text:span text:style-name="T224">)</text:span></text:p></draw:text-box></draw:frame><draw:frame draw:style-name="gr227" draw:text-style-name="P198" svg:width="0.83cm" svg:height="0.544cm" svg:x="7.502cm" svg:y="1.545cm"><draw:text-box><text:p text:style-name="P197"><text:span text:style-name="T224">(</text:span><text:span text:style-name="T225">c</text:span><text:span text:style-name="T226">3</text:span><text:span text:style-name="T224">)</text:span></text:p></draw:text-box></draw:frame><draw:frame draw:style-name="gr228" draw:text-style-name="P198" svg:width="0.83cm" svg:height="0.544cm" svg:x="3.602cm" svg:y="0.873cm"><draw:text-box><text:p text:style-name="P197"><text:span text:style-name="T224">(</text:span><text:span text:style-name="T225">c</text:span><text:span text:style-name="T226">2</text:span><text:span text:style-name="T224">)</text:span></text:p></draw:text-box></draw:frame></draw:g></draw:g><text:span text:style-name="_5f_Caractères">Les points M, N et O sont les centres respectifs des cercles (</text:span><text:span text:style-name="_5f_Caractères_5f_atalante">c1</text:span><text:span text:style-name="_5f_Caractères">), (</text:span><text:span text:style-name="_5f_Caractères_5f_atalante">c2</text:span><text:span text:style-name="_5f_Caractères">) et (</text:span><text:span text:style-name="_5f_Caractères_5f_atalante">c3</text:span><text:span text:style-name="_5f_Caractères">)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535431195274" text:continue-numbering="true" text:style-name="_5f_Numérotation_20_des_20_exercices">
        <text:list-item>
          <text:list>
            <text:list-item>
              <text:p text:style-name="P114"><text:span text:style-name="_5f_Caractères">[AC] est un diamètre du cercle (</text:span><text:span text:style-name="_5f_Caractères_5f_atalante">c2</text:span><text:span text:style-name="_5f_Caractères">). </text:span><text:span text:style-name="_5f_Caractères_5f_correction">F</text:span><text:span text:style-name="_5f_Caractères_5f_correction"><text:span text:style-name="T185">aux.</text:span></text:span></text:p>
            </text:list-item>
            <text:list-item>
              <text:p text:style-name="P114"><text:span text:style-name="_5f_Caractères">A et C sont les points d'intersection <text:line-break/>des cercles (</text:span><text:span text:style-name="_5f_Caractères_5f_atalante">c1</text:span><text:span text:style-name="_5f_Caractères">) et (</text:span><text:span text:style-name="_5f_Caractères_5f_atalante">c2</text:span><text:span text:style-name="_5f_Caractères">) <text:s/></text:span><text:span text:style-name="_5f_Caractères_5f_correction"><text:span text:style-name="T185">Vrai.</text:span></text:span></text:p>
            </text:list-item>
            <text:list-item>
              <text:p text:style-name="P114"><text:span text:style-name="_5f_Caractères">[CD] est une corde de deux cercles </text:span><text:span text:style-name="_5f_pointillés_20_gris"><text:s/></text:span><text:span text:style-name="_5f_Caractères_5f_correction"><text:span text:style-name="T185">Vrai.</text:span></text:span></text:p>
            </text:list-item>
            <text:list-item>
              <text:p text:style-name="P114"><text:span text:style-name="_5f_Caractères">Le point A appartient aux trois cercles </text:span><text:span text:style-name="_5f_pointillés_20_gris"><text:s/></text:span><text:span text:style-name="_5f_Caractères_5f_correction">F</text:span><text:span text:style-name="_5f_Caractères_5f_correction"><text:span text:style-name="T185">aux.</text:span></text:span></text:p>
            </text:list-item>
            <text:list-item>
              <text:p text:style-name="P114"><text:span text:style-name="_5f_Caractères">MC est le rayon du cercle (</text:span><text:span text:style-name="_5f_Caractères_5f_atalante">c1</text:span><text:span text:style-name="_5f_Caractères">)</text:span><text:span text:style-name="_5f_pointillés_20_gris">. </text:span><text:span text:style-name="_5f_Caractères_5f_correction"><text:span text:style-name="T185">Vrai.</text:span></text:span></text:p>
            </text:list-item>
            <text:list-item>
              <text:p text:style-name="P114"><text:span text:style-name="_5f_Caractères">Le cercle (c</text:span><text:span text:style-name="_5f_Caractères_5f_atalante">2</text:span><text:span text:style-name="_5f_Caractères">) passe par les points A, B et C</text:span><text:span text:style-name="_5f_pointillés_20_gris">. </text:span><text:span text:style-name="_5f_Caractères_5f_correction"><text:span text:style-name="T185">Vrai.</text:span></text:span></text:p>
            </text:list-item>
          </text:list>
        </text:list-item>
        <text:list-item>
          <text:h text:style-name="_5f_Titre_5f_Exercices_5f_sans_5f_Titre" text:outline-level="1"><draw:g text:anchor-type="paragraph" draw:z-index="248" draw:name="Forme5" draw:style-name="gr17"><draw:g draw:style-name="gr20"><draw:line draw:style-name="gr39" draw:text-style-name="P150" svg:x1="-9.047cm" svg:y1="2.629cm" svg:x2="-8.859cm" svg:y2="2.819cm"><text:p/></draw:line><draw:line draw:style-name="gr40" draw:text-style-name="P150" svg:x1="-8.859cm" svg:y1="2.629cm" svg:x2="-9.047cm" svg:y2="2.819cm"><text:p/></draw:line></draw:g><draw:g draw:style-name="gr20"><draw:line draw:style-name="gr41" draw:text-style-name="P150" svg:x1="-8.252cm" svg:y1="4.842cm" svg:x2="-8.064cm" svg:y2="5.03cm"><text:p/></draw:line><draw:line draw:style-name="gr42" draw:text-style-name="P150" svg:x1="-8.064cm" svg:y1="4.842cm" svg:x2="-8.252cm" svg:y2="5.03cm"><text:p/></draw:line></draw:g><draw:g draw:style-name="gr20"><draw:line draw:style-name="gr43" draw:text-style-name="P150" svg:x1="-5.23cm" svg:y1="4.676cm" svg:x2="-5.04cm" svg:y2="4.864cm"><text:p/></draw:line><draw:line draw:style-name="gr44" draw:text-style-name="P150" svg:x1="-5.04cm" svg:y1="4.676cm" svg:x2="-5.23cm" svg:y2="4.864cm"><text:p/></draw:line></draw:g><draw:g draw:style-name="gr20"><draw:line draw:style-name="gr45" draw:text-style-name="P151" svg:x1="-7.748cm" svg:y1="3.482cm" svg:x2="-4.351cm" svg:y2="1.836cm"><text:p/></draw:line><draw:line draw:style-name="gr46" draw:text-style-name="P151" svg:x1="-7.814cm" svg:y1="3.341cm" svg:x2="-7.677cm" svg:y2="3.624cm"><text:p/></draw:line><draw:line draw:style-name="gr47" draw:text-style-name="P151" svg:x1="-4.422cm" svg:y1="1.695cm" svg:x2="-4.285cm" svg:y2="1.978cm"><text:p/></draw:line></draw:g><draw:g draw:style-name="gr20"><draw:line draw:style-name="gr48" draw:text-style-name="P151" svg:x1="-3.347cm" svg:y1="2.233cm" svg:x2="-2.419cm" svg:y2="3.871cm"><text:p/></draw:line><draw:line draw:style-name="gr49" draw:text-style-name="P151" svg:x1="-3.211cm" svg:y1="2.155cm" svg:x2="-3.486cm" svg:y2="2.308cm"><text:p/></draw:line><draw:line draw:style-name="gr50" draw:text-style-name="P151" svg:x1="-2.281cm" svg:y1="3.789cm" svg:x2="-2.556cm" svg:y2="3.948cm"><text:p/></draw:line></draw:g><draw:frame draw:style-name="gr51" draw:text-style-name="P152" svg:width="0.322cm" svg:height="0.675cm" svg:x="-5.508cm" svg:y="4.808cm"><draw:text-box><text:p text:style-name="P142"><text:span text:style-name="T209">Y</text:span></text:p></draw:text-box></draw:frame><draw:frame draw:style-name="gr52" draw:text-style-name="P152" svg:width="0.322cm" svg:height="0.676cm" svg:x="-8.385cm" svg:y="4.951cm"><draw:text-box><text:p text:style-name="P142"><text:span text:style-name="T209">L</text:span></text:p></draw:text-box></draw:frame><draw:frame draw:style-name="gr53" draw:text-style-name="P152" svg:width="0.32cm" svg:height="0.676cm" svg:x="-2.421cm" svg:y="3.898cm"><draw:text-box><text:p text:style-name="P142"><text:span text:style-name="T209">K</text:span></text:p></draw:text-box></draw:frame><draw:frame draw:style-name="gr54" draw:text-style-name="P152" svg:width="0.32cm" svg:height="0.675cm" svg:x="-3.506cm" svg:y="1.813cm"><draw:text-box><text:p text:style-name="P142"><text:span text:style-name="T209">B</text:span></text:p></draw:text-box></draw:frame><draw:frame draw:style-name="gr55" draw:text-style-name="P152" svg:width="0.32cm" svg:height="0.676cm" svg:x="-4.304cm" svg:y="1.582cm"><draw:text-box><text:p text:style-name="P142"><text:span text:style-name="T209">T</text:span></text:p></draw:text-box></draw:frame><draw:frame draw:style-name="gr56" draw:text-style-name="P152" svg:width="0.32cm" svg:height="0.678cm" svg:x="-8.158cm" svg:y="3.37cm"><draw:text-box><text:p text:style-name="P142"><text:span text:style-name="T209">N</text:span></text:p></draw:text-box></draw:frame><draw:frame draw:style-name="gr57" draw:text-style-name="P152" svg:width="0.318cm" svg:height="0.676cm" svg:x="-9.35cm" svg:y="2.104cm"><draw:text-box><text:p text:style-name="P142"><text:span text:style-name="T209">A</text:span></text:p></draw:text-box></draw:frame><draw:g draw:style-name="gr20"><draw:ellipse draw:style-name="gr58" draw:text-style-name="P153" svg:width="4cm" svg:height="4.003cm" svg:x="-10.934cm" svg:y="0.799cm"><text:p/></draw:ellipse><draw:g draw:style-name="gr20"><draw:line draw:style-name="gr59" draw:text-style-name="P154" svg:x1="-9.11cm" svg:y1="2.726cm" svg:x2="-8.835cm" svg:y2="2.726cm"><text:p/></draw:line><draw:line draw:style-name="gr60" draw:text-style-name="P154" svg:x1="-8.958cm" svg:y1="2.874cm" svg:x2="-8.958cm" svg:y2="2.644cm"><text:p/></draw:line></draw:g></draw:g><draw:ellipse draw:style-name="gr61" draw:text-style-name="P155" svg:width="3.784cm" svg:height="3.786cm" svg:x="-7.941cm" svg:y="0.728cm"><text:p/></draw:ellipse><draw:g draw:style-name="gr20"><draw:ellipse draw:style-name="gr62" draw:text-style-name="P153" svg:width="3.777cm" svg:height="3.784cm" svg:x="-9.999cm" svg:y="3.116cm"><text:p/></draw:ellipse><draw:g draw:style-name="gr20"><draw:line draw:style-name="gr63" draw:text-style-name="P154" svg:x1="-8.278cm" svg:y1="4.942cm" svg:x2="-8.019cm" svg:y2="4.942cm"><text:p/></draw:line><draw:line draw:style-name="gr64" draw:text-style-name="P154" svg:x1="-8.136cm" svg:y1="5.08cm" svg:x2="-8.136cm" svg:y2="4.863cm"><text:p/></draw:line></draw:g></draw:g><draw:g draw:style-name="gr20"><draw:ellipse draw:style-name="gr65" draw:text-style-name="P153" svg:width="3.897cm" svg:height="3.906cm" svg:x="-4.337cm" svg:y="1.993cm"><text:p/></draw:ellipse><draw:g draw:style-name="gr20"><draw:line draw:style-name="gr66" draw:text-style-name="P154" svg:x1="-2.561cm" svg:y1="3.876cm" svg:x2="-2.293cm" svg:y2="3.876cm"><text:p/></draw:line><draw:line draw:style-name="gr67" draw:text-style-name="P154" svg:x1="-2.413cm" svg:y1="4.019cm" svg:x2="-2.413cm" svg:y2="3.795cm"><text:p/></draw:line></draw:g></draw:g><draw:g draw:style-name="gr20"><draw:ellipse draw:style-name="gr68" draw:text-style-name="P153" svg:width="3.899cm" svg:height="3.904cm" svg:x="-7.06cm" svg:y="2.899cm"><text:p/></draw:ellipse><draw:g draw:style-name="gr20"><draw:line draw:style-name="gr69" draw:text-style-name="P154" svg:x1="-5.281cm" svg:y1="4.78cm" svg:x2="-5.013cm" svg:y2="4.78cm"><text:p/></draw:line><draw:line draw:style-name="gr70" draw:text-style-name="P154" svg:x1="-5.136cm" svg:y1="4.923cm" svg:x2="-5.136cm" svg:y2="4.699cm"><text:p/></draw:line></draw:g></draw:g></draw:g><text:span text:style-name="_5f_Caractères">Sur la figure suivante, le point A représente un arbre, le point P le puits, et le point R un rocher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as-char" svg:y="-11.675cm" draw:z-index="101" draw:name="Forme7" draw:style-name="gr98"><draw:g draw:style-name="gr20"><draw:g draw:style-name="gr20"><draw:line draw:style-name="gr99" draw:text-style-name="P150" svg:x1="6.155cm" svg:y1="3.882cm" svg:x2="6.354cm" svg:y2="4.083cm"><text:p/></draw:line><draw:line draw:style-name="gr100" draw:text-style-name="P150" svg:x1="6.354cm" svg:y1="3.882cm" svg:x2="6.155cm" svg:y2="4.083cm"><text:p/></draw:line></draw:g><draw:frame draw:style-name="gr101" draw:text-style-name="P152" svg:width="0.399cm" svg:height="0.675cm" svg:x="6.018cm" svg:y="3.955cm"><draw:text-box><text:p text:style-name="P142"><text:span text:style-name="T209">R</text:span></text:p></draw:text-box></draw:frame><draw:g draw:style-name="gr20"><draw:g draw:style-name="gr20"><draw:line draw:style-name="gr102" draw:text-style-name="P150" svg:x1="3.896cm" svg:y1="5.497cm" svg:x2="4.095cm" svg:y2="5.698cm"><text:p/></draw:line><draw:line draw:style-name="gr103" draw:text-style-name="P150" svg:x1="4.095cm" svg:y1="5.497cm" svg:x2="3.896cm" svg:y2="5.698cm"><text:p/></draw:line></draw:g><draw:frame draw:style-name="gr104" draw:text-style-name="P152" svg:width="0.338cm" svg:height="0.675cm" svg:x="4.073cm" svg:y="5.225cm"><draw:text-box><text:p text:style-name="P142"><text:span text:style-name="T209">A</text:span></text:p></draw:text-box></draw:frame></draw:g><draw:g draw:style-name="gr20"><draw:g draw:style-name="gr20"><draw:line draw:style-name="gr105" draw:text-style-name="P150" svg:x1="6.991cm" svg:y1="5.974cm" svg:x2="7.19cm" svg:y2="6.175cm"><text:p/></draw:line><draw:line draw:style-name="gr106" draw:text-style-name="P150" svg:x1="7.19cm" svg:y1="5.974cm" svg:x2="6.991cm" svg:y2="6.175cm"><text:p/></draw:line></draw:g><draw:frame draw:style-name="gr107" draw:text-style-name="P152" svg:width="0.339cm" svg:height="0.675cm" svg:x="7.137cm" svg:y="5.741cm"><draw:text-box><text:p text:style-name="P142"><text:span text:style-name="T209">P</text:span></text:p></draw:text-box></draw:frame></draw:g><draw:custom-shape draw:style-name="gr108" draw:text-style-name="P172" svg:width="2.006cm" svg:height="2.003cm" svg:x="6.11cm" svg:y="5.0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9" draw:text-style-name="P172" svg:width="3.003cm" svg:height="2.999cm" svg:x="4.611cm" svg:y="2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0" draw:text-style-name="P172" svg:width="6.003cm" svg:height="6cm" svg:x="1.011cm" svg:y="2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style-name="gr111" draw:text-style-name="P173" svg:width="8cm" svg:height="7.998cm" svg:x="2.251cm" svg:y="0cm" draw:kind="arc" draw:start-angle="42.67" draw:end-angle="323.62"><text:p/></draw:ellipse><draw:ellipse draw:style-name="gr112" draw:text-style-name="P175" svg:width="8.004cm" svg:height="8.002cm" svg:x="0cm" svg:y="1.57cm" draw:kind="arc" draw:start-angle="34.5" draw:end-angle="34.13"><text:p text:style-name="P174"><text:span text:style-name="T218"><text:s text:c="12"/></text:span></text:p></draw:ellipse><draw:ellipse draw:style-name="gr113" draw:text-style-name="P172" svg:width="4.075cm" svg:height="4.072cm" svg:x="5.057cm" svg:y="4.082cm"><text:p/></draw:ellipse><draw:circle draw:style-name="gr114" draw:text-style-name="P173" svg:width="7.998cm" svg:height="7.998cm" svg:x="2.286cm" svg:y="-0.014cm" draw:kind="arc" draw:start-angle="309.81" draw:end-angle="311.62"><text:p/></draw:circle><draw:frame draw:style-name="gr115" draw:text-style-name="P176" svg:width="2.311cm" svg:height="1.382cm" svg:x="7.694cm" svg:y="7.493cm"><draw:text-box><text:p text:style-name="P142"><text:span text:style-name="T219">Zone du trésor</text:span></text:p></draw:text-box></draw:frame><draw:line draw:style-name="gr116" draw:text-style-name="P172" svg:x1="3.999cm" svg:y1="5.612cm" svg:x2="-0.001cm" svg:y2="5.612cm"><text:p/></draw:line><draw:circle draw:style-name="gr114" draw:text-style-name="P173" svg:width="7.998cm" svg:height="7.998cm" svg:x="2.252cm" svg:y="0cm" draw:kind="arc" draw:start-angle="284.95" draw:end-angle="311.37"><text:p/></draw:circle></draw:g></text:h>
      <text:h text:style-name="_5f_Paragraphe" text:outline-level="1"><text:span text:style-name="_5f_Caractères">Trouve l’emplacement du trésor T sachant qu’il est :</text:span></text:h>
      <text:h text:style-name="P112" text:outline-level="1"><text:span text:style-name="_5f_Caractères">à 4 cm du rocher R.</text:span></text:h>
      <text:h text:style-name="P112" text:outline-level="1"><text:span text:style-name="_5f_Caractères">à plus de 4 cm de l’arbre A.</text:span></text:h>
      <text:h text:style-name="P112" text:outline-level="1"><text:span text:style-name="_5f_Caractères">à moins de 2 cm du puits P.</text:span></text:h>
      <text:h text:style-name="P112" text:outline-level="1"><text:span text:style-name="_5f_Caractères"/></text:h>
      <text:h text:style-name="P112" text:outline-level="1"/>
      <text:h text:style-name="P112" text:outline-level="1"/>
      <text:h text:style-name="P112" text:outline-level="1"/>
      <text:h text:style-name="P112" text:outline-level="1"/>
      <text:h text:style-name="P112" text:outline-level="1"/>
      <text:h text:style-name="P112" text:outline-level="1"/>
      <text:h text:style-name="P112" text:outline-level="1"/>
      <text:h text:style-name="P112" text:outline-level="1"/>
      <text:h text:style-name="P112" text:outline-level="1"/>
      <text:list xml:id="list160536010232171" text:continue-numbering="true" text:style-name="_5f_Numérotation_20_des_20_exercices">
        <text:list-item>
          <text:h text:style-name="_5f_Titre_5f_Exercices_5f_sans_5f_Titre" text:outline-level="1"><text:soft-page-break/><text:span text:style-name="_5f_Caractères">Sur la figure suivante :</text:span></text:h>
          <text:list>
            <text:list-item>
              <text:p text:style-name="P123"><text:span text:style-name="_5f_Caractères">Construis un point C, à 5 cm de A et B.</text:span></text:p>
            </text:list-item>
            <text:list-item>
              <text:p text:style-name="P123"><text:span text:style-name="_5f_Caractères">Construis un point D, distinct de C, à 5 cm de A et B.</text:span></text:p>
            </text:list-item>
            <text:list-item>
              <text:p text:style-name="P123"><text:span text:style-name="_5f_Caractères">Trace la droite (CD).</text:span></text:p>
            </text:list-item>
            <text:list-item>
              <text:p text:style-name="P118"><text:span text:style-name="_5f_Caractères"><text:span text:style-name="T186">Que représente </text:span></text:span><text:span text:style-name="_5f_Caractères">cette droite ? </text:span></text:p>
              <text:p text:style-name="P118"><text:span text:style-name="_5f_Caractères_5f_correction"><text:span text:style-name="T187">C</text:span></text:span><text:span text:style-name="_5f_Caractères_5f_correction">‘</text:span><text:span text:style-name="_5f_Caractères_5f_correction"><text:span text:style-name="T187">est la médiatrice de [AB].</text:span>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draw:g text:anchor-type="paragraph" draw:z-index="102" draw:name="Forme6" draw:style-name="gr17"><draw:g draw:style-name="gr20"><draw:line draw:style-name="gr90" draw:text-style-name="P141" svg:x1="3.223cm" svg:y1="2.108cm" svg:x2="3.087cm" svg:y2="2.38cm"><text:p/></draw:line><draw:line draw:style-name="gr91" draw:text-style-name="P141" svg:x1="3.295cm" svg:y1="2.315cm" svg:x2="3.023cm" svg:y2="2.179cm"><text:p/></draw:line></draw:g><draw:frame draw:style-name="gr92" draw:text-style-name="P169" svg:width="0.992cm" svg:height="0.639cm" svg:x="2.48cm" svg:y="1.739cm"><draw:text-box><text:p text:style-name="P142"><text:span text:style-name="T206">A</text:span></text:p></draw:text-box></draw:frame><draw:g draw:style-name="gr20"><draw:line draw:style-name="gr90" draw:text-style-name="P141" svg:x1="4.631cm" svg:y1="4.543cm" svg:x2="4.495cm" svg:y2="4.815cm"><text:p/></draw:line><draw:line draw:style-name="gr91" draw:text-style-name="P141" svg:x1="4.7cm" svg:y1="4.747cm" svg:x2="4.428cm" svg:y2="4.611cm"><text:p/></draw:line></draw:g><draw:frame draw:style-name="gr93" draw:text-style-name="P169" svg:width="0.992cm" svg:height="0.641cm" svg:x="4.524cm" svg:y="4.731cm"><draw:text-box><text:p text:style-name="P142"><text:span text:style-name="T206">B</text:span></text:p></draw:text-box></draw:frame><draw:line draw:style-name="gr83" draw:text-style-name="P148" svg:x1="3.138cm" svg:y1="2.257cm" svg:x2="4.569cm" svg:y2="4.697cm"><text:p/></draw:line><draw:line draw:style-name="gr83" draw:text-style-name="P148" svg:x1="5.919cm" svg:y1="2.247cm" svg:x2="1.764cm" svg:y2="4.707cm"><text:p/></draw:line><draw:g draw:style-name="gr20"><draw:g draw:style-name="gr20"><draw:line draw:style-name="gr94" draw:text-style-name="P165" svg:x1="3.078cm" svg:y1="2.178cm" svg:x2="3.211cm" svg:y2="2.311cm"><text:p/></draw:line><draw:line draw:style-name="gr94" draw:text-style-name="P165" svg:x1="3.078cm" svg:y1="2.311cm" svg:x2="3.211cm" svg:y2="2.178cm"><text:p/></draw:line></draw:g><draw:circle draw:style-name="gr95" draw:text-style-name="P148" svg:width="4cm" svg:height="4cm" svg:x="1.148cm" svg:y="0.245cm"><text:p/></draw:circle></draw:g><draw:g draw:style-name="gr20"><draw:g draw:style-name="gr20"><draw:line draw:style-name="gr94" draw:text-style-name="P165" svg:x1="4.484cm" svg:y1="4.602cm" svg:x2="4.617cm" svg:y2="4.735cm"><text:p/></draw:line><draw:line draw:style-name="gr94" draw:text-style-name="P165" svg:x1="4.484cm" svg:y1="4.735cm" svg:x2="4.617cm" svg:y2="4.602cm"><text:p/></draw:line></draw:g><draw:circle draw:style-name="gr95" draw:text-style-name="P148" svg:width="4.001cm" svg:height="4.001cm" svg:x="2.55cm" svg:y="2.669cm"><text:p/></draw:circle></draw:g><draw:g draw:style-name="gr20"><draw:line draw:style-name="gr96" draw:text-style-name="P170" svg:x1="5.149cm" svg:y1="2.599cm" svg:x2="5.013cm" svg:y2="2.871cm"><text:p/></draw:line><draw:line draw:style-name="gr97" draw:text-style-name="P170" svg:x1="5.221cm" svg:y1="2.805cm" svg:x2="4.949cm" svg:y2="2.669cm"><text:p/></draw:line></draw:g><draw:frame draw:style-name="gr92" draw:text-style-name="P171" svg:width="0.992cm" svg:height="0.639cm" svg:x="4.895cm" svg:y="2.85cm"><draw:text-box><text:p text:style-name="P142"><text:span text:style-name="T208">D</text:span></text:p></draw:text-box></draw:frame><draw:g draw:style-name="gr20"><draw:line draw:style-name="gr96" draw:text-style-name="P170" svg:x1="2.695cm" svg:y1="4.066cm" svg:x2="2.559cm" svg:y2="4.338cm"><text:p/></draw:line><draw:line draw:style-name="gr97" draw:text-style-name="P170" svg:x1="2.764cm" svg:y1="4.272cm" svg:x2="2.492cm" svg:y2="4.136cm"><text:p/></draw:line></draw:g><draw:frame draw:style-name="gr92" draw:text-style-name="P171" svg:width="0.992cm" svg:height="0.639cm" svg:x="2.439cm" svg:y="4.323cm"><draw:text-box><text:p text:style-name="P142"><text:span text:style-name="T208">C</text:span></text:p></draw:text-box></draw:fram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60534508527473" text:continue-numbering="true" text:style-name="_5f_Numérotation_20_des_20_exercices">
        <text:list-item>
          <text:h text:style-name="_5f_Titre_5f_Exercices_5f_sans_5f_Titre" text:outline-level="1"><draw:g text:anchor-type="paragraph" draw:z-index="249" draw:name="Forme8" draw:style-name="gr17"><draw:polygon draw:style-name="gr18" draw:text-style-name="P140" svg:width="3.199cm" svg:height="1.163cm" svg:x="0.912cm" svg:y="5.565cm" svg:viewBox="0 0 3200 1164" draw:points="1500,564 2900,0 3200,1164 100,1164 0,564"><text:p/></draw:polygon><draw:polygon draw:style-name="gr19" draw:text-style-name="P140" svg:width="2.599cm" svg:height="2.899cm" svg:x="6.412cm" svg:y="2.129cm" svg:viewBox="0 0 2600 2900" draw:points="300,200 1500,0 2600,2900 1700,2100 0,2100"><text:p/></draw:polygon><draw:g draw:style-name="gr20"><draw:line draw:style-name="gr21" draw:text-style-name="P141" svg:x1="3.117cm" svg:y1="6.057cm" svg:x2="2.981cm" svg:y2="6.329cm"><text:p/></draw:line><draw:line draw:style-name="gr22" draw:text-style-name="P141" svg:x1="3.186cm" svg:y1="6.262cm" svg:x2="2.914cm" svg:y2="6.126cm"><text:p/></draw:line></draw:g><draw:frame draw:style-name="gr23" draw:text-style-name="P143" svg:width="1.9cm" svg:height="0.9cm" svg:x="2.014cm" svg:y="6.429cm"><draw:text-box><text:p text:style-name="P142"><text:span text:style-name="T206">Chez Eugénie</text:span></text:p></draw:text-box></draw:frame><draw:line draw:style-name="gr24" draw:text-style-name="P144" svg:x1="0.888cm" svg:y1="3.704cm" svg:x2="5.988cm" svg:y2="0.404cm"><text:p/></draw:line><draw:line draw:style-name="gr24" draw:text-style-name="P144" svg:x1="0.912cm" svg:y1="4.234cm" svg:x2="1.912cm" svg:y2="3.57cm"><text:p/></draw:line><draw:line draw:style-name="gr24" draw:text-style-name="P144" svg:x1="5.542cm" svg:y1="1.14cm" svg:x2="6.314cm" svg:y2="0.628cm"><text:p/></draw:line><draw:line draw:style-name="gr24" draw:text-style-name="P144" svg:x1="1.914cm" svg:y1="5.626cm" svg:x2="1.914cm" svg:y2="3.57cm"><text:p/></draw:line><draw:line draw:style-name="gr24" draw:text-style-name="P144" svg:x1="2.314cm" svg:y1="5.628cm" svg:x2="2.314cm" svg:y2="3.228cm"><text:p/></draw:line><draw:line draw:style-name="gr24" draw:text-style-name="P144" svg:x1="5.205cm" svg:y1="1.367cm" svg:x2="2.314cm" svg:y2="3.229cm"><text:p/></draw:line><draw:line draw:style-name="gr24" draw:text-style-name="P144" svg:x1="5.206cm" svg:y1="1.367cm" svg:x2="6.214cm" svg:y2="2.129cm"><text:p/></draw:line><draw:line draw:style-name="gr24" draw:text-style-name="P144" svg:x1="5.542cm" svg:y1="1.141cm" svg:x2="6.614cm" svg:y2="1.929cm"><text:p/></draw:line><draw:line draw:style-name="gr24" draw:text-style-name="P144" svg:x1="7.913cm" svg:y1="1.725cm" svg:x2="6.613cm" svg:y2="1.925cm"><text:p/></draw:line><draw:line draw:style-name="gr24" draw:text-style-name="P144" svg:x1="7.947cm" svg:y1="2.099cm" svg:x2="6.714cm" svg:y2="2.287cm"><text:p/></draw:line><draw:line draw:style-name="gr24" draw:text-style-name="P144" svg:x1="6.412cm" svg:y1="4.229cm" svg:x2="6.712cm" svg:y2="2.291cm"><text:p/></draw:line><draw:line draw:style-name="gr24" draw:text-style-name="P144" svg:x1="5.914cm" svg:y1="4.229cm" svg:x2="6.214cm" svg:y2="2.129cm"><text:p/></draw:line><draw:line draw:style-name="gr24" draw:text-style-name="P144" svg:x1="5.914cm" svg:y1="4.228cm" svg:x2="2.314cm" svg:y2="5.628cm"><text:p/></draw:line><draw:line draw:style-name="gr24" draw:text-style-name="P144" svg:x1="3.814cm" svg:y1="5.565cm" svg:x2="2.391cm" svg:y2="6.129cm"><text:p/></draw:line><draw:line draw:style-name="gr24" draw:text-style-name="P144" svg:x1="3.812cm" svg:y1="5.565cm" svg:x2="4.088cm" svg:y2="6.729cm"><text:p/></draw:line><draw:line draw:style-name="gr24" draw:text-style-name="P144" svg:x1="4.338cm" svg:y1="5.415cm" svg:x2="4.614cm" svg:y2="6.579cm"><text:p/></draw:line><draw:line draw:style-name="gr24" draw:text-style-name="P144" svg:x1="4.338cm" svg:y1="5.465cm" svg:x2="6.214cm" svg:y2="4.729cm"><text:p/></draw:line><draw:line draw:style-name="gr24" draw:text-style-name="P144" svg:x1="6.412cm" svg:y1="4.228cm" svg:x2="8.112cm" svg:y2="4.228cm"><text:p/></draw:line><draw:line draw:style-name="gr24" draw:text-style-name="P144" svg:x1="6.214cm" svg:y1="4.729cm" svg:x2="7.914cm" svg:y2="4.729cm"><text:p/></draw:line><draw:line draw:style-name="gr24" draw:text-style-name="P144" svg:x1="0.932cm" svg:y1="6.127cm" svg:x2="2.432cm" svg:y2="6.127cm"><text:p/></draw:line><draw:line draw:style-name="gr24" draw:text-style-name="P144" svg:x1="0.912cm" svg:y1="5.625cm" svg:x2="1.912cm" svg:y2="5.625cm"><text:p/></draw:line><draw:frame draw:style-name="gr25" draw:text-style-name="P145" svg:width="2.761cm" svg:height="0.643cm" draw:transform="rotate (1.5700981950941) translate (1.81327777777778cm 5.72634722222222cm)"><draw:text-box><text:p text:style-name="P142"><text:span text:style-name="T207">Rue Diderot</text:span></text:p></draw:text-box></draw:frame><draw:frame draw:style-name="gr26" draw:text-style-name="P145" svg:width="3.954cm" svg:height="0.914cm" draw:transform="rotate (0.365471945367613) translate (3.09386111111111cm 5.24227777777778cm)"><draw:text-box><text:p text:style-name="P142"><text:span text:style-name="T207">Rue Albert Einstein</text:span></text:p></draw:text-box></draw:frame><draw:frame draw:style-name="gr26" draw:text-style-name="P145" svg:width="2.109cm" svg:height="0.914cm" draw:transform="rotate (-0.645422757387504) translate (5.22640277777778cm 0.746125cm)"><draw:text-box><text:p text:style-name="P142"><text:span text:style-name="T207">Rue Sophie</text:span></text:p></draw:text-box></draw:frame><draw:frame draw:style-name="gr25" draw:text-style-name="P145" svg:width="2.109cm" svg:height="0.643cm" draw:transform="rotate (0.154636171726698) translate (6.43113888888889cm 1.85561111111111cm)"><draw:text-box><text:p text:style-name="P142"><text:span text:style-name="T207">Germain</text:span></text:p></draw:text-box></draw:frame><draw:frame draw:style-name="gr26" draw:text-style-name="P145" svg:width="2.759cm" svg:height="0.914cm" draw:transform="rotate (0.581369173839311) translate (2.032cm 2.82927777777778cm)"><draw:text-box><text:p text:style-name="P142"><text:span text:style-name="T207">Rue Marie Curie</text:span></text:p></draw:text-box></draw:frame><draw:frame draw:style-name="gr27" draw:text-style-name="P145" svg:width="2.758cm" svg:height="0.641cm" draw:transform="rotate (1.43937303411972) translate (5.91431944444445cm 4.34093055555556cm)"><draw:text-box><text:p text:style-name="P142"><text:span text:style-name="T207">Rue Hypatie</text:span></text:p></draw:text-box></draw:frame><draw:g draw:style-name="gr20"><draw:line draw:style-name="gr21" draw:text-style-name="P141" svg:x1="7.464cm" svg:y1="3.817cm" svg:x2="7.328cm" svg:y2="4.089cm"><text:p/></draw:line><draw:line draw:style-name="gr22" draw:text-style-name="P141" svg:x1="7.533cm" svg:y1="4.02cm" svg:x2="7.261cm" svg:y2="3.884cm"><text:p/></draw:line></draw:g><draw:line draw:style-name="gr24" draw:text-style-name="P144" svg:x1="8.813cm" svg:y1="5.529cm" svg:x2="7.913cm" svg:y2="4.729cm"><text:p/></draw:line><draw:line draw:style-name="gr24" draw:text-style-name="P144" svg:x1="9.014cm" svg:y1="5.028cm" svg:x2="8.114cm" svg:y2="4.228cm"><text:p/></draw:line><draw:polygon draw:style-name="gr19" draw:text-style-name="P140" svg:width="3.899cm" svg:height="4.299cm" svg:x="2.314cm" svg:y="1.329cm" svg:viewBox="0 0 3900 4300" draw:points="0,1900 2900,0 3900,800 3600,2900 0,4300"><text:p/></draw:polygon><draw:polygon draw:style-name="gr18" draw:text-style-name="P140" svg:width="4.451cm" svg:height="1.899cm" svg:x="4.362cm" svg:y="4.729cm" svg:viewBox="0 0 4452 1900" draw:points="0,719 1852,0 3552,0 4452,800 252,1900"><text:p/></draw:polygon><draw:polygon draw:style-name="gr28" draw:text-style-name="P146" svg:width="0.999cm" svg:height="2.055cm" svg:x="0.912cm" svg:y="3.57cm" svg:viewBox="0 0 1000 2056" draw:points="0,664 1000,0 1000,2056 0,2051"><text:p/></draw:polygon><draw:polygon draw:style-name="gr28" draw:text-style-name="P146" svg:width="2.322cm" svg:height="1.27cm" svg:x="5.59cm" svg:y="0.658cm" svg:viewBox="0 0 2323 1271" draw:points="0,483 723,0 2323,1071 1023,1271"><text:p/></draw:polygon><draw:polygon draw:style-name="gr28" draw:text-style-name="P146" svg:width="5.048cm" svg:height="3.275cm" svg:x="0.888cm" svg:y="0.4cm" svg:viewBox="0 0 5049 3276" draw:points="0,1237 1429,189 5049,0 0,3276"><text:p/></draw:polygon><draw:line draw:style-name="gr24" draw:text-style-name="P144" svg:x1="6.412cm" svg:y1="4.241cm" svg:x2="8.112cm" svg:y2="4.241cm"><text:p/></draw:line><draw:line draw:style-name="gr24" draw:text-style-name="P144" svg:x1="6.214cm" svg:y1="4.742cm" svg:x2="7.914cm" svg:y2="4.742cm"><text:p/></draw:line><draw:frame draw:style-name="gr29" draw:text-style-name="P147" svg:width="1.602cm" svg:height="0.876cm" svg:x="1.794cm" svg:y="0.786cm"><draw:text-box><text:p text:style-name="P142"><text:span text:style-name="T208">Chez Luc</text:span></text:p></draw:text-box></draw:frame><draw:g draw:style-name="gr20"><draw:line draw:style-name="gr21" draw:text-style-name="P141" svg:x1="7.464cm" svg:y1="3.83cm" svg:x2="7.328cm" svg:y2="4.102cm"><text:p/></draw:line><draw:line draw:style-name="gr22" draw:text-style-name="P141" svg:x1="7.533cm" svg:y1="4.033cm" svg:x2="7.261cm" svg:y2="3.897cm"><text:p/></draw:line></draw:g><draw:line draw:style-name="gr24" draw:text-style-name="P144" svg:x1="8.813cm" svg:y1="5.542cm" svg:x2="7.913cm" svg:y2="4.742cm"><text:p/></draw:line><draw:line draw:style-name="gr24" draw:text-style-name="P144" svg:x1="9.014cm" svg:y1="5.041cm" svg:x2="8.114cm" svg:y2="4.241cm"><text:p/></draw:line><draw:g draw:style-name="gr20"><draw:line draw:style-name="gr30" draw:text-style-name="P141" svg:x1="3.537cm" svg:y1="1.58cm" svg:x2="3.401cm" svg:y2="1.852cm"><text:p/></draw:line><draw:line draw:style-name="gr31" draw:text-style-name="P141" svg:x1="3.606cm" svg:y1="1.783cm" svg:x2="3.334cm" svg:y2="1.647cm"><text:p/></draw:line></draw:g><draw:line draw:style-name="gr32" draw:text-style-name="P148" svg:x1="3.032cm" svg:y1="6.211cm" svg:x2="7.395cm" svg:y2="3.974cm"><text:p/></draw:line><draw:line draw:style-name="gr33" draw:text-style-name="P148" svg:x1="6.115cm" svg:y1="6.856cm" svg:x2="3.385cm" svg:y2="1.539cm"><text:p/></draw:line><draw:custom-shape draw:style-name="gr34" draw:text-style-name="P148" svg:width="0.362cm" svg:height="0.278cm" draw:transform="skewX (0.0127409035395586) rotate (0.594808209079667) translate (5.23522222222222cm 5.14879166666667cm)"><text:p/><draw:enhanced-geometry svg:viewBox="0 0 21600 21600" draw:type="rectangle" draw:enhanced-path="M 0 0 L 21600 0 21600 21600 0 21600 0 0 Z N"/></draw:custom-shape><draw:line draw:style-name="gr35" draw:text-style-name="P148" svg:x1="6.296cm" svg:y1="4.377cm" svg:x2="6.195cm" svg:y2="4.685cm"><text:p/></draw:line><draw:line draw:style-name="gr35" draw:text-style-name="P148" svg:x1="4.659cm" svg:y1="5.243cm" svg:x2="4.558cm" svg:y2="5.551cm"><text:p/></draw:line><draw:g draw:style-name="gr20"><draw:line draw:style-name="gr36" draw:text-style-name="P149" svg:x1="3.832cm" svg:y1="2.143cm" svg:x2="3.722cm" svg:y2="2.415cm"><text:p/></draw:line><draw:line draw:style-name="gr37" draw:text-style-name="P149" svg:x1="3.889cm" svg:y1="2.346cm" svg:x2="3.669cm" svg:y2="2.21cm"><text:p/></draw:line></draw:g><draw:frame draw:style-name="gr38" draw:text-style-name="P143" svg:width="1.9cm" svg:height="0.902cm" svg:x="6.763cm" svg:y="2.915cm"><draw:text-box><text:p text:style-name="P142"><text:span text:style-name="T206">Chez Eloi</text:span></text:p></draw:text-box></draw:frame></draw:g><text:span text:style-name="_5f_Caractères"><text:s/></text:span></text:h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60535819533398" text:continue-numbering="true" text:style-name="_5f_Numérotation_20_des_20_exercices">
        <text:list-item>
          <text:list>
            <text:list-item>
              <text:p text:style-name="P123"><text:span text:style-name="_5f_Caractères">Luc habite sur la rue Marie Curie. À vol d’oiseau, il est à la même distance de chez Eugénie que de chez Éloi. Sur ce plan, où habite Luc ?</text:span></text:p>
            </text:list-item>
          </text:list>
        </text:list-item>
      </text:list>
      <text:p text:style-name="P125"><text:span text:style-name="_5f_Caractères"/></text:p>
      <text:p text:style-name="P125"><text:span text:style-name="_5f_Caractères"/></text:p>
      <text:p text:style-name="P125"><text:span text:style-name="_5f_Caractères"/></text:p>
      <text:list xml:id="list160535392012280" text:continue-numbering="true" text:style-name="_5f_Numérotation_20_des_20_exercices">
        <text:list-item>
          <text:h text:style-name="_5f_Premier_5f_Titre_5f_Exercices_5f_avec_5f_Num_20_Exo_5f_Avec_5f_Titre" text:outline-level="1"><text:span text:style-name="_5f_Caractères">Droites et points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><draw:g text:anchor-type="paragraph" draw:z-index="103" draw:name="Forme9" draw:style-name="gr17"><draw:line draw:style-name="gr89" draw:text-style-name="P148" svg:x1="0.375cm" svg:y1="3.033cm" svg:x2="5.725cm" svg:y2="0.201cm"><text:p/></draw:line><draw:frame draw:style-name="gr77" draw:text-style-name="P168" svg:width="1.108cm" svg:height="0.784cm" svg:x="0.002cm" svg:y="2.191cm"><draw:text-box><text:p text:style-name="P160"><text:span text:style-name="T217">(d)</text:span></text:p></draw:text-box></draw:frame><draw:line draw:style-name="gr89" draw:text-style-name="P148" svg:x1="1.541cm" svg:y1="2.258cm" svg:x2="1.658cm" svg:y2="2.513cm"><text:p/></draw:line><draw:line draw:style-name="gr89" draw:text-style-name="P148" svg:x1="2.954cm" svg:y1="1.535cm" svg:x2="3.071cm" svg:y2="1.79cm"><text:p/></draw:line><draw:frame draw:style-name="gr77" draw:text-style-name="P168" svg:width="1.107cm" svg:height="0.784cm" svg:x="0.953cm" svg:y="1.681cm"><draw:text-box><text:p text:style-name="P160"><text:span text:style-name="T217">A</text:span></text:p></draw:text-box></draw:frame><draw:frame draw:style-name="gr76" draw:text-style-name="P168" svg:width="1.107cm" svg:height="0.786cm" svg:x="2.673cm" svg:y="1.016cm"><draw:text-box><text:p text:style-name="P160"><text:span text:style-name="T217">S</text:span></text:p></draw:text-box></draw:frame><draw:line draw:style-name="gr89" draw:text-style-name="P148" svg:x1="1.542cm" svg:y1="2.258cm" svg:x2="1.659cm" svg:y2="2.513cm"><text:p/></draw:line><draw:line draw:style-name="gr89" draw:text-style-name="P148" svg:x1="3.63cm" svg:y1="2.316cm" svg:x2="3.756cm" svg:y2="2.495cm"><text:p/></draw:line><draw:line draw:style-name="gr89" draw:text-style-name="P148" svg:x1="3.765cm" svg:y1="2.322cm" svg:x2="3.639cm" svg:y2="2.496cm"><text:p/></draw:line><draw:frame draw:style-name="gr76" draw:text-style-name="P168" svg:width="1.108cm" svg:height="0.786cm" svg:x="3.627cm" svg:y="2.013cm"><draw:text-box><text:p text:style-name="P160"><text:span text:style-name="T217">C</text:span></text:p></draw:text-box></draw:frame><draw:line draw:style-name="gr74" draw:text-style-name="P148" svg:x1="2.3cm" svg:y1="0.918cm" svg:x2="4.281cm" svg:y2="3.021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i-dessus :</text:span></text:h>
      <text:list xml:id="list160536398419819" text:continue-numbering="true" text:style-name="_5f_Numérotation_20_des_20_exercices">
        <text:list-item>
          <text:list>
            <text:list-item>
              <text:p text:style-name="P123"><text:span text:style-name="_5f_Caractères">Trace une droite (d).</text:span></text:p>
            </text:list-item>
            <text:list-item>
              <text:p text:style-name="P123"><text:span text:style-name="_5f_Caractères">Place deux points S et A sur cette droite.</text:span></text:p>
            </text:list-item>
            <text:list-item>
              <text:p text:style-name="P115"><text:span text:style-name="_5f_Caractères">Donne deux autres façons de nommer la droite (d). </text:span><text:span text:style-name="_5f_pointillés_20_gris"><text:s/></text:span><text:span text:style-name="_5f_Caractères"><text:s/></text:span><text:span text:style-name="_5f_Caractères_5f_correction"><text:span text:style-name="T195">(AS) <text:s text:c="3"/>(SA)</text:span></text:span></text:p>
            </text:list-item>
            <text:list-item>
              <text:p text:style-name="P123"><text:span text:style-name="_5f_Caractères">Place un point C qui n'appartient pas à la droite (d).</text:span></text:p>
            </text:list-item>
            <text:list-item>
              <text:p text:style-name="_5f_Paragraphe_5f_Réponse_5f_Elève"><text:span text:style-name="_5f_Caractères">Le point A appartient-il à la droite (SC) ? <text:s/></text:span><text:span text:style-name="_5f_Caractères_5f_correction"><text:span text:style-name="T196">Non</text:span></text:span></text:p>
            </text:list-item>
          </text:list>
        </text:list-item>
      </text:list>
      <text:p text:style-name="P119"><text:span text:style-name="_5f_pointillés_20_gris"/></text:p>
      <text:list xml:id="list160535589206756" text:continue-numbering="true" text:style-name="_5f_Numérotation_20_des_20_exercices">
        <text:list-item>
          <text:h text:style-name="_5f_Titre_5f_Exercices_5f_sans_5f_Titre" text:outline-level="1"><text:span text:style-name="_5f_Caractères">On considère le pentagone ci-dessous.</text:span></text:h>
        </text:list-item>
      </text:list>
      <text:h text:style-name="_5f_Paragraphe" text:outline-level="1"><draw:g text:anchor-type="paragraph" draw:z-index="16" draw:name="Shape20" draw:style-name="gr17"><draw:frame draw:style-name="gr187" draw:text-style-name="P189" svg:width="0.722cm" svg:height="0.623cm" svg:x="2.344cm" svg:y="0.041cm"><draw:text-box><text:p text:style-name="P142"><text:span text:style-name="T223">A</text:span></text:p></draw:text-box></draw:frame><draw:frame draw:style-name="gr188" draw:text-style-name="P189" svg:width="0.724cm" svg:height="0.623cm" svg:x="6.143cm" svg:y="0.815cm"><draw:text-box><text:p text:style-name="P142"><text:span text:style-name="T223">B</text:span></text:p></draw:text-box></draw:frame><draw:frame draw:style-name="gr189" draw:text-style-name="P189" svg:width="0.227cm" svg:height="0.623cm" svg:x="7.703cm" svg:y="2.606cm"><draw:text-box><text:p text:style-name="P142"><text:span text:style-name="T223">C</text:span></text:p></draw:text-box></draw:frame><draw:frame draw:style-name="gr190" draw:text-style-name="P189" svg:width="0.75cm" svg:height="0.498cm" svg:x="3.991cm" svg:y="3.048cm"><draw:text-box><text:p text:style-name="P142"><text:span text:style-name="T223">D</text:span></text:p></draw:text-box></draw:frame><draw:frame draw:style-name="gr191" draw:text-style-name="P189" svg:width="0.205cm" svg:height="0.623cm" svg:x="0.938cm" svg:y="1.367cm"><draw:text-box><text:p text:style-name="P142"><text:span text:style-name="T223">E</text:span></text:p></draw:text-box></draw:frame><draw:polygon draw:style-name="gr192" draw:text-style-name="P190" svg:width="6.466cm" svg:height="2.553cm" svg:x="1.166cm" svg:y="0.538cm" svg:viewBox="0 0 6467 2554" draw:points="1489,0 5112,640 6467,2211 3166,2554 0,1304"><text:p/></draw:polygon><draw:line draw:style-name="gr193" draw:text-style-name="P191" svg:x1="2.653cm" svg:y1="0.538cm" svg:x2="7.631cm" svg:y2="2.749cm"><text:p/></draw:line><draw:line draw:style-name="gr193" draw:text-style-name="P191" svg:x1="6.277cm" svg:y1="1.176cm" svg:x2="4.332cm" svg:y2="3.09cm"><text:p/></draw:line><draw:line draw:style-name="gr193" draw:text-style-name="P191" svg:x1="1.166cm" svg:y1="1.842cm" svg:x2="7.633cm" svg:y2="2.749cm"><text:p/></draw:line><draw:line draw:style-name="gr193" draw:text-style-name="P191" svg:x1="1.166cm" svg:y1="1.84cm" svg:x2="6.278cm" svg:y2="1.176cm"><text:p/></draw:line><draw:line draw:style-name="gr193" draw:text-style-name="P191" svg:x1="2.653cm" svg:y1="0.538cm" svg:x2="4.331cm" svg:y2="3.092cm"><text:p/></draw:line><draw:frame draw:style-name="gr194" draw:text-style-name="P189" svg:width="0.689cm" svg:height="0.623cm" svg:x="4.275cm" svg:y="0.925cm"><draw:text-box><text:p text:style-name="P142"><text:span text:style-name="T223">F</text:span></text:p></draw:text-box></draw:frame><draw:frame draw:style-name="gr195" draw:text-style-name="P189" svg:width="0.752cm" svg:height="0.623cm" svg:x="2.723cm" svg:y="1.168cm"><draw:text-box><text:p text:style-name="P142"><text:span text:style-name="T223">G</text:span></text:p></draw:text-box></draw:frame><draw:frame draw:style-name="gr196" draw:text-style-name="P189" svg:width="0.743cm" svg:height="0.623cm" svg:x="3.176cm" svg:y="2.075cm"><draw:text-box><text:p text:style-name="P142"><text:span text:style-name="T223">H</text:span></text:p></draw:text-box></draw:frame><draw:frame draw:style-name="gr197" draw:text-style-name="P189" svg:width="0.599cm" svg:height="0.623cm" svg:x="4.831cm" svg:y="2.302cm"><draw:text-box><text:p text:style-name="P142"><text:span text:style-name="T223">I</text:span></text:p></draw:text-box></draw:frame><draw:frame draw:style-name="gr197" draw:text-style-name="P189" svg:width="0.599cm" svg:height="0.623cm" svg:x="5.265cm" svg:y="1.279cm"><draw:text-box><text:p text:style-name="P142"><text:span text:style-name="T223">J</text:span></text:p></draw:text-box></draw:frame><draw:g draw:style-name="gr20"><draw:frame draw:name="DescriptionOOoTep_11" draw:style-name="gr198" draw:text-style-name="P192" svg:width="0.004cm" svg:height="0.004cm" svg:x="2.612cm" svg:y="0.493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2.668cm" svg:y1="0.486cm" svg:x2="2.636cm" svg:y2="0.618cm"><text:p/></draw:line><draw:line draw:style-name="gr199" draw:text-style-name="P144" svg:x1="2.726cm" svg:y1="0.55cm" svg:x2="2.577cm" svg:y2="0.538cm"><text:p/></draw:line></draw:g><draw:g draw:style-name="gr20"><draw:frame draw:name="DescriptionOOoTep_12" draw:style-name="gr198" draw:text-style-name="P192" svg:width="0.004cm" svg:height="0.004cm" svg:x="1.123cm" svg:y="1.787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1.175cm" svg:y1="1.778cm" svg:x2="1.143cm" svg:y2="1.91cm"><text:p/></draw:line><draw:line draw:style-name="gr199" draw:text-style-name="P144" svg:x1="1.237cm" svg:y1="1.843cm" svg:x2="1.088cm" svg:y2="1.831cm"><text:p/></draw:line></draw:g><draw:g draw:style-name="gr20"><draw:frame draw:name="DescriptionOOoTep_13" draw:style-name="gr198" draw:text-style-name="P192" svg:width="0.004cm" svg:height="0.004cm" svg:x="3.293cm" svg:y="1.512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3.348cm" svg:y1="1.502cm" svg:x2="3.316cm" svg:y2="1.634cm"><text:p/></draw:line><draw:line draw:style-name="gr199" draw:text-style-name="P144" svg:x1="3.407cm" svg:y1="1.566cm" svg:x2="3.258cm" svg:y2="1.554cm"><text:p/></draw:line></draw:g><draw:g draw:style-name="gr20"><draw:frame draw:name="DescriptionOOoTep_14" draw:style-name="gr198" draw:text-style-name="P192" svg:width="0.003cm" svg:height="0.003cm" svg:x="4.54cm" svg:y="1.353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4.594cm" svg:y1="1.345cm" svg:x2="4.562cm" svg:y2="1.477cm"><text:p/></draw:line><draw:line draw:style-name="gr199" draw:text-style-name="P144" svg:x1="4.652cm" svg:y1="1.409cm" svg:x2="4.503cm" svg:y2="1.397cm"><text:p/></draw:line></draw:g><draw:g draw:style-name="gr20"><draw:frame draw:name="DescriptionOOoTep_15" draw:style-name="gr198" draw:text-style-name="P192" svg:width="0.004cm" svg:height="0.004cm" svg:x="6.244cm" svg:y="1.135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6.299cm" svg:y1="1.124cm" svg:x2="6.267cm" svg:y2="1.256cm"><text:p/></draw:line><draw:line draw:style-name="gr199" draw:text-style-name="P144" svg:x1="6.358cm" svg:y1="1.189cm" svg:x2="6.209cm" svg:y2="1.177cm"><text:p/></draw:line></draw:g><draw:g draw:style-name="gr20"><draw:frame draw:name="DescriptionOOoTep_16" draw:style-name="gr198" draw:text-style-name="P192" svg:width="0.003cm" svg:height="0.004cm" svg:x="5.556cm" svg:y="1.789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5.61cm" svg:y1="1.779cm" svg:x2="5.578cm" svg:y2="1.911cm"><text:p/></draw:line><draw:line draw:style-name="gr199" draw:text-style-name="P144" svg:x1="5.668cm" svg:y1="1.85cm" svg:x2="5.519cm" svg:y2="1.838cm"><text:p/></draw:line></draw:g><draw:g draw:style-name="gr20"><draw:frame draw:name="DescriptionOOoTep_17" draw:style-name="gr198" draw:text-style-name="P192" svg:width="0.003cm" svg:height="0.004cm" svg:x="5.014cm" svg:y="2.329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5.068cm" svg:y1="2.319cm" svg:x2="5.036cm" svg:y2="2.451cm"><text:p/></draw:line><draw:line draw:style-name="gr199" draw:text-style-name="P144" svg:x1="5.125cm" svg:y1="2.388cm" svg:x2="4.976cm" svg:y2="2.376cm"><text:p/></draw:line></draw:g><draw:g draw:style-name="gr20"><draw:frame draw:name="DescriptionOOoTep_18" draw:style-name="gr198" draw:text-style-name="P192" svg:width="0.003cm" svg:height="0.003cm" svg:x="3.714cm" svg:y="2.151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3.768cm" svg:y1="2.14cm" svg:x2="3.736cm" svg:y2="2.272cm"><text:p/></draw:line><draw:line draw:style-name="gr199" draw:text-style-name="P144" svg:x1="3.825cm" svg:y1="2.205cm" svg:x2="3.676cm" svg:y2="2.193cm"><text:p/></draw:line></draw:g><draw:g draw:style-name="gr20"><draw:frame draw:name="DescriptionOOoTep_19" draw:style-name="gr198" draw:text-style-name="P192" svg:width="0.004cm" svg:height="0.003cm" svg:x="4.286cm" svg:y="3.027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4.342cm" svg:y1="3.018cm" svg:x2="4.31cm" svg:y2="3.15cm"><text:p/></draw:line><draw:line draw:style-name="gr199" draw:text-style-name="P144" svg:x1="4.4cm" svg:y1="3.083cm" svg:x2="4.251cm" svg:y2="3.071cm"><text:p/></draw:line></draw:g><draw:g draw:style-name="gr20"><draw:frame draw:name="DescriptionOOoTep_20" draw:style-name="gr198" draw:text-style-name="P192" svg:width="0.004cm" svg:height="0.004cm" svg:x="7.597cm" svg:y="2.694cm"><draw:text-box><text:p/></draw:text-box><svg:desc>@options;
  repereortho(313,263,30,1,1){ 0 , moyen , noir , num1 ,i};

@figure;
  A = point( -3.54 , 4.02 )  { rond2 };
  B = point( 2.42 , 2.94 )  { rond2 };
  C = point( 4.65 , 0.29 )  { rond2 };
  D = point( -0.78 , -0.29 )  { rond2 };
  E = point( -5.99 , 1.82 )  { rond2 };
  polyABCDE = polygone( A , B , C , D , E  );
  sAC = segment( A , C );
  sBD = segment( B , D );
  sEC = segment( E , C );
  sEB = segment( E , B );
  sAD = segment( A , D );
  F = intersection( sAC , sEB )  { rond2 };
  G = intersection( sAD , sEB )  { rond2 };
  H = intersection( sEC , sAD )  { rond2 };
  I = intersection( sBD , sEC )  { rond2 };
  J = intersection( sBD , sAC )  { rond2 };

</svg:desc></draw:frame><draw:line draw:style-name="gr199" draw:text-style-name="P144" svg:x1="7.652cm" svg:y1="2.684cm" svg:x2="7.62cm" svg:y2="2.816cm"><text:p/></draw:line><draw:line draw:style-name="gr199" draw:text-style-name="P144" svg:x1="7.709cm" svg:y1="2.749cm" svg:x2="7.56cm" svg:y2="2.737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0535450320447" text:continue-numbering="true" text:style-name="_5f_Numérotation_20_des_20_exercices">
        <text:list-item>
          <text:list>
            <text:list-item>
              <text:p text:style-name="P123"><text:span text:style-name="_5f_Caractères">Donne quatre autres façons de nommer la droite (EC).</text:span></text:p>
            </text:list-item>
          </text:list>
        </text:list-item>
      </text:list>
      <text:p text:style-name="P105"><text:span text:style-name="_5f_Caractères_5f_correction"><text:span text:style-name="T188">(EH) </text:span></text:span><text:span text:style-name="_5f_Caractères_5f_correction"><text:span text:style-name="T199">(HE) </text:span></text:span><text:span text:style-name="_5f_Caractères_5f_correction"><text:span text:style-name="T188"><text:s text:c="2"/>(EI) </text:span></text:span><text:span text:style-name="_5f_Caractères_5f_correction"><text:span text:style-name="T199">(IE) </text:span></text:span><text:span text:style-name="_5f_Caractères_5f_correction"><text:span text:style-name="T188"><text:s text:c="2"/>(HI) </text:span></text:span><text:span text:style-name="_5f_Caractères_5f_correction"><text:span text:style-name="T199">(IH) </text:span></text:span><text:span text:style-name="_5f_Caractères_5f_correction"><text:span text:style-name="T188"><text:s/>(IC)</text:span></text:span><text:span text:style-name="_5f_Caractères_5f_correction"><text:span text:style-name="T199">(CI) </text:span></text:span><text:span text:style-name="_5f_Caractères_5f_correction"><text:span text:style-name="T188"><text:s text:c="2"/>(HC) </text:span></text:span><text:span text:style-name="_5f_Caractères_5f_correction"><text:span text:style-name="T199">(CH)</text:span></text:span><text:span text:style-name="_5f_Caractères_5f_correction"><text:span text:style-name="T188">.</text:span></text:span></text:p>
      <text:list xml:id="list160535697558891" text:continue-numbering="true" text:style-name="_5f_Numérotation_20_des_20_exercices">
        <text:list-item>
          <text:list>
            <text:list-item>
              <text:p text:style-name="P123"><text:span text:style-name="_5f_Caractères">Quels sont les points alignés avec I et B ?</text:span></text:p>
            </text:list-item>
          </text:list>
        </text:list-item>
      </text:list>
      <text:p text:style-name="P105"><text:span text:style-name="_5f_Caractères_5f_correction"><text:span text:style-name="T188">J et D.</text:span></text:span></text:p>
      <text:list xml:id="list160535096200698" text:continue-numbering="true" text:style-name="_5f_Numérotation_20_des_20_exercices">
        <text:list-item>
          <text:list>
            <text:list-item>
              <text:p text:style-name="P123"><text:span text:style-name="_5f_Caractères">Quel est le point d'intersection des droites (AC) et (BD) ? Et celui des droites (CE) et (AD) ?</text:span></text:p>
            </text:list-item>
          </text:list>
        </text:list-item>
      </text:list>
      <text:p text:style-name="P106"><text:span text:style-name="_5f_Caractères_5f_correction">(AC) et (BD) </text:span><text:span text:style-name="_5f_Caractères_5f_correction"><text:span text:style-name="T188">se coupent en J</text:span></text:span></text:p>
      <text:p text:style-name="P106"><text:span text:style-name="_5f_Caractères_5f_correction">(</text:span><text:span text:style-name="_5f_Caractères_5f_correction"><text:span text:style-name="T188">CE</text:span></text:span><text:span text:style-name="_5f_Caractères_5f_correction">) et (</text:span><text:span text:style-name="_5f_Caractères_5f_correction"><text:span text:style-name="T188">A</text:span></text:span><text:span text:style-name="_5f_Caractères_5f_correction">D) </text:span><text:span text:style-name="_5f_Caractères_5f_correction"><text:span text:style-name="T188">se coupent en H</text:span></text:span></text:p>
      <text:list xml:id="list160535647073745" text:continue-numbering="true" text:style-name="_5f_Numérotation_20_des_20_exercices">
        <text:list-item>
          <text:h text:style-name="P128" text:outline-level="1"><text:soft-page-break/><text:span text:style-name="_5f_Caractères">C</text:span><text:span text:style-name="_5f_Caractères"><text:span text:style-name="T190">onstruis ci-contre la figure suivante, puis réponds aux questions :</text:span></text:span></text:h>
          <text:list>
            <text:list-item>
              <text:p text:style-name="P124"><text:span text:style-name="_5f_Caractères">Trace un segment </text:span><text:span text:style-name="_5f_Caractères"><text:span text:style-name="T191">vertical</text:span></text:span><text:span text:style-name="_5f_Caractères"> [AB] de 7 cm.</text:span></text:p>
            </text:list-item>
            <text:list-item>
              <text:p text:style-name="P124"><text:span text:style-name="_5f_Caractères">Construis le cercle (</text:span><text:span text:style-name="_5f_Caractères_5f_atalante">c1</text:span><text:span text:style-name="_5f_Caractères">) de centre A et de rayon <text:line-break/>4 cm. Il coupe (AB) en C. Place-le.</text:span></text:p>
            </text:list-item>
            <text:list-item>
              <text:p text:style-name="P124"><text:span text:style-name="_5f_Caractères">Construis le cercle (</text:span><text:span text:style-name="_5f_Caractères_5f_atalante">c2</text:span><text:span text:style-name="_5f_Caractères">) de centre B et de rayon <text:line-break/></text:span><text:span text:style-name="_5f_Caractères"><text:span text:style-name="T189">4</text:span></text:span><text:span text:style-name="_5f_Caractères"> cm. Il coupe (AB) en D. Place-le</text:span></text:p>
            </text:list-item>
            <text:list-item>
              <text:p text:style-name="P124"><text:span text:style-name="_5f_Caractères">Construis le cercle (</text:span><text:span text:style-name="_5f_Caractères_5f_atalante">c3</text:span><text:span text:style-name="_5f_Caractères">) de diamètre [AB]</text:span></text:p>
            </text:list-item>
            <text:list-item>
              <text:p text:style-name="P124"><text:span text:style-name="_5f_Caractères">Construis les points d’intersections E et F des cercles (</text:span><text:span text:style-name="_5f_Caractères_5f_atalante">c1</text:span><text:span text:style-name="_5f_Caractères">) et (</text:span><text:span text:style-name="_5f_Caractères_5f_atalante">c2</text:span><text:span text:style-name="_5f_Caractères">) .</text:span></text:p>
            </text:list-item>
            <text:list-item>
              <text:p text:style-name="P124"><text:span text:style-name="_5f_Caractères">Trace [BE). Marque en vert </text:span><text:span text:style-name="_5f_Caractères"><draw:frame draw:style-name="fr7" draw:name="Object1" text:anchor-type="as-char" svg:y="-0.376cm" svg:width="0.817cm" svg:height="0.459cm" draw:z-index="40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. Trace [AE). Marque en rouge </text:span><text:span text:style-name="_5f_Caractères"><draw:frame draw:style-name="fr7" draw:name="Object2" text:anchor-type="as-char" svg:y="-0.376cm" svg:width="0.803cm" svg:height="0.459cm" draw:z-index="40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.</text:span></text:p>
            </text:list-item>
            <text:list-item>
              <text:p text:style-name="P124"><text:span text:style-name="_5f_Caractères">G est le point d’intersection de (</text:span><text:span text:style-name="_5f_Caractères_5f_atalante">c1</text:span><text:span text:style-name="_5f_Caractères">) et de [BE). Le placer.</text:span></text:p>
            </text:list-item>
            <text:list-item>
              <text:p text:style-name="P124"><text:span text:style-name="_5f_Caractères">H est le point d’intersection de (</text:span><text:span text:style-name="_5f_Caractères_5f_atalante">c2</text:span><text:span text:style-name="_5f_Caractères">) et de [AE). Le placer.</text:span></text:p>
            </text:list-item>
            <text:list-item>
              <text:p text:style-name="P124"><text:span text:style-name="_5f_Caractères">Dans le quadrilatère AEBF, quel est le côté opposé à [AE] ? </text:span></text:p>
            </text:list-item>
          </text:list>
          <text:p text:style-name="P120"><text:span text:style-name="_5f_Caractères_5f_correction"><text:span text:style-name="T192">Le côté opposé à [AE] <text:s/>est [BF]</text:span></text:span><text:span text:style-name="_5f_pointillés_20_gris"><text:span text:style-name="T192">.</text:span></text:span></text:p>
          <text:list text:continue-numbering="true">
            <text:list-item>
              <text:p text:style-name="P124"><text:span text:style-name="_5f_Caractères">Dans le quadrilatère ABHG, cite les diagonales.</text:span></text:p>
            </text:list-item>
          </text:list>
          <text:p text:style-name="P120"><draw:g text:anchor-type="paragraph" draw:z-index="104" draw:name="Forme10" draw:style-name="gr17"><draw:line draw:style-name="gr74" draw:text-style-name="P148" svg:x1="11.118cm" svg:y1="-0.896cm" svg:x2="15.059cm" svg:y2="-1.208cm"><text:p/></draw:line><draw:line draw:style-name="gr75" draw:text-style-name="P159" svg:x1="15.096cm" svg:y1="-1.21cm" svg:x2="15.096cm" svg:y2="-8.209cm"><text:p/></draw:line><draw:frame draw:style-name="gr76" draw:text-style-name="P161" svg:width="1.107cm" svg:height="0.786cm" svg:x="14.321cm" svg:y="-1.319cm"><draw:text-box><text:p text:style-name="P160"><text:span text:style-name="T211">A</text:span></text:p></draw:text-box></draw:frame><draw:line draw:style-name="gr75" draw:text-style-name="P159" svg:x1="15.237cm" svg:y1="-1.192cm" svg:x2="14.956cm" svg:y2="-1.192cm"><text:p/></draw:line><draw:line draw:style-name="gr75" draw:text-style-name="P159" svg:x1="15.235cm" svg:y1="-8.204cm" svg:x2="14.954cm" svg:y2="-8.204cm"><text:p/></draw:line><draw:frame draw:style-name="gr77" draw:text-style-name="P161" svg:width="0.888cm" svg:height="0.784cm" svg:x="14.418cm" svg:y="-8.959cm"><draw:text-box><text:p text:style-name="P160"><text:span text:style-name="T211">B</text:span></text:p></draw:text-box></draw:frame><draw:frame draw:style-name="gr78" draw:text-style-name="P163" svg:width="1.276cm" svg:height="0.726cm" svg:x="10.534cm" svg:y="0.184cm"><draw:text-box><text:p text:style-name="P162"><text:span text:style-name="T212">(</text:span><text:span text:style-name="T213">c</text:span><text:span text:style-name="T214">1</text:span><text:span text:style-name="T215">)</text:span></text:p></draw:text-box></draw:frame><draw:frame draw:style-name="gr77" draw:text-style-name="P164" svg:width="1.108cm" svg:height="0.784cm" svg:x="14.458cm" svg:y="-5.732cm"><draw:text-box><text:p text:style-name="P160"><text:span text:style-name="T216">C</text:span></text:p></draw:text-box></draw:frame><draw:g draw:style-name="gr20"><draw:g draw:style-name="gr20"><draw:line draw:style-name="gr79" draw:text-style-name="P165" svg:x1="14.969cm" svg:y1="-4.582cm" svg:x2="15.239cm" svg:y2="-4.771cm"><text:p/></draw:line><draw:line draw:style-name="gr79" draw:text-style-name="P165" svg:x1="15.198cm" svg:y1="-4.541cm" svg:x2="15.009cm" svg:y2="-4.811cm"><text:p/></draw:line></draw:g><draw:ellipse draw:style-name="gr80" draw:text-style-name="P148" svg:width="6.982cm" svg:height="7cm" draw:transform="skewX (-0.00122173047639601) rotate (1.39539073696947) translate (11.0472361111111cm -1.84679166666667cm)"><text:p/></draw:ellipse></draw:g><draw:frame draw:style-name="gr81" draw:text-style-name="P163" svg:width="1.548cm" svg:height="0.802cm" svg:x="10.454cm" svg:y="-10.317cm"><draw:text-box><text:p text:style-name="P162"><text:span text:style-name="T212">(</text:span><text:span text:style-name="T213">c</text:span><text:span text:style-name="T214">2</text:span><text:span text:style-name="T215">)</text:span></text:p></draw:text-box></draw:frame><draw:frame draw:style-name="gr77" draw:text-style-name="P164" svg:width="1.108cm" svg:height="0.784cm" svg:x="12.373cm" svg:y="-4.983cm"><draw:text-box><text:p text:style-name="P160"><text:span text:style-name="T216">E</text:span></text:p></draw:text-box></draw:frame><draw:frame draw:style-name="gr76" draw:text-style-name="P164" svg:width="1.108cm" svg:height="0.786cm" svg:x="17.087cm" svg:y="-5.029cm"><draw:text-box><text:p text:style-name="P160"><text:span text:style-name="T216">F</text:span></text:p></draw:text-box></draw:frame><draw:path draw:style-name="gr82" draw:text-style-name="P166" svg:width="1.105cm" svg:height="0.583cm" draw:transform="rotate (1.5707963267949) translate (14.4835277777778cm -7.02209001919791cm)" svg:viewBox="0 0 1106 584" svg:d="M59 584c-121-316-19-584-19-584l1066 581z"><text:p/></draw:path><draw:line draw:style-name="gr83" draw:text-style-name="P148" svg:x1="10.624cm" svg:y1="-0.028cm" svg:x2="15.078cm" svg:y2="-8.164cm"><text:p/></draw:line><draw:line draw:style-name="gr83" draw:text-style-name="P148" svg:x1="10.303cm" svg:y1="-9.962cm" svg:x2="15.072cm" svg:y2="-1.215cm"><text:p/></draw:line><draw:path draw:style-name="gr84" draw:text-style-name="P167" svg:width="0.969cm" svg:height="0.419cm" draw:transform="rotate (1.5707963267949) translate (14.6700682703982cm -1.21527777777778cm)" svg:viewBox="0 0 970 420" svg:d="M970 399c-173-551-265-365-227-384l-743 405z"><text:p/></draw:path><draw:line draw:style-name="gr83" draw:text-style-name="P148" svg:x1="15.098cm" svg:y1="-8.197cm" svg:x2="17.003cm" svg:y2="-4.712cm"><text:p/></draw:line><draw:line draw:style-name="gr83" draw:text-style-name="P148" svg:x1="17.003cm" svg:y1="-4.692cm" svg:x2="15.133cm" svg:y2="-1.235cm"><text:p/></draw:line><draw:line draw:style-name="gr85" draw:text-style-name="P148" svg:x1="11.106cm" svg:y1="-8.455cm" svg:x2="15.22cm" svg:y2="-8.205cm"><text:p/></draw:line><draw:frame draw:style-name="gr86" draw:text-style-name="P163" svg:width="1.548cm" svg:height="0.8cm" svg:x="18.475cm" svg:y="-5.133cm"><draw:text-box><text:p text:style-name="P162"><text:span text:style-name="T212">(</text:span><text:span text:style-name="T213">c</text:span><text:span text:style-name="T214">3</text:span><text:span text:style-name="T215">)</text:span></text:p></draw:text-box></draw:frame><draw:g draw:style-name="gr20"><draw:g draw:style-name="gr20"><draw:line draw:style-name="gr87" draw:text-style-name="P165" svg:x1="15.008cm" svg:y1="-1.291cm" svg:x2="15.208cm" svg:y2="-1.091cm"><text:p/></draw:line><draw:line draw:style-name="gr87" draw:text-style-name="P165" svg:x1="15.008cm" svg:y1="-1.091cm" svg:x2="15.208cm" svg:y2="-1.291cm"><text:p/></draw:line></draw:g><draw:ellipse draw:style-name="gr88" draw:text-style-name="P148" svg:width="8.002cm" svg:height="8cm" svg:x="11.107cm" svg:y="-5.191cm"><text:p/></draw:ellipse></draw:g><draw:g draw:style-name="gr20"><draw:g draw:style-name="gr20"><draw:line draw:style-name="gr87" draw:text-style-name="P165" svg:x1="14.986cm" svg:y1="-8.313cm" svg:x2="15.186cm" svg:y2="-8.113cm"><text:p/></draw:line><draw:line draw:style-name="gr87" draw:text-style-name="P165" svg:x1="14.986cm" svg:y1="-8.113cm" svg:x2="15.186cm" svg:y2="-8.313cm"><text:p/></draw:line></draw:g><draw:circle draw:style-name="gr88" draw:text-style-name="P148" svg:width="8cm" svg:height="8cm" svg:x="11.086cm" svg:y="-12.213cm"><text:p/></draw:circle></draw:g><draw:frame draw:style-name="gr76" draw:text-style-name="P164" svg:width="1.108cm" svg:height="0.786cm" svg:x="14.557cm" svg:y="-4.29cm"><draw:text-box><text:p text:style-name="P160"><text:span text:style-name="T216">D</text:span></text:p></draw:text-box></draw:frame><draw:frame draw:style-name="gr76" draw:text-style-name="P164" svg:width="1.108cm" svg:height="0.786cm" svg:x="10.415cm" svg:y="-1.243cm"><draw:text-box><text:p text:style-name="P160"><text:span text:style-name="T216">G</text:span></text:p></draw:text-box></draw:frame><draw:frame draw:style-name="gr77" draw:text-style-name="P164" svg:width="1.108cm" svg:height="0.784cm" svg:x="10.292cm" svg:y="-8.758cm"><draw:text-box><text:p text:style-name="P160"><text:span text:style-name="T216">H</text:span></text:p></draw:text-box></draw:frame><draw:line draw:style-name="gr74" draw:text-style-name="P148" svg:x1="11.102cm" svg:y1="-0.854cm" svg:x2="11.118cm" svg:y2="-8.484cm"><text:p/></draw:line></draw:g><text:span text:style-name="_5f_Caractères_5f_correction"><text:span text:style-name="T192">Les diagonales sont </text:span></text:span><text:span text:style-name="_5f_Caractères_5f_correction"><text:span text:style-name="T197">à [A</text:span></text:span><text:span text:style-name="_5f_Caractères_5f_correction"><text:span text:style-name="T192">H</text:span></text:span><text:span text:style-name="_5f_Caractères_5f_correction"><text:span text:style-name="T197">] <text:s/>est </text:span></text:span><text:span text:style-name="_5f_Caractères_5f_correction"><text:span text:style-name="T192">[BG]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" svg:font-family="'Lucida Sans'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2cm" draw:dots2="1" draw:dots2-length="0.002cm" draw:distance="0.002cm"/>
    <draw:stroke-dash draw:name="Dash_20_5974" draw:display-name="Dash 5974" draw:style="rect" draw:dots1="1" draw:dots1-length="0.002cm" draw:dots2="1" draw:dots2-length="0.002cm" draw:distance="0.002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6" draw:display-name="Dashed (var) 10346" draw:style="rect" draw:dots1="1" draw:dots1-length="63%" draw:distance="63%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391" draw:display-name="Dashed (var) 1391" draw:style="rect" draw:dots1="1" draw:dots1-length="0.011cm" draw:dots2="1" draw:dots2-length="0.011cm" draw:distance="0.011cm"/>
    <draw:stroke-dash draw:name="Dashed_20__28_var_29__20_1392" draw:display-name="Dashed (var) 1392" draw:style="rect" draw:dots1="1" draw:dots1-length="0.011cm" draw:dots2="1" draw:dots2-length="0.011cm" draw:distance="0.011cm"/>
    <draw:stroke-dash draw:name="Dashed_20__28_var_29__20_1393" draw:display-name="Dashed (var) 1393" draw:style="rect" draw:dots1="1" draw:dots1-length="0.011cm" draw:dots2="1" draw:dots2-length="0.011cm" draw:distance="0.011cm"/>
    <draw:stroke-dash draw:name="Dashed_20__28_var_29__20_1394" draw:display-name="Dashed (var) 1394" draw:style="rect" draw:dots1="1" draw:dots1-length="0.003cm" draw:dots2="1" draw:dots2-length="0.003cm" draw:distance="0.003cm"/>
    <draw:stroke-dash draw:name="Dashed_20__28_var_29__20_1395" draw:display-name="Dashed (var) 1395" draw:style="rect" draw:dots1="1" draw:dots1-length="0.003cm" draw:dots2="1" draw:dots2-length="0.003cm" draw:distance="0.003cm"/>
    <draw:stroke-dash draw:name="Dashed_20__28_var_29__20_1396" draw:display-name="Dashed (var) 1396" draw:style="rect" draw:dots1="1" draw:dots1-length="0.003cm" draw:dots2="1" draw:dots2-length="0.003cm" draw:distance="0.003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2cm" draw:dots2="2" draw:distance="0.013cm"/>
    <draw:stroke-dash draw:name="Dashed_20__28_var_29__20_5703" draw:display-name="Dashed (var) 5703" draw:style="round" draw:dots1="1" draw:dots1-length="0.002cm" draw:dots2="2" draw:distance="0.013cm"/>
    <draw:stroke-dash draw:name="Dashed_20__28_var_29__20_5704" draw:display-name="Dashed (var) 5704" draw:style="round" draw:dots1="1" draw:dots1-length="0.002cm" draw:dots2="2" draw:distance="0.013cm"/>
    <draw:stroke-dash draw:name="Dashed_20__28_var_29__20_5705" draw:display-name="Dashed (var) 5705" draw:style="round" draw:dots1="1" draw:dots1-length="0.002cm" draw:dots2="2" draw:distance="0.013cm"/>
    <draw:stroke-dash draw:name="Dashed_20__28_var_29__20_5706" draw:display-name="Dashed (var) 5706" draw:style="round" draw:dots1="1" draw:dots1-length="0.002cm" draw:dots2="2" draw:distance="0.013cm"/>
    <draw:stroke-dash draw:name="Dashed_20__28_var_29__20_5707" draw:display-name="Dashed (var) 5707" draw:style="round" draw:dots1="1" draw:dots1-length="0.002cm" draw:dots2="2" draw:distance="0.013cm"/>
    <draw:stroke-dash draw:name="Dashed_20__28_var_29__20_5708" draw:display-name="Dashed (var) 5708" draw:style="round" draw:dots1="1" draw:dots1-length="0.002cm" draw:dots2="2" draw:distance="0.013cm"/>
    <draw:stroke-dash draw:name="Dashed_20__28_var_29__20_5709" draw:display-name="Dashed (var) 5709" draw:style="round" draw:dots1="1" draw:dots1-length="0.002cm" draw:dots2="2" draw:distance="0.01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2cm" draw:dots2="2" draw:distance="0.013cm"/>
    <draw:stroke-dash draw:name="Dashed_20__28_var_29__20_5711" draw:display-name="Dashed (var) 5711" draw:style="round" draw:dots1="1" draw:dots1-length="0.002cm" draw:dots2="2" draw:distance="0.01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2cm" draw:dots2="1" draw:dots2-length="0.002cm" draw:distance="0.002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2cm" draw:dots2="1" draw:dots2-length="0.002cm" draw:distance="0.002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2cm" draw:dots2="1" draw:dots2-length="0.002cm" draw:distance="0.002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2cm" draw:dots2="1" draw:dots2-length="0.002cm" draw:distance="0.002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06cm" draw:dots2="1" draw:dots2-length="0.006cm" draw:distance="0.006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3cm" draw:dots2="1" draw:dots2-length="0.003cm" draw:distance="0.003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3cm" draw:dots2="1" draw:dots2-length="0.003cm" draw:distance="0.003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3cm" draw:dots2="1" draw:dots2-length="0.003cm" draw:distance="0.003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3cm" draw:dots2="1" draw:dots2-length="0.003cm" draw:distance="0.003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3cm" draw:dots2="1" draw:dots2-length="0.003cm" draw:distance="0.003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3cm" draw:dots2="1" draw:dots2-length="0.003cm" draw:distance="0.003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3cm" draw:dots2="1" draw:dots2-length="0.003cm" draw:distance="0.003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3cm" draw:dots2="1" draw:dots2-length="0.003cm" draw:distance="0.003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18cm" draw:dots2="9" draw:dots2-length="0.018cm" draw:distance="0.018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1cm" draw:dots2="1" draw:dots2-length="0.001cm" draw:distance="0.001cm"/>
    <draw:stroke-dash draw:name="Dashed_20__28_var_29__20_7196" draw:display-name="Dashed (var) 7196" draw:style="rect" draw:dots1="1" draw:dots1-length="0.001cm" draw:dots2="1" draw:dots2-length="0.001cm" draw:distance="0.001cm"/>
    <draw:stroke-dash draw:name="Dashed_20__28_var_29__20_7197" draw:display-name="Dashed (var) 7197" draw:style="rect" draw:dots1="1" draw:dots1-length="0.001cm" draw:dots2="1" draw:dots2-length="0.001cm" draw:distance="0.001cm"/>
    <draw:stroke-dash draw:name="Dashed_20__28_var_29__20_7198" draw:display-name="Dashed (var) 7198" draw:style="rect" draw:dots1="1" draw:dots1-length="0.001cm" draw:dots2="1" draw:dots2-length="0.001cm" draw:distance="0.001cm"/>
    <draw:stroke-dash draw:name="Dashed_20__28_var_29__20_7199" draw:display-name="Dashed (var) 7199" draw:style="rect" draw:dots1="1" draw:dots1-length="0.001cm" draw:dots2="1" draw:dots2-length="0.001cm" draw:distance="0.00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18cm" draw:dots2="9" draw:dots2-length="0.018cm" draw:distance="0.018cm"/>
    <draw:stroke-dash draw:name="Dashed_20__28_var_29__20_7200" draw:display-name="Dashed (var) 7200" draw:style="rect" draw:dots1="1" draw:dots1-length="0.001cm" draw:dots2="1" draw:dots2-length="0.001cm" draw:distance="0.001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05" draw:display-name="Dashed (var) 7205" draw:style="rect" draw:dots1="1" draw:dots1-length="0.001cm" draw:dots2="1" draw:dots2-length="0.001cm" draw:distance="0.001cm"/>
    <draw:stroke-dash draw:name="Dashed_20__28_var_29__20_7206" draw:display-name="Dashed (var) 7206" draw:style="rect" draw:dots1="1" draw:dots1-length="0.001cm" draw:dots2="1" draw:dots2-length="0.001cm" draw:distance="0.001cm"/>
    <draw:stroke-dash draw:name="Dashed_20__28_var_29__20_7207" draw:display-name="Dashed (var) 7207" draw:style="rect" draw:dots1="1" draw:dots1-length="0.001cm" draw:dots2="1" draw:dots2-length="0.001cm" draw:distance="0.001cm"/>
    <draw:stroke-dash draw:name="Dashed_20__28_var_29__20_7208" draw:display-name="Dashed (var) 7208" draw:style="rect" draw:dots1="1" draw:dots1-length="0.001cm" draw:dots2="1" draw:dots2-length="0.001cm" draw:distance="0.001cm"/>
    <draw:stroke-dash draw:name="Dashed_20__28_var_29__20_7209" draw:display-name="Dashed (var) 7209" draw:style="rect" draw:dots1="1" draw:dots1-length="0.001cm" draw:dots2="1" draw:dots2-length="0.001cm" draw:distance="0.001cm"/>
    <draw:stroke-dash draw:name="Dashed_20__28_var_29__20_721" draw:display-name="Dashed (var) 721" draw:style="rect" draw:dots1="9" draw:dots1-length="0.018cm" draw:dots2="9" draw:dots2-length="0.018cm" draw:distance="0.018cm"/>
    <draw:stroke-dash draw:name="Dashed_20__28_var_29__20_7210" draw:display-name="Dashed (var) 7210" draw:style="rect" draw:dots1="1" draw:dots1-length="0.001cm" draw:dots2="1" draw:dots2-length="0.001cm" draw:distance="0.001cm"/>
    <draw:stroke-dash draw:name="Dashed_20__28_var_29__20_7211" draw:display-name="Dashed (var) 7211" draw:style="rect" draw:dots1="1" draw:dots1-length="0.001cm" draw:dots2="1" draw:dots2-length="0.001cm" draw:distance="0.001cm"/>
    <draw:stroke-dash draw:name="Dashed_20__28_var_29__20_7212" draw:display-name="Dashed (var) 7212" draw:style="rect" draw:dots1="1" draw:dots1-length="0.001cm" draw:dots2="1" draw:dots2-length="0.001cm" draw:distance="0.001cm"/>
    <draw:stroke-dash draw:name="Dashed_20__28_var_29__20_7213" draw:display-name="Dashed (var) 7213" draw:style="rect" draw:dots1="1" draw:dots1-length="0.001cm" draw:dots2="1" draw:dots2-length="0.001cm" draw:distance="0.001cm"/>
    <draw:stroke-dash draw:name="Dashed_20__28_var_29__20_7214" draw:display-name="Dashed (var) 7214" draw:style="rect" draw:dots1="1" draw:dots1-length="0.001cm" draw:dots2="1" draw:dots2-length="0.001cm" draw:distance="0.001cm"/>
    <draw:stroke-dash draw:name="Dashed_20__28_var_29__20_7215" draw:display-name="Dashed (var) 7215" draw:style="rect" draw:dots1="1" draw:dots1-length="0.001cm" draw:dots2="1" draw:dots2-length="0.001cm" draw:distance="0.001cm"/>
    <draw:stroke-dash draw:name="Dashed_20__28_var_29__20_7216" draw:display-name="Dashed (var) 7216" draw:style="rect" draw:dots1="1" draw:dots1-length="0.001cm" draw:dots2="1" draw:dots2-length="0.001cm" draw:distance="0.001cm"/>
    <draw:stroke-dash draw:name="Dashed_20__28_var_29__20_7217" draw:display-name="Dashed (var) 7217" draw:style="rect" draw:dots1="1" draw:dots1-length="0.001cm" draw:dots2="1" draw:dots2-length="0.001cm" draw:distance="0.001cm"/>
    <draw:stroke-dash draw:name="Dashed_20__28_var_29__20_7218" draw:display-name="Dashed (var) 7218" draw:style="rect" draw:dots1="1" draw:dots1-length="0.001cm" draw:dots2="1" draw:dots2-length="0.001cm" draw:distance="0.001cm"/>
    <draw:stroke-dash draw:name="Dashed_20__28_var_29__20_7219" draw:display-name="Dashed (var) 7219" draw:style="rect" draw:dots1="1" draw:dots1-length="0.001cm" draw:dots2="1" draw:dots2-length="0.001cm" draw:distance="0.001cm"/>
    <draw:stroke-dash draw:name="Dashed_20__28_var_29__20_722" draw:display-name="Dashed (var) 722" draw:style="rect" draw:dots1="1" draw:dots1-length="0.003cm" draw:dots2="1" draw:dots2-length="0.003cm" draw:distance="0.003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3cm" draw:dots2="1" draw:dots2-length="0.003cm" draw:distance="0.003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3cm" draw:dots2="1" draw:dots2-length="0.003cm" draw:distance="0.003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3cm" draw:dots2="1" draw:dots2-length="0.003cm" draw:distance="0.003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3cm" draw:dots2="1" draw:dots2-length="0.003cm" draw:distance="0.003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3cm" draw:dots2="1" draw:dots2-length="0.003cm" draw:distance="0.003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2cm" draw:dots2="1" draw:dots2-length="0.002cm" draw:distance="0.002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2cm" draw:dots2="1" draw:dots2-length="0.002cm" draw:distance="0.002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2cm" draw:dots2="1" draw:dots2-length="0.002cm" draw:distance="0.002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2cm" draw:dots2="1" draw:dots2-length="0.002cm" draw:distance="0.002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2cm" draw:dots2="1" draw:dots2-length="0.002cm" draw:distance="0.002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2cm" draw:dots2="1" draw:dots2-length="0.002cm" draw:distance="0.002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1cm" draw:dots2="1" draw:dots2-length="0.001cm" draw:distance="0.001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1cm" draw:dots2="1" draw:dots2-length="0.001cm" draw:distance="0.001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1cm" draw:dots2="1" draw:dots2-length="0.001cm" draw:distance="0.001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1cm" draw:dots2="1" draw:dots2-length="0.001cm" draw:distance="0.001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2cm" draw:dots2="1" draw:dots2-length="0.002cm" draw:distance="0.002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7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7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_5f_Frame_20_G">
      <style:graphic-properties fo:background-color="#ffff00" style:background-transparency="0%" draw:fill="solid" draw:fill-color="#ffff00" draw:opacity="100%" fo:padding="0.049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0a59a60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4274bc"/>
    </style:style>
    <style:style style:name="MP7" style:family="paragraph" style:parent-style-name="Header">
      <style:paragraph-properties fo:text-align="center" style:justify-single-word="false"/>
      <style:text-properties officeooo:paragraph-rsid="00c10aa6"/>
    </style:style>
    <style:style style:name="MP8" style:family="paragraph" style:parent-style-name="Footer">
      <style:text-properties officeooo:paragraph-rsid="00c384cf"/>
    </style:style>
    <style:style style:name="MP9" style:family="paragraph" style:parent-style-name="_5f_Header_20_G_20_page_20_impaire_20__28_D_29_">
      <style:text-properties officeooo:paragraph-rsid="0145170f"/>
    </style:style>
    <style:style style:name="MP10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1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11350d1" officeooo:paragraph-rsid="011350d1"/>
    </style:style>
    <style:style style:name="MP1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4" style:family="paragraph" style:parent-style-name="Footer">
      <style:text-properties officeooo:rsid="001f8a2d" officeooo:paragraph-rsid="00bd36bc"/>
    </style:style>
    <style:style style:name="M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3" style:family="paragraph" style:parent-style-name="Header">
      <style:paragraph-properties fo:text-align="start" style:justify-single-word="false"/>
      <style:text-properties officeooo:paragraph-rsid="0211dd7e"/>
    </style:style>
    <style:style style:name="MP24" style:family="paragraph" style:parent-style-name="Footer">
      <style:paragraph-properties fo:text-align="start" style:justify-single-word="false"/>
      <style:text-properties officeooo:paragraph-rsid="0211dd7e"/>
    </style:style>
    <style:style style:name="MP25" style:family="paragraph" style:parent-style-name="Footer">
      <style:text-properties officeooo:rsid="0242edd8" officeooo:paragraph-rsid="0242edd8"/>
    </style:style>
    <style:style style:name="MP2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7" style:family="paragraph" style:parent-style-name="Footer">
      <style:text-properties officeooo:paragraph-rsid="008d016c"/>
    </style:style>
    <style:style style:name="MP28" style:family="paragraph">
      <style:paragraph-properties fo:text-align="center"/>
    </style:style>
    <style:style style:name="MP29" style:family="paragraph" style:parent-style-name="Header">
      <style:paragraph-properties fo:margin-left="0cm" fo:margin-right="0cm" fo:text-indent="0cm" style:auto-text-indent="false"/>
    </style:style>
    <style:style style:name="MP30" style:family="paragraph" style:parent-style-name="Footer">
      <style:text-properties officeooo:paragraph-rsid="010f7046"/>
    </style:style>
    <style:style style:name="MP31" style:family="paragraph" style:parent-style-name="Footer">
      <style:text-properties officeooo:paragraph-rsid="01120261"/>
    </style:style>
    <style:style style:name="MP3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5" style:family="paragraph" style:parent-style-name="Header">
      <style:paragraph-properties fo:text-align="center" style:justify-single-word="false"/>
      <style:text-properties officeooo:paragraph-rsid="00ab054e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0" style:family="paragraph" style:parent-style-name="Footer">
      <style:paragraph-properties fo:text-align="end" style:justify-single-word="false"/>
      <style:text-properties officeooo:paragraph-rsid="00d4df5c"/>
    </style:style>
    <style:style style:name="MP41" style:family="paragraph" style:parent-style-name="Footer">
      <style:paragraph-properties fo:text-align="start" style:justify-single-word="false"/>
      <style:text-properties officeooo:paragraph-rsid="00d4df5c"/>
    </style:style>
    <style:style style:name="MP42" style:family="paragraph" style:parent-style-name="_5f_Header_20_G_20_page_20_impaire_20__28_D_29_">
      <style:text-properties officeooo:paragraph-rsid="01259ec2"/>
    </style:style>
    <style:style style:name="MP43" style:family="paragraph" style:parent-style-name="_5f_Header_20_G_20_page_20_paire_20__28_G_29_">
      <style:text-properties officeooo:paragraph-rsid="00eb2abc"/>
    </style:style>
    <style:style style:name="MP44" style:family="paragraph" style:parent-style-name="_5f_Footer_20_page_20_paire_20__28_G_29_">
      <style:text-properties fo:font-size="9pt" style:font-size-asian="9pt" style:font-size-complex="9pt"/>
    </style:style>
    <style:style style:name="MP45" style:family="paragraph" style:parent-style-name="_5f_Header_20_N_20_page_20_impaire_20__28_D_29_">
      <style:paragraph-properties fo:text-align="start" style:justify-single-word="false"/>
    </style:style>
    <style:style style:name="MP46" style:family="paragraph" style:parent-style-name="Footer">
      <style:text-properties officeooo:paragraph-rsid="00d4df5c"/>
    </style:style>
    <style:style style:name="MP4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8" style:family="paragraph">
      <loext:graphic-properties draw:fill="solid" draw:fill-color="#d7e12c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6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7" style:family="paragraph" style:parent-style-name="Footer">
      <style:text-properties officeooo:paragraph-rsid="00863005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2" style:family="paragraph" style:parent-style-name="_5f_Header_20_N_20_page_20_impaire_20__28_D_29_">
      <style:text-properties officeooo:rsid="0277791e" officeooo:paragraph-rsid="0277791e"/>
    </style:style>
    <style:style style:name="MP73" style:family="paragraph" style:parent-style-name="_5f_Header_20_N_20_page_20_impaire_20__28_D_29_">
      <style:text-properties officeooo:rsid="027aa87d" officeooo:paragraph-rsid="027aa87d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75" style:family="paragraph" style:parent-style-name="_5f_Header_20_G_20_page_20_impaire_20__28_D_29_">
      <style:text-properties officeooo:paragraph-rsid="00c87b35"/>
    </style:style>
    <style:style style:name="M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0" style:family="paragraph" style:parent-style-name="_5f_Header_20_G_20_page_20_paire_20__28_G_29_">
      <style:text-properties officeooo:paragraph-rsid="0334a5be"/>
    </style:style>
    <style:style style:name="MP91" style:family="paragraph" style:parent-style-name="_5f_Header_20_G_20_page_20_paire_20__28_G_29_">
      <style:paragraph-properties fo:text-align="start" style:justify-single-word="false"/>
    </style:style>
    <style:style style:name="MP92" style:family="paragraph" style:parent-style-name="Footer">
      <style:text-properties officeooo:paragraph-rsid="030c4d7d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5" style:family="paragraph" style:parent-style-name="Footer">
      <style:text-properties officeooo:paragraph-rsid="00d8520c"/>
    </style:style>
    <style:style style:name="MP9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9" style:family="paragraph" style:parent-style-name="Header">
      <style:paragraph-properties fo:text-align="start" style:justify-single-word="false"/>
      <style:text-properties officeooo:paragraph-rsid="0289fb0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" style:family="text">
      <style:text-properties fo:font-variant="small-caps" officeooo:rsid="0096b4e2"/>
    </style:style>
    <style:style style:name="MT17" style:family="text">
      <style:text-properties fo:font-variant="small-caps" officeooo:rsid="00a847d5"/>
    </style:style>
    <style:style style:name="MT18" style:family="text">
      <style:text-properties officeooo:rsid="0096b4e2"/>
    </style:style>
    <style:style style:name="MT19" style:family="text">
      <style:text-properties officeooo:rsid="008d016c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3" style:family="text">
      <style:text-properties officeooo:rsid="01fe03f2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2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3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5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5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5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5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7" style:family="text">
      <style:text-properties officeooo:rsid="010c4d3a"/>
    </style:style>
    <style:style style:name="MT58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3" style:family="text">
      <style:text-properties officeooo:rsid="00b6801f"/>
    </style:style>
    <style:style style:name="MT64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5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0" style:family="text"/>
    <style:style style:name="MT71" style:family="text">
      <style:text-properties fo:font-size="16pt" style:font-size-asian="16pt" style:font-size-complex="16pt"/>
    </style:style>
    <style:style style:name="MT7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3" style:family="text">
      <style:text-properties officeooo:rsid="01f8729d"/>
    </style:style>
    <style:style style:name="MT74" style:family="text">
      <style:text-properties officeooo:rsid="01b6dc57"/>
    </style:style>
    <style:style style:name="MT75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9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1" style:family="text">
      <style:text-properties officeooo:rsid="00b5d2d1"/>
    </style:style>
    <style:style style:name="MT82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3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6" style:family="text">
      <style:text-properties officeooo:rsid="015f088a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94" style:family="text">
      <style:text-properties officeooo:rsid="0160d7ef"/>
    </style:style>
    <style:style style:name="MT95" style:family="text">
      <style:text-properties officeooo:rsid="02735980"/>
    </style:style>
    <style:style style:name="MT96" style:family="text">
      <style:text-properties officeooo:rsid="02757f12"/>
    </style:style>
    <style:style style:name="MT97" style:family="text">
      <style:text-properties officeooo:rsid="0272f9e5"/>
    </style:style>
    <style:style style:name="MT98" style:family="text">
      <style:text-properties officeooo:rsid="026ec296"/>
    </style:style>
    <style:style style:name="MT99" style:family="text">
      <style:text-properties officeooo:rsid="0268e0aa"/>
    </style:style>
    <style:style style:name="MT100" style:family="text">
      <style:text-properties officeooo:rsid="0072f07f"/>
    </style:style>
    <style:style style:name="MT10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0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0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9" style:family="text">
      <style:text-properties officeooo:rsid="014407b5"/>
    </style:style>
    <style:style style:name="MT11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1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4" style:family="text">
      <style:text-properties officeooo:rsid="00a59a60"/>
    </style:style>
    <style:style style:name="MT11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8" style:family="text">
      <style:text-properties fo:font-variant="small-caps" officeooo:rsid="0054f64f"/>
    </style:style>
    <style:style style:name="MT119" style:family="text">
      <style:text-properties fo:font-variant="small-caps"/>
    </style:style>
    <style:style style:name="MT120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officeooo:rsid="005a3fa8"/>
    </style:style>
    <style:style style:name="MT12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25" style:family="text">
      <style:text-properties officeooo:rsid="00415f3a"/>
    </style:style>
    <style:style style:name="MT126" style:family="text">
      <style:text-properties officeooo:rsid="00386ebd"/>
    </style:style>
    <style:style style:name="MT12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3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1" style:family="text">
      <style:text-properties officeooo:rsid="0334a5be"/>
    </style:style>
    <style:style style:name="MT13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3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6" style:family="text">
      <style:text-properties officeooo:rsid="0315af39"/>
    </style:style>
    <style:style style:name="MT137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3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41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42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4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4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0" style:family="text">
      <style:text-properties officeooo:rsid="00a4cf55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5" style:family="text">
      <style:text-properties officeooo:rsid="009e3fdd"/>
    </style:style>
    <style:style style:name="MT15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2">partie 1</text:span> : <text:span text:style-name="MT3">Assembler et décomposer</text:span></text:p>
      </style:header>
      <style:footer>
        <text:p text:style-name="MP1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Géométrie plane, </text:span><text:span text:style-name="MT5">partie 1</text:span><text:span text:style-name="MT4"> : </text:span><text:span text:style-name="MT6">assembler et décomposer</text:span></text:p></draw:text-box></draw:frame><draw:g text:anchor-type="paragraph" draw:z-index="171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172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, </text:span><text:span text:style-name="MT5">partie 1</text:span><text:span text:style-name="MT7"> : </text:span><text:span text:style-name="MT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"><text:span text:style-name="MT8">Géométrie plane</text:span><text:span text:style-name="MT9"> : </text:span><text:span text:style-name="MT1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9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70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MP9">Vocabulaire</text:p>
        <text:p text:style-name="MP10">Géométrie de base, partie 1: nommer, mesurer</text:p>
      </style:header>
      <style:header-left>
        <text:p text:style-name="MP9">Vocabulaire</text:p>
        <text:p text:style-name="MP11">Géométrie de base, partie 1: nommer, mesurer</text:p>
      </style:header-left>
      <style:footer>
        <text:h text:style-name="_5f_Footer_20_page_20_paire_20__28_G_29_" text:outline-level="1"><draw:frame draw:style-name="Mfr3" draw:name="Frame214" text:anchor-type="paragraph" svg:x="1.178cm" svg:y="-0.028cm" draw:z-index="43"><draw:text-box fo:min-height="0.499cm" fo:min-width="3cm"><text:p text:style-name="Footer"><text:span text:style-name="MT12">G</text:span><text:span text:style-name="MT13">éométrie </text:span><text:span text:style-name="MT14">plane </text:span><text:span text:style-name="MT13">: </text:span><text:span text:style-name="MT14">vocabulaire</text:span></text:p></draw:text-box></draw:frame><draw:g text:anchor-type="paragraph" draw:z-index="393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44</text:page-number></text:h>
      </style:footer>
      <style:footer-left>
        <text:h text:style-name="_5f_Footer_20_page_20_impaire_20__28_D_29_" text:outline-level="1"><draw:frame draw:style-name="Mfr3" draw:name="Frame216" text:anchor-type="paragraph" svg:x="12.328cm" svg:y="-0.028cm" draw:z-index="93"><draw:text-box fo:min-height="0.499cm" fo:min-width="3cm"><text:p text:style-name="MP12"><text:span text:style-name="MT12">G</text:span><text:span text:style-name="MT13">éométrie </text:span><text:span text:style-name="MT15">plane</text:span><text:span text:style-name="MT13"> : </text:span><text:span text:style-name="MT15">vocabulaire</text:span></text:p></draw:text-box></draw:frame><draw:g text:anchor-type="paragraph" draw:z-index="398" draw:name="Shape4_254" draw:style-name="Mgr1"><draw:path draw:style-name="Mgr2" draw:text-style-name="MP4" svg:width="0.855cm" svg:height="1.172cm" svg:x="18.3cm" svg:y="-0.175cm" svg:viewBox="0 0 856 1173" svg:d="M856 1173h-856v-991c0-100 79-182 175-182h505c97 0 176 82 176 182z"><text:p/></draw:path></draw:g><text:page-number text:select-page="current">245</text:page-number></text:h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13"><text:span text:style-name="MT16">Constructions géométriques : </text:span><text:span text:style-name="MT17">Reproduire</text:span></text:p>
      </style:header>
      <style:header-left>
        <text:p text:style-name="MP13"><text:span text:style-name="MT16">Constructions géométriques : </text:span><text:span text:style-name="MT17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94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95" draw:name="Shape10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15"><text:span text:style-name="MT19"><text:s text:c="15"/>A</text:span>ires : Calculer une aire</text:p>
      </style:header>
      <style:footer>
        <text:p text:style-name="MP1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96" draw:name="Shape4_161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05" draw:name="Shape4_15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06" draw:name="Shape4_159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6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3">Aires </text:span>: <text:span text:style-name="MT23">problèmes <text:s text:c="4"/></text:span></text:h>
      </style:footer>
      <style:footer-left>
        <text:p text:style-name="MP20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1"><text:span text:style-name="MT19"><text:s text:c="15"/>A</text:span>ires : Aire et unité</text:p>
      </style:header>
      <style:header-left>
        <text:p text:style-name="MP21"><text:span text:style-name="MT19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73" draw:name="Shape4_157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74" draw:name="Shape4_10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75" draw:name="Shape4_15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5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23"><text:span text:style-name="MT24">Conversions d’unités : </text:span><text:span text:style-name="MT25">Problèmes</text:span></text:p>
      </style:header>
      <style:header-left>
        <text:p text:style-name="MP23"><text:span text:style-name="MT24">Conversions d’unités : </text:span><text:span text:style-name="MT25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27">problèmes</text:span></text:p></draw:text-box></draw:frame><draw:g text:anchor-type="paragraph" draw:z-index="177" draw:name="Shape4_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4"><text:span text:style-name="MT28">Conversions d’unités : </text:span><text:span text:style-name="MT27">problèmes</text:span></text:p></draw:text-box></draw:frame><draw:g text:anchor-type="paragraph" draw:z-index="178" draw:name="Shape4_142" draw:style-name="Mgr1"><draw:path draw:style-name="Mgr4" draw:text-style-name="MP1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29">Conversions d’unités : </text:span><text:span text:style-name="MT25">Problèmes</text:span></text:p>
      </style:header>
      <style:header-left>
        <text:p text:style-name="_5f_Header_20_N_20_page_20_paire_20__28_G_29_"><text:s/><text:span text:style-name="MT29">Conversions d’unités : </text:span><text:span text:style-name="MT25">Problèmes</text:span></text:p>
      </style:header-left>
      <style:footer>
        <text:p text:style-name="MP5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27">problèmes</text:span></text:p></draw:text-box></draw:frame><draw:g text:anchor-type="paragraph" draw:z-index="179" draw:name="Shape4_14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0">Conversions d’unités </text:span><text:span text:style-name="MT22">: </text:span><text:span text:style-name="MT30">problèmes</text:span></text:p></draw:text-box></draw:frame><draw:g text:anchor-type="paragraph" draw:z-index="180" draw:name="Shape4_63" draw:style-name="Mgr1"><draw:path draw:style-name="Mgr4" draw:text-style-name="MP1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24">Conversions d’unités : </text:span><text:span text:style-name="MT31">Aires</text:span></text:p>
      </style:header>
      <style:header-left>
        <text:p text:style-name="_5f_Header_20_N_20_page_20_paire_20__28_G_29_"><text:span text:style-name="MT24">Conversions d’unités : </text:span><text:span text:style-name="MT31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6">Conversions d’unités : </text:span><text:span text:style-name="MT32">Aires</text:span></text:h></draw:text-box></draw:frame><draw:g text:anchor-type="paragraph" draw:z-index="181" draw:name="Shape4_14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29">Conversions d’unités : </text:span><text:span text:style-name="MT31">Aires</text:span></text:p>
      </style:header>
      <style:header-left>
        <text:p text:style-name="Header"><text:s/><text:span text:style-name="MT29">Conversions d’unités : </text:span><text:span text:style-name="MT3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32">aires</text:span></text:p></draw:text-box></draw:frame><draw:g text:anchor-type="paragraph" draw:z-index="182" draw:name="Shape4_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83" draw:name="Shape4_153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24">Conversions d’unités : </text:span><text:span text:style-name="MT33">Vitesse</text:span></text:p>
      </style:header>
      <style:header-left>
        <text:p text:style-name="_5f_Header_20_N_20_page_20_impaire_20__28_D_29_"><text:span text:style-name="MT24">Conversions d’unités : </text:span><text:span text:style-name="MT33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34">vitesse</text:span><text:span text:style-name="MT22"> </text:span></text:p></draw:text-box></draw:frame><draw:g text:anchor-type="paragraph" draw:z-index="185" draw:name="Shape4_14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86" draw:name="Shape4_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Conversions d’unités : </text:span><text:span text:style-name="MT34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29">Conversions d’unités : </text:span><text:span text:style-name="MT35">Temps et durées</text:span></text:p>
      </style:header>
      <style:header-left>
        <text:p text:style-name="_5f_Header_20_N_20_page_20_impaire_20__28_D_29_"><text:s/><text:span text:style-name="MT29">Conversions d’unités : </text:span><text:span text:style-name="MT35">Temps et durées</text:span></text:p>
      </style:header-left>
      <style:footer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36">Temps et </text:span><text:span text:style-name="MT37">Durée</text:span><text:span text:style-name="MT22"> </text:span></text:p></draw:text-box></draw:frame><draw:g text:anchor-type="paragraph" draw:z-index="187" draw:name="Shape4_13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88" draw:name="Shape4_143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44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24">Conversions d’unités : </text:span><text:span text:style-name="MT38">Temps et d</text:span><text:span text:style-name="MT39">urées</text:span></text:p>
      </style:header>
      <style:header-left>
        <text:p text:style-name="_5f_Header_20_N_20_page_20_impaire_20__28_D_29_"><text:span text:style-name="MT24">Conversions d’unités : </text:span><text:span text:style-name="MT38">Temps et d</text:span><text:span text:style-name="MT39">urées</text:span></text:p>
      </style:header-left>
      <style:footer>
        <text:p text:style-name="MP1"><draw:frame draw:style-name="Mfr1" draw:name="Frame11" text:anchor-type="paragraph" svg:y="-0.06cm" draw:z-index="0"><draw:text-box fo:min-height="0.499cm" fo:min-width="3cm"><draw:frame draw:style-name="Mfr2" draw:name="Frame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0">temps et </text:span><text:span text:style-name="MT41">durées</text:span><text:span text:style-name="MT22"> </text:span></text:p></draw:text-box></draw:frame><draw:g text:anchor-type="paragraph" draw:z-index="190" draw:name="Shape4_13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91" draw:name="Shape4_14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Conversions d’unités : </text:span><text:span text:style-name="MT40">temps et </text:span><text:span text:style-name="MT41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29">Conversions d’unités : </text:span><text:span text:style-name="MT38">Temps et d</text:span><text:span text:style-name="MT39">urées</text:span></text:p>
      </style:header>
      <style:header-left>
        <text:p text:style-name="Header"><text:s/><text:span text:style-name="MT29">Conversions d’unités : </text:span><text:span text:style-name="MT38">Temps et d</text:span><text:span text:style-name="MT3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0">temps et </text:span><text:span text:style-name="MT41">durées</text:span><text:span text:style-name="MT22"> </text:span></text:p></draw:text-box></draw:frame><draw:g text:anchor-type="paragraph" draw:z-index="192" draw:name="Shape4_13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93" draw:name="Shape4_13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3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24">Conversions d’unités : </text:span><text:span text:style-name="MT42">Capacités</text:span></text:p>
      </style:header>
      <style:header-left>
        <text:p text:style-name="_5f_Header_20_N_20_page_20_impaire_20__28_D_29_"><text:span text:style-name="MT24">Conversions d’unités : </text:span><text:span text:style-name="MT42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3">Capacités</text:span><text:span text:style-name="MT22"> </text:span></text:p></draw:text-box></draw:frame><draw:g text:anchor-type="paragraph" draw:z-index="195" draw:name="Shape4_14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29">Conversions d’unités : </text:span><text:span text:style-name="MT42">Capacités</text:span></text:p>
      </style:header>
      <style:header-left>
        <text:p text:style-name="Header"><text:s/><text:span text:style-name="MT29">Conversions d’unités : </text:span><text:span text:style-name="MT42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4">capacités</text:span><text:span text:style-name="MT22"> </text:span></text:p></draw:text-box></draw:frame><draw:g text:anchor-type="paragraph" draw:z-index="196" draw:name="Shape4_13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97" draw:name="Shape4_134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3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45"><text:s/></text:span><text:span text:style-name="MT29">Conversions d’unités : </text:span><text:span text:style-name="MT45">masses</text:span></text:p>
      </style:header>
      <style:header-left>
        <text:p text:style-name="_5f_Header_20_N_20_page_20_impaire_20__28_D_29_"><text:span text:style-name="MT45"><text:s/></text:span><text:span text:style-name="MT29">Conversions d’unités : </text:span><text:span text:style-name="MT45">masses</text:span></text:p>
      </style:header-left>
      <style:footer>
        <text:p text:style-name="MP2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6">Masses</text:span><text:span text:style-name="MT22"> </text:span></text:p></draw:text-box></draw:frame><draw:g text:anchor-type="paragraph" draw:z-index="199" draw:name="Shape4_12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draw:g text:anchor-type="paragraph" draw:z-index="200" draw:name="Shape4_12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01" draw:name="Shape4_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8">Conversions d’unités : </text:span><text:span text:style-name="MT47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29">Conversions d’unités : </text:span><text:span text:style-name="MT45">masses</text:span></text:p>
      </style:header>
      <style:header-left>
        <text:p text:style-name="_5f_Header_20_N_20_page_20_impaire_20__28_D_29_"><text:s/><text:span text:style-name="MT29">Conversions d’unités : </text:span><text:span text:style-name="MT45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48">masses</text:span><text:span text:style-name="MT22"> </text:span></text:p></draw:text-box></draw:frame><draw:g text:anchor-type="paragraph" draw:z-index="202" draw:name="Shape4_12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03" draw:name="Shape4_12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3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6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12" draw:name="Shape4_109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9">Périmètre : </text:span><text:span text:style-name="MT50">Problèmes</text:span></text:p></draw:text-box></draw:frame></text:p>
      </style:footer>
      <style:footer-left>
        <text:p text:style-name="MP26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49">Périmètre : </text:span><text:span text:style-name="MT50">Problèmes</text:span></text:p></draw:text-box></draw:frame><draw:g text:anchor-type="paragraph" draw:z-index="213" draw:name="Shape4_122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14" draw:name="Shape4_10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15" draw:name="Shape4_12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21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17" draw:name="Shape3_16" draw:style-name="Mgr6" draw:text-style-name="MP28" svg:x1="12.726cm" svg:y1="0.399cm" svg:x2="20.496cm" svg:y2="0.36cm"><text:p/></draw:line><text:span text:style-name="MT51">Périmètre</text:span> : <text:span text:style-name="MT52">Périmètres et unités</text:span></text:p>
      </style:header>
      <style:header-left>
        <text:p text:style-name="MP29"><draw:line text:anchor-type="paragraph" draw:z-index="219" draw:name="Shape3_17" draw:style-name="Mgr6" draw:text-style-name="MP28" svg:x1="16.083cm" svg:y1="0.383cm" svg:x2="20.496cm" svg:y2="0.36cm"><text:p/></draw:line><text:span text:style-name="MT51">Périmètre</text:span> : <text:span text:style-name="MT52">Périmètres et unités</text:span></text:p>
      </style:header-left>
      <style:footer>
        <text:p text:style-name="MP1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18" draw:name="Shape4_107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9">Périmètre <text:s/>: </text:span><text:span text:style-name="MT5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3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20" draw:name="Shape4_1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21" draw:name="Shape4_25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25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23" draw:name="Shape3_11" draw:style-name="Mgr6" draw:text-style-name="MP28" svg:x1="12.45cm" svg:y1="0.362cm" svg:x2="20.497cm" svg:y2="0.36cm"><text:p/></draw:line><text:span text:style-name="MT51">Périmètre</text:span> : <text:span text:style-name="MT54">Mesurer, reporter</text:span></text:p>
      </style:header>
      <style:header-left>
        <text:p text:style-name="_5f_Header_20_M_20_page_20_impaire_20__28_D_29_"><draw:line text:anchor-type="paragraph" draw:z-index="225" draw:name="Shape3_20" draw:style-name="Mgr6" draw:text-style-name="MP28" svg:x1="12.45cm" svg:y1="0.362cm" svg:x2="20.497cm" svg:y2="0.36cm"><text:p/></draw:line><text:span text:style-name="MT51">Périmètre</text:span> : <text:span text:style-name="MT54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24" draw:name="Shape4_113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9">Périmètre : </text:span><text:span text:style-name="MT5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26" draw:name="Shape4_1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27" draw:name="Shape4_11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11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1">Périmètre</text:span> : <text:span text:style-name="MT51">Calculs sur une figure</text:span></text:p>
      </style:header>
      <style:header-left>
        <text:p text:style-name="_5f_Header_20_M_20_page_20_paire_20__28_G_29_"><text:span text:style-name="MT51">Périmètre</text:span> : <text:span text:style-name="MT51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29" draw:name="Shape4_94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30" draw:name="Shape4_95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31" draw:name="Shape4_96" draw:style-name="Mgr1"><draw:path draw:style-name="Mgr3" draw:text-style-name="MP1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5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32" draw:name="Shape4_9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33" draw:name="Shape4_10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10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6">Proportionnalité et pourcentage</text:span><text:span text:style-name="MT57"> </text:span>: <text:span text:style-name="MT58">Pourcentages</text:span> </text:p>
      </style:header>
      <style:header-left>
        <text:p text:style-name="_5f_Header_20_D_20_page_20_impaire_20__28_D_29_"><text:span text:style-name="MT56">Proportionnalité et pourcentage</text:span><text:span text:style-name="MT57"> </text:span>: <text:span text:style-name="MT58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35" draw:name="Shape4_98" draw:style-name="Mgr1"><draw:path draw:style-name="Mgr5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Proportionnalité et pourcentage : </text:span><text:span text:style-name="MT6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1"><text:span text:style-name="MT61">Proportionnalité et pourcentages : </text:span><text:span text:style-name="MT60">pourcentages</text:span></text:p></draw:text-box></draw:frame><draw:g text:anchor-type="paragraph" draw:z-index="236" draw:name="Shape4_112" draw:style-name="Mgr1"><draw:path draw:style-name="Mgr5" draw:text-style-name="MP1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>
      <style:header-left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Proportionnalité et pourcentages : proportionalité</text:p></draw:text-box></draw:frame><draw:g text:anchor-type="paragraph" draw:z-index="237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: </text:p></draw:text-box></draw:frame><draw:g text:anchor-type="paragraph" draw:z-index="238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5"><text:span text:style-name="MT62">Repères du plan : Se repérer</text:span> </text:p>
      </style:header>
      <style:header-left>
        <text:p text:style-name="MP35"><text:span text:style-name="MT62">Repères du plan : Se repér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67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268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7">Utilis</text:span><text:span text:style-name="MT64">er des</text:span><text:span text:style-name="MT57"> données </text:span>: <text:span text:style-name="MT65">Organiser</text:span> </text:p>
      </style:header>
      <style:header-left>
        <text:p text:style-name="_5f_Header_20_D_20_page_20_paire_20__28_G_29_"><text:tab/> <text:span text:style-name="MT57">Utilis</text:span><text:span text:style-name="MT64">er des</text:span><text:span text:style-name="MT57"> données </text:span>: <text:span text:style-name="MT65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68">Organiser</text:span><text:span text:style-name="MT22"> </text:span></text:p></draw:text-box></draw:frame><draw:g text:anchor-type="paragraph" draw:z-index="269" draw:name="Shape4_74" draw:style-name="Mgr1"><draw:path draw:style-name="Mgr5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68">Organiser</text:span><text:span text:style-name="MT22"> </text:span></text:p></draw:text-box></draw:frame><draw:g text:anchor-type="paragraph" draw:z-index="270" draw:name="Shape4_75" draw:style-name="Mgr1"><draw:path draw:style-name="Mgr5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271" draw:name="Shape4_25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5"><text:span text:style-name="MT62">Repères du plan : Se repérer</text:span> </text:p>
      </style:header>
      <style:header-left>
        <text:p text:style-name="MP35"><text:span text:style-name="MT62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272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73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tab/> <text:span text:style-name="MT57">Utilis</text:span><text:span text:style-name="MT64">er des</text:span><text:span text:style-name="MT57"> données </text:span>: <text:span text:style-name="MT69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71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72">représenter</text:span><text:span text:style-name="MT22"> </text:span></text:p></draw:text-box></draw:frame><draw:g text:anchor-type="paragraph" draw:z-index="274" draw:name="Shape4_70" draw:style-name="Mgr1"><draw:path draw:style-name="Mgr5" draw:text-style-name="MP1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22"> : </text:span><text:span text:style-name="MT72">représenter</text:span><text:span text:style-name="MT22"> </text:span></text:p></draw:text-box></draw:frame><draw:g text:anchor-type="paragraph" draw:z-index="275" draw:name="Shape4_9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91" draw:style-name="Mgr1"><draw:path draw:style-name="Mgr5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77" draw:name="Shape4_8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3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278" draw:name="Shape4_97" draw:style-name="Mgr1"><draw:path draw:style-name="Mgr4" draw:text-style-name="MP1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79" draw:name="Shape4_6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80" draw:name="Shape4_83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89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74">Calculer : </text:span><text:span text:style-name="MT75">Distributivité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75">Distributivité</text:span><text:span text:style-name="MT74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290" draw:name="Shape4_7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78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91" draw:name="Shape4_6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92" draw:name="Shape4_80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81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74">Calculer : </text:span><text:span text:style-name="MT79">Critères de divisibilité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79">Critères de divisibilité</text:span><text:span text:style-name="MT7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94" draw:name="Shape4_6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80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80">critères de divisibilité</text:span></text:p></draw:text-box></draw:frame><draw:g text:anchor-type="paragraph" draw:z-index="295" draw:name="Shape4_65" draw:style-name="Mgr1"><draw:path draw:style-name="Mgr4" draw:text-style-name="MP1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2"><text:span text:style-name="MT1">G</text:span>éométrie plane : Parallèles, perpendiculaires,<text:line-break/> distances</text:p>
      </style:header>
      <style:header-left>
        <text:p text:style-name="MP43"><text:s/><text:span text:style-name="MT1">Géométrie plane</text:span> : <text:span text:style-name="MT81">P</text:span><text:span text:style-name="MT82">arallèles, perpendiculaires,<text:line-break/> </text:span><text:span text:style-name="MT8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7">Géométrie plane : </text:span><text:span text:style-name="MT84">parallèles, perpendiculaires, </text:span><text:span text:style-name="MT85">distances</text:span></text:h></draw:text-box></draw:frame><draw:g text:anchor-type="paragraph" draw:z-index="296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4" text:outline-level="1"><text:span text:style-name="MT86">G</text:span>éométrie plane : Parallèles, perpendiculaires, distances</text:h></draw:text-box></draw:frame><draw:g text:anchor-type="paragraph" draw:z-index="297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74">Calculer : </text:span><text:span text:style-name="MT87">Diviser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87">Diviser</text:span><text:span text:style-name="MT74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draw:g text:anchor-type="paragraph" draw:z-index="298" draw:name="Shape4_5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8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88">diviser</text:span></text:p></draw:text-box></draw:frame><draw:g text:anchor-type="paragraph" draw:z-index="299" draw:name="Shape4_60" draw:style-name="Mgr1"><draw:path draw:style-name="Mgr4" draw:text-style-name="MP1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00" draw:name="Shape4_5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01" draw:name="Shape4_5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5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45">Calculer : <text:span text:style-name="MT89">Multiplier</text:span> </text:p>
      </style:header>
      <style:header-left>
        <text:p text:style-name="MP45">Calculer : <text:span text:style-name="MT8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draw:g text:anchor-type="paragraph" draw:z-index="303" draw:name="Shape4_5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9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90">Multiplier</text:span></text:p></draw:text-box></draw:frame><draw:g text:anchor-type="paragraph" draw:z-index="304" draw:name="Shape4_262" draw:style-name="Mgr1"><draw:path draw:style-name="Mgr4" draw:text-style-name="MP1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05" draw:name="Shape4_5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06" draw:name="Shape4_52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53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2"><draw:g text:anchor-type="paragraph" draw:z-index="308" draw:name="Shape4_4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6">calculer</text:span><text:span text:style-name="MT77"> : </text:span><text:span text:style-name="MT76">additionner et soustraire</text:span>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09" draw:name="Shape4_4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10" draw:name="Shape4_4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6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7"><draw:line text:anchor-type="paragraph" draw:z-index="312" draw:name="Shape3_10" draw:style-name="Mgr7" draw:text-style-name="MP28" svg:x1="10.308cm" svg:y1="0.388cm" svg:x2="20.496cm" svg:y2="0.36cm"><text:p/></draw:line><draw:path text:anchor-type="paragraph" draw:z-index="313" draw:name="Shape1_6" draw:style-name="Mgr8" draw:text-style-name="MP48" svg:width="4.329cm" svg:height="2.238cm" svg:x="-1.5cm" svg:y="-1.001cm" svg:viewBox="0 0 4330 2239" svg:d="M0 2239l3984-288c209-15 363-167 345-342l-170-1609h-4159z"><text:p/></draw:path><text:span text:style-name="MT91">Fractions</text:span><text:span text:style-name="MT92"> : </text:span><text:span text:style-name="MT93">Problèmes</text:span><text:span text:style-name="MT92"> </text:span></text:p>
      </style:header>
      <style:header-left>
        <text:p text:style-name="MP47"><draw:line text:anchor-type="paragraph" draw:z-index="315" draw:name="Shape3_27" draw:style-name="Mgr7" draw:text-style-name="MP28" svg:x1="10.308cm" svg:y1="0.388cm" svg:x2="20.496cm" svg:y2="0.36cm"><text:p/></draw:line><draw:path text:anchor-type="paragraph" draw:z-index="316" draw:name="Shape1_0" draw:style-name="Mgr8" draw:text-style-name="MP48" svg:width="4.329cm" svg:height="2.238cm" svg:x="-1.5cm" svg:y="-1.001cm" svg:viewBox="0 0 4330 2239" svg:d="M0 2239l3984-288c209-15 363-167 345-342l-170-1609h-4159z"><text:p/></draw:path><text:span text:style-name="MT91">Fractions</text:span><text:span text:style-name="MT92"> : </text:span><text:span text:style-name="MT93">Problèmes</text:span><text:span text:style-name="MT92"> </text:span></text:p>
      </style:header-left>
      <style:footer>
        <text:p text:style-name="MP1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314" draw:name="Shape4_4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9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20" draw:name="Shape4_4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21" draw:name="Shape4_4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4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0"><draw:path text:anchor-type="paragraph" draw:z-index="323" draw:name="Shape1_4" draw:style-name="Mgr8" draw:text-style-name="MP48" svg:width="4.329cm" svg:height="2.238cm" svg:x="-1.5cm" svg:y="-7.4cm" svg:viewBox="0 0 4330 2239" svg:d="M0 2239l3984-288c209-15 363-167 345-342l-170-1609h-4159z"><text:p/></draw:path><draw:line text:anchor-type="paragraph" draw:z-index="324" draw:name="Shape3_9" draw:style-name="Mgr7" draw:text-style-name="MP28" svg:x1="10.37cm" svg:y1="0.365cm" svg:x2="20.496cm" svg:y2="0.36cm"><text:p/></draw:line><text:span text:style-name="MT95">Fractions</text:span> : <text:span text:style-name="MT95">Opérations</text:span> </text:p>
      </style:header>
      <style:header-left>
        <text:p text:style-name="MP50"><draw:path text:anchor-type="paragraph" draw:z-index="326" draw:name="Shape1_8" draw:style-name="Mgr8" draw:text-style-name="MP48" svg:width="4.329cm" svg:height="2.238cm" svg:x="-1.5cm" svg:y="-7.4cm" svg:viewBox="0 0 4330 2239" svg:d="M0 2239l3984-288c209-15 363-167 345-342l-170-1609h-4159z"><text:p/></draw:path><draw:line text:anchor-type="paragraph" draw:z-index="327" draw:name="Shape3_26" draw:style-name="Mgr7" draw:text-style-name="MP28" svg:x1="10.37cm" svg:y1="0.365cm" svg:x2="20.496cm" svg:y2="0.36cm"><text:p/></draw:line><text:span text:style-name="MT95">Fractions</text:span> : <text:span text:style-name="MT95">Opérations</text:span> </text:p>
      </style:header-left>
      <style:footer>
        <text:p text:style-name="MP1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25" draw:name="Shape4_3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9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28" draw:name="Shape4_3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29" draw:name="Shape4_39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4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2"><draw:line text:anchor-type="paragraph" draw:z-index="331" draw:name="Shape3_8" draw:style-name="Mgr7" draw:text-style-name="MP28" svg:x1="17.736cm" svg:y1="0.376cm" svg:x2="20.496cm" svg:y2="0.36cm"><text:p/></draw:line><text:span text:style-name="MT96">Fractions</text:span> : <text:span text:style-name="MT96">Fractions, décimaux et comparaison</text:span></text:p>
      </style:header>
      <style:header-left>
        <text:p text:style-name="MP52"><draw:line text:anchor-type="paragraph" draw:z-index="333" draw:name="Shape3_25" draw:style-name="Mgr7" draw:text-style-name="MP28" svg:x1="17.736cm" svg:y1="0.376cm" svg:x2="20.496cm" svg:y2="0.36cm"><text:p/></draw:line><text:span text:style-name="MT96">Fractions</text:span> : <text:span text:style-name="MT96">Fractions, décimaux et comparaison</text:span></text:p>
      </style:header-left>
      <style:footer>
        <text:p text:style-name="MP1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32" draw:name="Shape4_3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9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34" draw:name="Shape4_3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35" draw:name="Shape4_3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3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4"><draw:line text:anchor-type="paragraph" draw:z-index="337" draw:name="Shape3_24" draw:style-name="Mgr7" draw:text-style-name="MP28" svg:x1="11.52cm" svg:y1="0.376cm" svg:x2="20.496cm" svg:y2="0.36cm"><text:p/></draw:line><text:span text:style-name="MT97">Fractions</text:span> : <text:span text:style-name="MT97">Droite graduée</text:span></text:p>
      </style:header>
      <style:header-left>
        <text:p text:style-name="MP54"><draw:line text:anchor-type="paragraph" draw:z-index="339" draw:name="Shape3_28" draw:style-name="Mgr7" draw:text-style-name="MP28" svg:x1="11.52cm" svg:y1="0.376cm" svg:x2="20.496cm" svg:y2="0.36cm"><text:p/></draw:line><text:span text:style-name="MT97">Fractions</text:span> : <text:span text:style-name="MT97">Droite graduée</text:span></text:p>
      </style:header-left>
      <style:footer>
        <text:p text:style-name="MP1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38" draw:name="Shape4_3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40" draw:name="Shape4_2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41" draw:name="Shape4_3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3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6"><draw:path text:anchor-type="paragraph" draw:z-index="348" draw:name="Shape1_3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49" draw:name="Shape3_14" draw:style-name="Mgr7" draw:text-style-name="MP28" svg:x1="12.876cm" svg:y1="0.392cm" svg:x2="20.496cm" svg:y2="0.36cm"><text:p/></draw:line><text:span text:style-name="MT98">Fractions</text:span> : <text:span text:style-name="MT98">Vocabulaire et sens</text:span></text:p>
      </style:header>
      <style:header-left>
        <text:p text:style-name="MP56"><draw:path text:anchor-type="paragraph" draw:z-index="351" draw:name="Shape1_7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52" draw:name="Shape3_23" draw:style-name="Mgr7" draw:text-style-name="MP28" svg:x1="12.876cm" svg:y1="0.392cm" svg:x2="20.496cm" svg:y2="0.36cm"><text:p/></draw:line><text:span text:style-name="MT98">Fractions</text:span> : <text:span text:style-name="MT98">Vocabulaire et sens</text:span></text:p>
      </style:header-left>
      <style:footer>
        <text:p text:style-name="MP1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350" draw:name="Shape4_26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53" draw:name="Shape4_2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54" draw:name="Shape4_28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8"><draw:path text:anchor-type="paragraph" draw:z-index="356" draw:name="Shape1_1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57" draw:name="Shape3_13" draw:style-name="Mgr7" draw:text-style-name="MP28" svg:x1="15.337cm" svg:y1="0.36cm" svg:x2="20.496cm" svg:y2="0.36cm"><text:p/></draw:line><text:span text:style-name="MT99">Fractions</text:span> : <text:span text:style-name="MT99">Représentation géométrique</text:span></text:p>
      </style:header>
      <style:header-left>
        <text:p text:style-name="MP58"><draw:path text:anchor-type="paragraph" draw:z-index="358" draw:name="Shape1_10" draw:style-name="Mgr8" draw:text-style-name="MP48" svg:width="4.329cm" svg:height="2.238cm" svg:x="-1.8cm" svg:y="-8.982cm" svg:viewBox="0 0 4330 2239" svg:d="M0 2239l3984-288c209-15 363-167 345-342l-170-1609h-4159z"><text:p/></draw:path><draw:line text:anchor-type="paragraph" draw:z-index="359" draw:name="Shape3_21" draw:style-name="Mgr7" draw:text-style-name="MP28" svg:x1="15.337cm" svg:y1="0.36cm" svg:x2="20.496cm" svg:y2="0.36cm"><text:p/></draw:line><text:span text:style-name="MT99">Fractions</text:span> : <text:span text:style-name="MT9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9"><text:span text:style-name="MT9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60" draw:name="Shape4_2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61" draw:name="Shape4_86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62" draw:name="Shape4_2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0"><draw:line text:anchor-type="paragraph" draw:z-index="363" draw:name="Shape3_6" draw:style-name="Mgr7" draw:text-style-name="MP28" svg:x1="18.701cm" svg:y1="0.36cm" svg:x2="20.497cm" svg:y2="0.36cm"><text:p/></draw:line><text:span text:style-name="MT100">Nombres entiers et décimaux</text:span> : <text:span text:style-name="MT100">Comparer, encadrer</text:span></text:p>
      </style:header>
      <style:header-left>
        <text:p text:style-name="MP60"><draw:line text:anchor-type="paragraph" draw:z-index="365" draw:name="Shape3_5" draw:style-name="Mgr7" draw:text-style-name="MP28" svg:x1="18.701cm" svg:y1="0.36cm" svg:x2="20.497cm" svg:y2="0.36cm"><text:p/></draw:line><text:span text:style-name="MT100">Nombres entiers et décimaux</text:span> : <text:span text:style-name="MT100">Comparer, encadrer</text:span></text:p>
      </style:header-left>
      <style:footer>
        <text:p text:style-name="MP1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64" draw:name="Shape4_1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66" draw:name="Shape4_1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67" draw:name="Shape4_2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2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2"><draw:line text:anchor-type="paragraph" draw:z-index="369" draw:name="Shape3_2" draw:style-name="Mgr7" draw:text-style-name="MP28" svg:x1="6.842cm" svg:y1="0.431cm" svg:x2="20.496cm" svg:y2="0.36cm"><text:p/></draw:line>Numération</text:p>
      </style:header>
      <style:header-left>
        <text:p text:style-name="MP63"><draw:g text:anchor-type="paragraph" draw:z-index="371" draw:name="Shape4_8" draw:style-name="Mgr9"><draw:path draw:style-name="Mgr4" draw:text-style-name="MP18" svg:width="0.855cm" svg:height="1.172cm" svg:x="18.321cm" svg:y="27.525cm" svg:viewBox="0 0 856 1173" svg:d="M856 1173h-856v-991c0-100 79-182 175-182h505c97 0 176 82 176 182z"><text:p/></draw:path></draw:g><draw:line text:anchor-type="paragraph" draw:z-index="372" draw:name="Shape3_3" draw:style-name="Mgr7" draw:text-style-name="MP28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94">N</text:span>ombres entiers et décimaux : numération</text:p></draw:text-box></draw:frame><draw:g text:anchor-type="paragraph" draw:z-index="370" draw:name="Shape4_42" draw:style-name="Mgr1"><draw:path draw:style-name="Mgr4" draw:text-style-name="MP18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64" text:outline-level="1"><draw:frame draw:style-name="Mfr3" draw:name="Frame42" text:anchor-type="paragraph" svg:x="10.091cm" svg:y="0.009cm" draw:z-index="0"><draw:text-box fo:min-height="0.499cm" fo:min-width="7.096cm"><text:p text:style-name="MP65"><text:span text:style-name="MT94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73" draw:name="Shape4_7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74" draw:name="Shape4_92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75" draw:name="Shape4_11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6"><draw:line text:anchor-type="paragraph" draw:z-index="376" draw:name="Shape3_15" draw:style-name="Mgr7" draw:text-style-name="MP28" svg:x1="17.597cm" svg:y1="0.383cm" svg:x2="19.595cm" svg:y2="0.383cm"><text:p/></draw:line><text:span text:style-name="MT92">Nombres entiers et décimaux : </text:span><text:span text:style-name="Character_5f_20_5f_style"><text:span text:style-name="MT101">×</text:span></text:span><text:span text:style-name="MT102"> 10, 100, 1000</text:span></text:p>
      </style:header>
      <style:header-left>
        <text:p text:style-name="MP66"><draw:line text:anchor-type="paragraph" draw:z-index="378" draw:name="Shape3_19" draw:style-name="Mgr7" draw:text-style-name="MP28" svg:x1="17.597cm" svg:y1="0.383cm" svg:x2="19.595cm" svg:y2="0.383cm"><text:p/></draw:line><text:span text:style-name="MT92">Nombres entiers et décimaux : </text:span><text:span text:style-name="Character_5f_20_5f_style"><text:span text:style-name="MT101">×</text:span></text:span><text:span text:style-name="MT10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77" draw:name="Shape4_1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76">N</text:span><text:span text:style-name="MT103">ombres entiers et décimaux : </text:span><text:span text:style-name="Character_5f_20_5f_style"><text:span text:style-name="MT101">×</text:span></text:span><text:span text:style-name="MT10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79" draw:name="Shape4_1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80" draw:name="Shape4_106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81" draw:name="Shape4_1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82" draw:name="Shape4_1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83" draw:name="Shape4_11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384" draw:name="Shape4_11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6"><draw:line text:anchor-type="paragraph" draw:z-index="385" draw:name="Shape3_22" draw:style-name="Mgr7" draw:text-style-name="MP28" svg:x1="17.999cm" svg:y1="0.36cm" svg:x2="20.497cm" svg:y2="0.36cm"><text:p/></draw:line><text:span text:style-name="MT92">Nombres entiers et décimaux : </text:span><text:span text:style-name="MT105">La droite graduée</text:span></text:p>
      </style:header>
      <style:header-left>
        <text:p text:style-name="MP66"><draw:line text:anchor-type="paragraph" draw:z-index="387" draw:name="Shape3_37" draw:style-name="Mgr7" draw:text-style-name="MP28" svg:x1="17.999cm" svg:y1="0.36cm" svg:x2="20.497cm" svg:y2="0.36cm"><text:p/></draw:line><text:span text:style-name="MT92">Nombres entiers et décimaux : </text:span><text:span text:style-name="MT10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86" draw:name="Shape4_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76">N</text:span><text:span text:style-name="MT103">ombres entiers et décimaux : </text:span><text:span text:style-name="MT106">la droite graduée</text:span></text:p></draw:text-box></draw:frame></text:p>
      </style:footer>
      <style:footer-left>
        <text:p text:style-name="MP1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88" draw:name="Shape4_1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76">N</text:span><text:span text:style-name="MT103">ombres entiers et décimaux : </text:span><text:span text:style-name="MT10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82" draw:name="Shape4_6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83" draw:name="Shape4_7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77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74">Calculer : </text:span><text:span text:style-name="MT107">Priorités opératoires</text:span><text:span text:style-name="MT74"> </text:span></text:p>
      </style:header>
      <style:header-left>
        <text:p text:style-name="_5f_Header_20_N_20_page_20_impaire_20__28_D_29_"><text:span text:style-name="MT74">Calculer : </text:span><text:span text:style-name="MT107">Priorités opératoires</text:span><text:span text:style-name="MT74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85" draw:name="Shape4_6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6">calculer</text:span><text:span text:style-name="MT77"> : </text:span><text:span text:style-name="MT10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76">calculer</text:span><text:span text:style-name="MT77"> : </text:span><text:span text:style-name="MT108">priorités opératoires</text:span></text:p></draw:text-box></draw:frame><draw:g text:anchor-type="paragraph" draw:z-index="286" draw:name="Shape4_69" draw:style-name="Mgr1"><draw:path draw:style-name="Mgr4" draw:text-style-name="MP1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09">P</text:span>roportionnalité </text:p>
      </style:header>
      <style:header-left>
        <text:p text:style-name="_5f_Header_20_D_20_page_20_paire_20__28_G_29_"><text:span text:style-name="MT56"><text:tab/>Proportionnalité et pourcentage</text:span><text:span text:style-name="MT57"> </text:span>: <text:span text:style-name="MT56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draw:g text:anchor-type="paragraph" draw:z-index="239" draw:name="Shape4_73" draw:style-name="Mgr1"><draw:path draw:style-name="Mgr5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40" draw:name="Shape4_88" draw:style-name="Mgr1"><draw:path draw:style-name="Mgr5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>
      <style:header-left>
        <text:p text:style-name="Header"><text:span text:style-name="MT56">Proportionnalité et pourcentages</text:span><text:span text:style-name="MT57"> </text:span>: <text:span text:style-name="MT56">proportionnalité</text:span> </text:p>
        <text:p text:style-name="MP32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Proportionnalité et pourcentages : proportionalité</text:p></draw:text-box></draw:frame><draw:g text:anchor-type="paragraph" draw:z-index="241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: </text:p></draw:text-box></draw:frame><draw:g text:anchor-type="paragraph" draw:z-index="242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43" draw:name="Shape4_7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44" draw:name="Shape4_10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10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6" draw:name="Shape3_0" draw:style-name="Mgr6" draw:text-style-name="MP28" svg:x1="12.104cm" svg:y1="0.392cm" svg:x2="20.497cm" svg:y2="0.36cm"><text:p/></draw:line><text:span text:style-name="MT51">Périmètre</text:span> : <text:span text:style-name="MT110">Coder et calculer</text:span></text:p>
      </style:header>
      <style:header-left>
        <text:p text:style-name="_5f_Header_20_M_20_page_20_impaire_20__28_D_29_"><draw:line text:anchor-type="paragraph" draw:z-index="250" draw:name="Shape3_18" draw:style-name="Mgr6" draw:text-style-name="MP28" svg:x1="12.104cm" svg:y1="0.392cm" svg:x2="20.497cm" svg:y2="0.36cm"><text:p/></draw:line><text:span text:style-name="MT51">Périmètre</text:span> : <text:span text:style-name="MT11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47" draw:name="Shape4_103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9">Périmètre : </text:span><text:span text:style-name="MT11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29">Conversions d’unités : longueurs</text:span></text:p>
      </style:header>
      <style:header-left>
        <text:p text:style-name="_5f_Header_20_N_20_page_20_impaire_20__28_D_29_"><text:s/><text:span text:style-name="MT29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longueurs</text:span><text:span text:style-name="MT22"> </text:span></text:p></draw:text-box></draw:frame><draw:g text:anchor-type="paragraph" draw:z-index="205" draw:name="Shape4_8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06" draw:name="Shape4_124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25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Conversions d’unités : longueurs</text:p></draw:text-box></draw:frame><draw:g text:anchor-type="paragraph" draw:z-index="208" draw:name="Shape4_12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09" draw:name="Shape4_13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Conversions d’unités : longueurs</text:p></draw:text-box></draw:frame><draw:g text:anchor-type="paragraph" draw:z-index="210" draw:name="Shape4_177" draw:style-name="Mgr1"><draw:path draw:style-name="Mgr4" draw:text-style-name="MP1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6">Conversions d’unités : </text:span><text:span text:style-name="MT112">Volume</text:span><text:span text:style-name="MT22"> </text:span></text:p></draw:text-box></draw:frame><draw:g text:anchor-type="paragraph" draw:z-index="211" draw:name="Shape4_145" draw:style-name="Mgr1"><draw:path draw:style-name="Mgr4" draw:text-style-name="MP18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08" draw:name="Shape4_16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09" draw:name="Shape4_163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64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4"><text:span text:style-name="MT19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11" draw:name="Shape4_165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13">Aires</text:span><text:span text:style-name="MT49"> <text:s/>: </text:span><text:span text:style-name="MT11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75"><text:span text:style-name="MT1">Géométrie plane</text:span> : <text:span text:style-name="MT114">D</text:span><text:span text:style-name="MT1">roites, </text:span><text:span text:style-name="MT115">demi-droites </text:span><text:span text:style-name="MT116">&amp; </text:span><text:span text:style-name="MT115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12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4">Géométrie plane : </text:span><text:span text:style-name="MT7">droites, </text:span><text:span text:style-name="MT117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13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droites, </text:span><text:span text:style-name="MT11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14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15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3979504759" text:style-name="_5f_Numérotation_20_des_20_exercices">
          <text:list-item>
            <text:list>
              <text:list-item>
                <text:p text:style-name="MP7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22">Volumes : </text:span><text:span text:style-name="MT123">Calculs et conversions</text:span> </text:p></draw:text-box></draw:frame><draw:g text:anchor-type="paragraph" draw:z-index="116" draw:name="Shape4_174" draw:style-name="Mgr1"><draw:path draw:style-name="Mgr3" draw:text-style-name="MP1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0534243916675" text:continue-numbering="true" text:style-name="_5f_Numérotation_20_des_20_exercices">
          <text:list-item>
            <text:list>
              <text:list-item>
                <text:p text:style-name="MP7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22">Volumes : </text:span><text:span text:style-name="MT123">Calculs et conversions</text:span> </text:p></draw:text-box></draw:frame><draw:g text:anchor-type="paragraph" draw:z-index="117" draw:name="Shape4_175" draw:style-name="Mgr1"><draw:path draw:style-name="Mgr3" draw:text-style-name="MP1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80"><draw:path text:anchor-type="paragraph" draw:z-index="118" draw:name="Shape5_3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19" draw:name="Shape6_3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<draw:line text:anchor-type="paragraph" draw:z-index="120" draw:name="Shape7_6" draw:style-name="Mgr6" draw:text-style-name="MP28" svg:x1="9.042cm" svg:y1="0.36cm" svg:x2="20.461cm" svg:y2="0.36cm"><text:p/></draw:line>T<text:span text:style-name="MT125">itre de la série</text:span></text:p>
      </style:header>
      <style:header-left>
        <text:p text:style-name="MP80"><draw:path text:anchor-type="paragraph" draw:z-index="122" draw:name="Shape5_4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23" draw:name="Shape6_4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<draw:line text:anchor-type="paragraph" draw:z-index="124" draw:name="Shape7_11" draw:style-name="Mgr6" draw:text-style-name="MP28" svg:x1="9.042cm" svg:y1="0.36cm" svg:x2="20.461cm" svg:y2="0.36cm"><text:p/></draw:line>T<text:span text:style-name="MT125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21" draw:name="Shape8_10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26">Angles</text:span> • <text:span text:style-name="MT126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3"><text:span text:style-name="MT19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25" draw:name="Shape4_173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26" draw:name="Shape4_17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27" draw:name="Shape4_171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7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29" draw:name="Shape4_16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30" draw:name="Shape4_167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31" draw:name="Shape4_168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51"><text:s text:c="15"/>A</text:span><text:span text:style-name="MT127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32" draw:name="Shape4_169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133" draw:name="Shape4_181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134" draw:name="Shape4_182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83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7"><text:span text:style-name="MT19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36" draw:name="Shape4_178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80"><draw:line text:anchor-type="paragraph" draw:z-index="137" draw:name="Shape7_8" draw:style-name="Mgr6" draw:text-style-name="MP28" svg:x1="9.042cm" svg:y1="0.36cm" svg:x2="20.461cm" svg:y2="0.36cm"><text:p/></draw:line><draw:path text:anchor-type="paragraph" draw:z-index="138" draw:name="Shape5_1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39" draw:name="Shape6_2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T<text:span text:style-name="MT125">itre de la série</text:span></text:p>
      </style:header>
      <style:header-left>
        <text:p text:style-name="MP80"><draw:line text:anchor-type="paragraph" draw:z-index="141" draw:name="Shape7_9" draw:style-name="Mgr6" draw:text-style-name="MP28" svg:x1="9.042cm" svg:y1="0.36cm" svg:x2="20.461cm" svg:y2="0.36cm"><text:p/></draw:line><draw:path text:anchor-type="paragraph" draw:z-index="142" draw:name="Shape5_2" draw:style-name="Mgr10" draw:text-style-name="MP81" svg:width="4.329cm" svg:height="2.24cm" svg:x="-1.499cm" svg:y="-1cm" svg:viewBox="0 0 4330 2241" svg:d="M0 2241l3984-288c209-15 363-168 345-342l-170-1611h-4159z"><text:p/></draw:path><draw:frame text:anchor-type="paragraph" draw:z-index="143" draw:name="Shape6_5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T<text:span text:style-name="MT125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40" draw:name="Shape8_12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26">Angles</text:span> • <text:span text:style-name="MT126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8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44" draw:name="Shape4_179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22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0"><draw:line text:anchor-type="paragraph" draw:z-index="264" draw:name="Shape3_33" draw:style-name="Mgr12" draw:text-style-name="MP28" svg:x1="15.12cm" svg:y1="0.36cm" svg:x2="20.496cm" svg:y2="0.36cm"><text:p/></draw:line><text:s/><text:span text:style-name="MT128">Angles</text:span> : <text:span text:style-name="MT12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30">Angles</text:span><text:span text:style-name="MT22"> : </text:span><text:span text:style-name="MT130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65" draw:name="Shape3_7" draw:style-name="Mgr12" draw:text-style-name="MP28" svg:x1="15.12cm" svg:y1="0.36cm" svg:x2="20.496cm" svg:y2="0.36cm"><text:p/></draw:line><text:s/><text:span text:style-name="MT131">Angles : </text:span>Angles : <text:span text:style-name="MT129">Comprendre la notion d’angle</text:span></text:p>
      </style:header>
      <style:header-left>
        <text:p text:style-name="MP91"><draw:line text:anchor-type="paragraph" draw:z-index="266" draw:name="Shape3_29" draw:style-name="Mgr12" draw:text-style-name="MP28" svg:x1="15.12cm" svg:y1="0.36cm" svg:x2="20.496cm" svg:y2="0.36cm"><text:p/></draw:line>Angles : <text:span text:style-name="MT129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2">Angles : </text:span><text:span text:style-name="MT133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5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60" draw:name="Shape4_184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61" draw:name="Shape4_185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8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63" draw:name="Shape3_35" draw:style-name="Mgr12" draw:text-style-name="MP28" svg:x1="11.344cm" svg:y1="0.358cm" svg:x2="20.497cm" svg:y2="0.36cm"><text:p/></draw:line><text:span text:style-name="MT136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_5f_Header_20_G_20_page_20_paire_20__28_G_29_"><draw:line text:anchor-type="paragraph" draw:z-index="259" draw:name="Shape3_30" draw:style-name="Mgr12" draw:text-style-name="MP28" svg:x1="11.435cm" svg:y1="0.388cm" svg:x2="20.496cm" svg:y2="0.36cm"><text:p/></draw:line><text:span text:style-name="MT137">Angles</text:span> : <text:span text:style-name="MT137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58" draw:name="Shape4_17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138">Angles </text:span><text:span text:style-name="MT22">: </text:span><text:span text:style-name="MT138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56" draw:name="Shape3_31" draw:style-name="Mgr12" draw:text-style-name="MP2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57" draw:name="Shape3_32" draw:style-name="Mgr12" draw:text-style-name="MP2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9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header-left>
        <text:p text:style-name="Header"><text:s/><text:span text:style-name="MT20">Calculer</text:span> : <text:span text:style-name="MT20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53" draw:name="Shape4_18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54" draw:name="Shape4_188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18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51" draw:name="Shape3_34" draw:style-name="Mgr12" draw:text-style-name="MP28" svg:x1="15.448cm" svg:y1="0.365cm" svg:x2="20.496cm" svg:y2="0.36cm"><text:p/></draw:line><text:span text:style-name="MT140">Angles</text:span><text:span text:style-name="MT141"> : </text:span><text:span text:style-name="MT142">Calculer des mesures d’angle</text:span></text:p>
      </style:header>
      <style:header-left>
        <text:p text:style-name="_5f_Header_20_G_20_page_20_paire_20__28_G_29_"><draw:line text:anchor-type="paragraph" draw:z-index="252" draw:name="Shape3_36" draw:style-name="Mgr12" draw:text-style-name="MP28" svg:x1="15.448cm" svg:y1="0.365cm" svg:x2="20.496cm" svg:y2="0.36cm"><text:p/></draw:line><text:span text:style-name="MT140">Angles : </text:span><text:span text:style-name="MT142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34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43">Calculer des </text:span><text:span text:style-name="MT139">Mesure</text:span><text:span text:style-name="MT143">s</text:span><text:span text:style-name="MT139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132">Angles : </text:span><text:span text:style-name="MT144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3">R</text:span>epères du plan : Se repérer</text:p>
      </style:header>
      <style:header-left>
        <text:p text:style-name="_5f_Header_20_G_20_page_20_paire_20__28_G_29_"><text:span text:style-name="MT63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Repères du plan : Se repérer</text:p></draw:text-box></draw:frame><draw:g text:anchor-type="paragraph" draw:z-index="145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Repères du plan : se repérer</text:p></draw:text-box></draw:frame><draw:g text:anchor-type="paragraph" draw:z-index="146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5"><text:span text:style-name="MT62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47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48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45">R</text:span><text:span text:style-name="MT146">epères du plan : Se </text:span><text:span text:style-name="MT147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2">Repères du plan : Se </text:span><text:span text:style-name="MT148">déplacer</text:span></text:p></draw:text-box></draw:frame><draw:g text:anchor-type="paragraph" draw:z-index="149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<text:span text:style-name="MT22">Repères du plan : se </text:span><text:span text:style-name="MT148">déplacer</text:span></text:p></draw:text-box></draw:frame><draw:g text:anchor-type="paragraph" draw:z-index="150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5"><text:span text:style-name="MT62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51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52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3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3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4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Géométrie plane</text:span> : <text:span text:style-name="MT1">Points, droites </text:span><text:span text:style-name="MT149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55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Géométrie plane : points, droites <text:span text:style-name="MT150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56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Géométrie plane : points, droites <text:span text:style-name="MT150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7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158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">Géométrie plane</text:span> : <text:span text:style-name="MT151">Milieu, alignement, </text:span><text:span text:style-name="MT15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59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4">Géométrie plane : </text:span><text:span text:style-name="MT153">milieu, Alignement, </text:span><text:span text:style-name="MT15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60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153">milieu, alignement, </text:span><text:span text:style-name="MT154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161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162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81">P</text:span><text:span text:style-name="MT82">arallèles, perpendiculaires,<text:line-break/> </text:span><text:span text:style-name="MT83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draw:g text:anchor-type="paragraph" draw:z-index="163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Géométrie plane : </text:span><text:span text:style-name="MT84">Parallèles, perpendiculaires, </text:span><text:span text:style-name="MT85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draw:g text:anchor-type="paragraph" draw:z-index="164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"><text:span text:style-name="MT8">Géométrie plane</text:span><text:span text:style-name="MT9"> : </text:span><text:span text:style-name="MT10">Vocabulaire</text:span></text:p>
      </style:header>
      <style:header-left>
        <text:p text:style-name="MP7"><text:span text:style-name="MT8">Géométrie plane</text:span><text:span text:style-name="MT9"> : </text:span><text:span text:style-name="MT1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5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7">Géométrie plane : </text:span><text:span text:style-name="MT11">vocabulaire</text:span></text:p></draw:text-box></draw:frame><draw:g text:anchor-type="paragraph" draw:z-index="166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2">partie 1</text:span> : <text:span text:style-name="MT156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Géométrie plane, </text:span><text:span text:style-name="MT5">partie 1</text:span><text:span text:style-name="MT4"> : </text:span><text:span text:style-name="MT157">coder</text:span></text:p></draw:text-box></draw:frame><draw:g text:anchor-type="paragraph" draw:z-index="167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Géométrie plane, </text:span><text:span text:style-name="MT5">partie 1</text:span><text:span text:style-name="MT7"> : </text:span><text:span text:style-name="MT157">coder</text:span></text:p></draw:text-box></draw:frame><draw:g text:anchor-type="paragraph" draw:z-index="168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9"><draw:path text:anchor-type="paragraph" draw:z-index="317" draw:name="Shape1_5" draw:style-name="Mgr8" draw:text-style-name="MP48" svg:width="4.329cm" svg:height="2.238cm" svg:x="-1.5cm" svg:y="-1.001cm" svg:viewBox="0 0 4330 2239" svg:d="M0 2239l3984-288c209-15 363-167 345-342l-170-1609h-4159z"><text:p/></draw:path><draw:line text:anchor-type="paragraph" draw:z-index="318" draw:name="Shape3_4" draw:style-name="Mgr7" draw:text-style-name="MP28" svg:x1="10.308cm" svg:y1="0.388cm" svg:x2="20.496cm" svg:y2="0.36cm"><text:p/></draw:line><text:span text:style-name="MT91">Fractions</text:span><text:span text:style-name="MT92"> : </text:span><text:span text:style-name="MT93">Problèmes</text:span><text:span text:style-name="MT92"> </text:span></text:p>
      </style:header>
      <style:footer>
        <text:p text:style-name="MP1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319" draw:name="Shape4_25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9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287" draw:name="Shape4_8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288" draw:name="Shape4_87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260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100"><draw:line text:anchor-type="paragraph" draw:z-index="88" draw:name="Shape9_1" draw:style-name="Mgr12" draw:text-style-name="MP28" svg:x1="11.559cm" svg:y1="0.36cm" svg:x2="20.5cm" svg:y2="0.36cm"><text:p/></draw:line><draw:frame text:anchor-type="paragraph" draw:z-index="89" draw:name="Shape8_6" draw:style-name="Mgr11" draw:text-style-name="MP82" svg:width="2.703cm" svg:height="0.715cm" draw:transform="rotate (0.0872664625997165) translate (-0.172861111111111cm 0.218722222222222cm)"><draw:text-box><text:p text:style-name="MP28"><text:span text:style-name="MT124">Série 1</text:span></text:p></draw:text-box></draw:frame><draw:path text:anchor-type="paragraph" draw:z-index="90" draw:name="Shape7_10" draw:style-name="Mgr13" draw:text-style-name="MP101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91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87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6">Constructions géométriques : </text:span><text:span text:style-name="MT17">Reproduire</text:span></text:p>
      </style:header>
      <style:header-left>
        <text:p text:style-name="MP104"><text:span text:style-name="MT16">Constructions géométriques : </text:span><text:span text:style-name="MT17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6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84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8">CONSTRUCTIONS Géométriques : </text:span><text:span text:style-name="MT12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85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13"><text:span text:style-name="MT16">Constructions géométriques : </text:span><text:span text:style-name="MT17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82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83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8">CONSTRUCTIONS Géométriques : <text:s/></text:span><text:span text:style-name="MT12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79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8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77" draw:name="Shape4_2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78" draw:name="Shape4_253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76"><text:span text:style-name="MT118">S</text:span><text:span text:style-name="MT119">olides</text:span> : <text:span text:style-name="MT118">Vocabulaire, nature</text:span></text:p>
      </style:header>
      <style:header-left>
        <text:p text:style-name="MP76"><text:span text:style-name="MT118">S</text:span><text:span text:style-name="MT119">olides</text:span> : <text:span text:style-name="MT118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75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76" draw:name="Shape4_25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73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74" draw:name="Shape4_25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18">Solides : </text:span><text:span text:style-name="MT168">Patrons</text:span></text:p>
      </style:header>
      <style:header-left>
        <text:p text:style-name="_5f_Header_20_G_20_page_20_paire_20__28_G_29_"><text:span text:style-name="MT118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<text:span text:style-name="MT169">patrons</text:span></text:p></draw:text-box></draw:frame><draw:g text:anchor-type="paragraph" draw:z-index="71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72" draw:name="Shape4_24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69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70" draw:name="Shape4_24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>
      <style:header-left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67" draw:name="Shape4_24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solides : Vocabulaire, NatuRE</text:p></draw:text-box></draw:frame><draw:g text:anchor-type="paragraph" draw:z-index="68" draw:name="Shape4_24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5" draw:name="Shape4_24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6" draw:name="Shape4_245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3"> : </text:span><text:span text:style-name="MT176">Reconnaissance et axes</text:span></text:p>
      </style:header>
      <style:footer>
        <text:p text:style-name="MP1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63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3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64" draw:name="Shape4_24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1" draw:name="Shape4_24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62" draw:name="Shape4_24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83"> : </text:span><text:span text:style-name="MT175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59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6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60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4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7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58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3">S</text:span><text:span text:style-name="MT8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55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3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56" draw:name="Shape4_23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header-left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3" draw:name="Shape4_23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4" draw:name="Shape4_23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83"> : </text:span><text:span text:style-name="MT180">Axes de symétrie de figures</text:span></text:p>
      </style:header>
      <style:header-left>
        <text:p text:style-name="MP111"><text:span text:style-name="MT179">Symétrie axiale</text:span><text:span text:style-name="MT83"> : </text:span><text:span text:style-name="MT180">Axes de symétrie de figures</text:span></text:p>
      </style:header-left>
      <style:footer>
        <text:p text:style-name="MP1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51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3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52" draw:name="Shape4_23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49" draw:name="Shape4_22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50" draw:name="Shape4_23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3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47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3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48" draw:name="Shape4_22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2">Géométrie plane</text:span><text:span text:style-name="MT118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45" draw:name="Shape4_11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55">Géométrie plane : </text:span><text:span text:style-name="MT81">parallèles, perpendiculaires, </text:span><text:span text:style-name="MT63">distances</text:span></text:p></draw:text-box></draw:frame><draw:g text:anchor-type="paragraph" draw:z-index="46" draw:name="Shape4_20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3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5"><text:span text:style-name="MT63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44" draw:name="Shape4_11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7">Géométrie plane : </text:span><text:span text:style-name="MT84">parallèles, perpendiculaires, </text:span><text:span text:style-name="MT85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6" draw:name="Shape3_1" draw:style-name="Mgr14" draw:text-style-name="MP28" svg:x1="10.893cm" svg:y1="0.403cm" svg:x2="20.503cm" svg:y2="0.327cm"><text:p/></draw:line><draw:path text:anchor-type="char" draw:z-index="37" draw:name="Shape1_2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9" draw:name="Shape3_38" draw:style-name="Mgr14" draw:text-style-name="MP2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38" draw:name="Shape4_56" draw:style-name="Mgr1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3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ésoudre des problèmes</text:p></draw:text-box></draw:frame><draw:g text:anchor-type="paragraph" draw:z-index="41" draw:name="Shape4_264" draw:style-name="Mgr1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343" draw:name="Shape3_12" draw:style-name="Mgr7" draw:text-style-name="MP28" svg:x1="11.52cm" svg:y1="0.376cm" svg:x2="20.496cm" svg:y2="0.36cm"><text:p/></draw:line><text:span text:style-name="MT97">Fractions</text:span> : <text:span text:style-name="MT97">Droite graduée</text:span></text:p>
      </style:header>
      <style:footer>
        <text:p text:style-name="MP1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2"><draw:g text:anchor-type="paragraph" draw:z-index="344" draw:name="Shape4_26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4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0">Calculer</text:span> : <text:span text:style-name="MT20">Additionner et soustraire</text:span></text:p>
      </style:header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 : additionner et soustraire</text:span><text:span text:style-name="MT22"> </text:span></text:p></draw:text-box></draw:frame><draw:g text:anchor-type="paragraph" draw:z-index="345" draw:name="Shape4_26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21">Calculer</text:span><text:span text:style-name="MT22"> : </text:span><text:span text:style-name="MT21">additionner et soustraire</text:span></text:p></draw:text-box></draw:frame><draw:g text:anchor-type="paragraph" draw:z-index="346" draw:name="Shape4_266" draw:style-name="Mgr1"><draw:path draw:style-name="Mgr5" draw:text-style-name="MP19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267" draw:style-name="Mgr1"><draw:path draw:style-name="Mgr4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9T16:05:31.260000000</dc:date>
    <meta:editing-duration>P2DT22H42M46S</meta:editing-duration>
    <meta:editing-cycles>266</meta:editing-cycles>
    <meta:generator>LibreOffice/7.1.1.2$Windows_X86_64 LibreOffice_project/fe0b08f4af1bacafe4c7ecc87ce55bb426164676</meta:generator>
    <meta:document-statistic meta:table-count="0" meta:image-count="0" meta:object-count="21" meta:page-count="4" meta:paragraph-count="844" meta:word-count="3502" meta:character-count="21787" meta:non-whitespace-character-count="18736"/>
    <meta:template xlink:type="simple" xlink:actuate="onRequest" xlink:title="lycee_v3" xlink:href="../Modele_cahier.ott" meta:date="2021-07-15T09:58:30.291648372"/>
  </office:meta>
</office:document-meta>
</file>

<file path=Object 1/content.xml><?xml version="1.0" encoding="utf-8"?>
<math xmlns="http://www.w3.org/1998/Math/MathML" display="block">
  <semantics>
    <mover accent="true">
      <mrow>
        <mtext>H</mtext>
        <mspace width="0.5em"/>
        <mtext>F</mtext>
        <mstyle mathsize="12pt">
          <mi>y</mi>
        </mstyle>
      </mrow>
      <mo stretchy="true">^</mo>
    </mover>
    <annotation encoding="StarMath 5.0"> widehat {"H"`"F" size 12{y}}</annotation>
  </semantics>
</math>
</file>

<file path=Object 10/content.xml><?xml version="1.0" encoding="utf-8"?>
<math xmlns="http://www.w3.org/1998/Math/MathML" display="block">
  <semantics>
    <mover accent="true">
      <mrow>
        <mtext>E</mtext>
        <mspace width="0.5em"/>
        <mtext>F</mtext>
        <mstyle mathsize="12pt">
          <mi>y</mi>
        </mstyle>
      </mrow>
      <mo stretchy="true">^</mo>
    </mover>
    <annotation encoding="StarMath 5.0"> widehat {"E"`"F" size 12{y}}</annotation>
  </semantics>
</math>
</file>

<file path=Object 11/content.xml><?xml version="1.0" encoding="utf-8"?>
<math xmlns="http://www.w3.org/1998/Math/MathML" display="block">
  <semantics>
    <mover accent="true">
      <mrow>
        <mstyle mathsize="12pt">
          <mi>z</mi>
        </mstyle>
        <mtext>R</mtext>
        <mstyle mathsize="12pt">
          <mi>x</mi>
        </mstyle>
      </mrow>
      <mo stretchy="true">^</mo>
    </mover>
    <annotation encoding="StarMath 5.0"> widehat {size 12{z}"R"size 12{x}}</annotation>
  </semantics>
</math>
</file>

<file path=Object 12/content.xml><?xml version="1.0" encoding="utf-8"?>
<math xmlns="http://www.w3.org/1998/Math/MathML" display="block">
  <semantics>
    <mover accent="true">
      <mtext>ABE</mtext>
      <mo stretchy="true">^</mo>
    </mover>
    <annotation encoding="StarMath 5.0"> widehat {"ABE" }</annotation>
  </semantics>
</math>
</file>

<file path=Object 13/content.xml><?xml version="1.0" encoding="utf-8"?>
<math xmlns="http://www.w3.org/1998/Math/MathML" display="block">
  <semantics>
    <mover accent="true">
      <mtext>BAE</mtext>
      <mo stretchy="true">^</mo>
    </mover>
    <annotation encoding="StarMath 5.0"> widehat {"BAE" }</annotation>
  </semantics>
</math>
</file>

<file path=Object 14/content.xml><?xml version="1.0" encoding="utf-8"?>
<math xmlns="http://www.w3.org/1998/Math/MathML" display="block">
  <semantics>
    <mover accent="true">
      <mrow>
        <mtext>K</mtext>
        <mspace width="0.5em"/>
        <mtext>R</mtext>
        <mstyle mathsize="12pt">
          <mi>x</mi>
        </mstyle>
      </mrow>
      <mo stretchy="true">^</mo>
    </mover>
    <annotation encoding="StarMath 5.0"> widehat {"K"`"R" size 12{x}}</annotation>
  </semantics>
</math>
</file>

<file path=Object 15/content.xml><?xml version="1.0" encoding="utf-8"?>
<math xmlns="http://www.w3.org/1998/Math/MathML" display="block">
  <semantics>
    <mover accent="true">
      <mrow>
        <mstyle mathsize="12pt">
          <mi>z</mi>
        </mstyle>
        <mtext>R</mtext>
        <mtext>H</mtext>
      </mrow>
      <mo stretchy="true">^</mo>
    </mover>
    <annotation encoding="StarMath 5.0"> widehat {size 12{z}"R""H"}</annotation>
  </semantics>
</math>
</file>

<file path=Object 16/content.xml><?xml version="1.0" encoding="utf-8"?>
<math xmlns="http://www.w3.org/1998/Math/MathML" display="block">
  <semantics>
    <mover accent="true">
      <mrow>
        <mtext>K</mtext>
        <mspace width="0.5em"/>
        <mtext>R</mtext>
        <mspace width="0.5em"/>
        <mtext>H</mtext>
      </mrow>
      <mo stretchy="true">^</mo>
    </mover>
    <annotation encoding="StarMath 5.0"> widehat {"K"`"R"`"H"}</annotation>
  </semantics>
</math>
</file>

<file path=Object 17/content.xml><?xml version="1.0" encoding="utf-8"?>
<math xmlns="http://www.w3.org/1998/Math/MathML" display="block">
  <semantics>
    <mover accent="true">
      <mrow>
        <mstyle mathsize="12pt">
          <mi>y</mi>
        </mstyle>
        <mspace width="0.5em"/>
        <mtext>F</mtext>
        <mspace width="0.5em"/>
        <mtext>E</mtext>
      </mrow>
      <mo stretchy="true">^</mo>
    </mover>
    <annotation encoding="StarMath 5.0"> widehat {size 12{y}`"F"`"E" }</annotation>
  </semantics>
</math>
</file>

<file path=Object 18/content.xml><?xml version="1.0" encoding="utf-8"?>
<math xmlns="http://www.w3.org/1998/Math/MathML" display="block">
  <semantics>
    <mover accent="true">
      <mrow>
        <mstyle mathsize="12pt">
          <mi>y</mi>
        </mstyle>
        <mspace width="0.5em"/>
        <mtext>F</mtext>
        <mspace width="0.5em"/>
        <mtext>H</mtext>
      </mrow>
      <mo stretchy="true">^</mo>
    </mover>
    <annotation encoding="StarMath 5.0"> widehat {size 12{y}`"F"`"H" }</annotation>
  </semantics>
</math>
</file>

<file path=Object 19/content.xml><?xml version="1.0" encoding="utf-8"?>
<math xmlns="http://www.w3.org/1998/Math/MathML" display="block">
  <semantics>
    <mover accent="true">
      <mrow>
        <mstyle mathsize="12pt">
          <mi>x</mi>
        </mstyle>
        <mspace width="0.5em"/>
        <mtext>R</mtext>
        <mspace width="0.5em"/>
        <mtext>K</mtext>
      </mrow>
      <mo stretchy="true">^</mo>
    </mover>
    <annotation encoding="StarMath 5.0"> widehat {size 12{x}`"R"`"K" }</annotation>
  </semantics>
</math>
</file>

<file path=Object 2/content.xml><?xml version="1.0" encoding="utf-8"?>
<math xmlns="http://www.w3.org/1998/Math/MathML" display="block">
  <semantics>
    <mover accent="true">
      <mrow>
        <mstyle mathsize="11pt">
          <mi>x</mi>
        </mstyle>
        <mtext>O</mtext>
        <mstyle mathsize="11pt">
          <mi>w</mi>
        </mstyle>
      </mrow>
      <mo stretchy="true">^</mo>
    </mover>
    <annotation encoding="StarMath 5.0"> widehat {size 11{x}"O"size 11{w}}</annotation>
  </semantics>
</math>
</file>

<file path=Object 20/content.xml><?xml version="1.0" encoding="utf-8"?>
<math xmlns="http://www.w3.org/1998/Math/MathML" display="block">
  <semantics>
    <mover accent="true">
      <mrow>
        <mtext>H</mtext>
        <mspace width="0.5em"/>
        <mtext>R</mtext>
        <mstyle mathsize="12pt">
          <mi>z</mi>
        </mstyle>
      </mrow>
      <mo stretchy="true">^</mo>
    </mover>
    <annotation encoding="StarMath 5.0"> widehat {"H"`"R" size 12{z}}</annotation>
  </semantics>
</math>
</file>

<file path=Object 21/content.xml><?xml version="1.0" encoding="utf-8"?>
<math xmlns="http://www.w3.org/1998/Math/MathML" display="block">
  <semantics>
    <mover accent="true">
      <mrow>
        <mtext>H</mtext>
        <mspace width="0.5em"/>
        <mtext>R</mtext>
        <mspace width="0.5em"/>
        <mtext>z</mtext>
      </mrow>
      <mo stretchy="true">^</mo>
    </mover>
    <annotation encoding="StarMath 5.0"> widehat {"H"`"R"`"z"}</annotation>
  </semantics>
</math>
</file>

<file path=Object 3/content.xml><?xml version="1.0" encoding="utf-8"?>
<math xmlns="http://www.w3.org/1998/Math/MathML" display="block">
  <semantics>
    <mover accent="true">
      <mrow>
        <mstyle mathsize="11pt">
          <mi>x</mi>
        </mstyle>
        <mtext>O</mtext>
        <mstyle mathsize="11pt">
          <mi>y</mi>
        </mstyle>
      </mrow>
      <mo stretchy="true">^</mo>
    </mover>
    <annotation encoding="StarMath 5.0"> widehat {size 11{x}"O"size 11{y}}</annotation>
  </semantics>
</math>
</file>

<file path=Object 4/content.xml><?xml version="1.0" encoding="utf-8"?>
<math xmlns="http://www.w3.org/1998/Math/MathML" display="block">
  <semantics>
    <mover accent="true">
      <mrow>
        <mstyle mathsize="11pt">
          <mi>y</mi>
        </mstyle>
        <mtext>O</mtext>
        <mstyle mathsize="11pt">
          <mi>u</mi>
        </mstyle>
      </mrow>
      <mo stretchy="true">^</mo>
    </mover>
    <annotation encoding="StarMath 5.0"> widehat {size 11{y}"O"size 11{u
 }}</annotation>
  </semantics>
</math>
</file>

<file path=Object 5/content.xml><?xml version="1.0" encoding="utf-8"?>
<math xmlns="http://www.w3.org/1998/Math/MathML" display="block">
  <semantics>
    <mover accent="true">
      <mrow>
        <mstyle mathsize="11pt">
          <mi>z</mi>
        </mstyle>
        <mtext>O</mtext>
        <mstyle mathsize="11pt">
          <mi>x</mi>
        </mstyle>
      </mrow>
      <mo stretchy="true">^</mo>
    </mover>
    <annotation encoding="StarMath 5.0"> widehat {size 11{z}"O"size 11{x}}</annotation>
  </semantics>
</math>
</file>

<file path=Object 6/content.xml><?xml version="1.0" encoding="utf-8"?>
<math xmlns="http://www.w3.org/1998/Math/MathML" display="block">
  <semantics>
    <mover accent="true">
      <mrow>
        <mtext>E</mtext>
        <mspace width="0.5em"/>
        <mtext>R</mtext>
        <mstyle mathsize="12pt">
          <mi>x</mi>
        </mstyle>
      </mrow>
      <mo stretchy="true">^</mo>
    </mover>
    <annotation encoding="StarMath 5.0"> widehat {"E"`"R" size 12{x}}</annotation>
  </semantics>
</math>
</file>

<file path=Object 7/content.xml><?xml version="1.0" encoding="utf-8"?>
<math xmlns="http://www.w3.org/1998/Math/MathML" display="block">
  <semantics>
    <mover accent="true">
      <mrow>
        <mstyle mathsize="12pt">
          <mi>y</mi>
        </mstyle>
        <mtext>G</mtext>
        <mstyle mathsize="12pt">
          <mi>x</mi>
        </mstyle>
      </mrow>
      <mo stretchy="true">^</mo>
    </mover>
    <annotation encoding="StarMath 5.0"> widehat {size 12{y}"G"size 12{x}}</annotation>
  </semantics>
</math>
</file>

<file path=Object 8/content.xml><?xml version="1.0" encoding="utf-8"?>
<math xmlns="http://www.w3.org/1998/Math/MathML" display="block">
  <semantics>
    <mover accent="true">
      <mrow>
        <mtext>E</mtext>
        <mspace width="0.5em"/>
        <mtext>F</mtext>
        <mstyle mathsize="12pt">
          <mi>y</mi>
        </mstyle>
      </mrow>
      <mo stretchy="true">^</mo>
    </mover>
    <annotation encoding="StarMath 5.0"> widehat {"E"`"F" size 12{y}}</annotation>
  </semantics>
</math>
</file>

<file path=Object 9/content.xml><?xml version="1.0" encoding="utf-8"?>
<math xmlns="http://www.w3.org/1998/Math/MathML" display="block">
  <semantics>
    <mover accent="true">
      <mrow>
        <mstyle mathsize="12pt">
          <mi>t</mi>
        </mstyle>
        <mtext>H</mtext>
        <mspace width="0.5em"/>
        <mtext>K</mtext>
      </mrow>
      <mo stretchy="true">^</mo>
    </mover>
    <annotation encoding="StarMath 5.0"> widehat {size 12{t}"H"`"K" }</annotation>
  </semantics>
</math>
</file>